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1mm"/>
    </style:style>
    <style:style style:name="co2" style:family="table-column">
      <style:table-column-properties fo:break-before="auto" style:column-width="21.96mm"/>
    </style:style>
    <style:style style:name="co3" style:family="table-column">
      <style:table-column-properties fo:break-before="auto" style:column-width="66mm"/>
    </style:style>
    <style:style style:name="co4" style:family="table-column">
      <style:table-column-properties fo:break-before="auto" style:column-width="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Nomes_20_de_20_arquivo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0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13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 style:text-align-source="fix" style:repeat-content="false" fo:wrap-option="no-wrap" style:vertical-align="middle"/>
      <style:paragraph-properties fo:text-align="center" fo:margin-left="0mm"/>
    </style:style>
    <style:style style:name="ce18" style:family="table-cell" style:parent-style-name="Default" style:data-style-name="N113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text-length-is-between(1,30)" table:allow-empty-cell="true" table:base-cell-address="Main.A2">
          <table:error-message table:message-type="stop" table:title="Validação" table:display="true">
            <text:p>São apenas permitidos nomes que tem de 1 a 30 letras.</text:p>
          </table:error-message>
        </table:content-validation>
        <table:content-validation table:name="val2" table:base-cell-address="Main.D1">
          <table:error-message table:message-type="stop" table:display="true"/>
        </table:content-validation>
        <table:content-validation table:name="val3" table:condition="of:cell-content-is-decimal-number() and cell-content()!=-10000000000.1235" table:allow-empty-cell="true" table:base-cell-address="Main.B4">
          <table:error-message table:message-type="warning" table:title="Validação" table:display="true">
            <text:p>São permitidos apenas valores reais nessas células!</text:p>
            <text:p/>
            <text:p>Esta mensagem também aparece se há o número '-10000000000,1235' na tabela, neste caso tudo bem.</text:p>
          </table:error-message>
        </table:content-validation>
        <table:content-validation table:name="val4" table:base-cell-address="Compare.B3">
          <table:error-message table:message-type="information" table:display="true"/>
        </table:content-validation>
      </table:content-validations>
      <table:table table:name="Nomes de arquivo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visibility="collapse" table:number-columns-repeated="1023" table:default-cell-style-name="ce1"/>
        <table:table-row table:style-name="ro1">
          <table:table-cell office:value-type="string" calcext:value-type="string">
            <text:p>Nomes dos arquivos: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01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02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03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04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05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06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07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08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09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10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11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12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13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14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15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16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17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18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19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20_n0500_m05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21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22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23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24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25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26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27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28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29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30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31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32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33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34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35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36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37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38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39_n2000_m20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MDG-b_40_n2000_m2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capacidade máxima é de 40 instâncias</text:p>
          </table:table-cell>
          <table:table-cell table:number-columns-repeated="1023"/>
        </table:table-row>
        <table:table-row table:style-name="ro1" table:visibility="collapse" table:number-rows-repeated="104853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in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3" table:default-cell-style-name="ce9"/>
        <table:table-column table:style-name="co4" table:number-columns-repeated="20" table:default-cell-style-name="ce9"/>
        <table:table-column table:style-name="co4" table:visibility="collapse" table:number-columns-repeated="971" table:default-cell-style-name="ce9"/>
        <table:table-column table:style-name="co4" table:visibility="collapse" table:number-columns-repeated="32" table:default-cell-style-name="ce12"/>
        <table:table-row table:style-name="ro2">
          <table:table-cell table:style-name="ce5" office:value-type="string" calcext:value-type="string" table:number-columns-spanned="1" table:number-rows-spanned="3">
            <text:p>Instancias</text:p>
          </table:table-cell>
          <table:table-cell table:style-name="ce5" office:value-type="string" calcext:value-type="string" table:number-columns-spanned="20" table:number-rows-spanned="1">
            <text:p>Soluções</text:p>
          </table:table-cell>
          <table:covered-table-cell table:number-columns-repeated="3" table:style-name="ce6"/>
          <table:covered-table-cell table:number-columns-repeated="16"/>
          <table:table-cell table:number-columns-repeated="1003"/>
        </table:table-row>
        <table:table-row table:style-name="ro2">
          <table:covered-table-cell table:style-name="ce6"/>
          <table:table-cell table:style-name="ce5" office:value-type="string" calcext:value-type="string" table:number-columns-spanned="2" table:number-rows-spanned="1">
            <text:p>Execução 1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2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3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4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5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6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7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8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9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10</text:p>
          </table:table-cell>
          <table:covered-table-cell table:style-name="ce6"/>
          <table:table-cell table:number-columns-repeated="1003"/>
        </table:table-row>
        <table:table-row table:style-name="ro2">
          <table:covered-table-cell table:style-name="ce6"/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number-columns-repeated="1003"/>
        </table:table-row>
        <table:table-row table:style-name="ro2">
          <table:table-cell table:style-name="ce8" table:formula="of:=[$'Nomes de arquivos'.A2]" office:value-type="string" office:string-value="MDG-b_01_n0500_m050" calcext:value-type="string">
            <text:p>MDG-b_01_n0500_m050</text:p>
          </table:table-cell>
          <table:table-cell table:style-name="ce11" table:content-validation-name="val3" office:value-type="float" office:value="455679" calcext:value-type="float">
            <text:p>455679</text:p>
          </table:table-cell>
          <table:table-cell table:style-name="ce11" table:content-validation-name="val3" office:value-type="float" office:value="1.09402" calcext:value-type="float">
            <text:p>1,09402</text:p>
          </table:table-cell>
          <table:table-cell table:style-name="ce11" table:content-validation-name="val3" office:value-type="float" office:value="455048" calcext:value-type="float">
            <text:p>455048</text:p>
          </table:table-cell>
          <table:table-cell table:style-name="ce11" table:content-validation-name="val3" office:value-type="float" office:value="1.00328" calcext:value-type="float">
            <text:p>1,00328</text:p>
          </table:table-cell>
          <table:table-cell table:style-name="ce11" table:content-validation-name="val3" office:value-type="float" office:value="455679" calcext:value-type="float">
            <text:p>455679</text:p>
          </table:table-cell>
          <table:table-cell table:style-name="ce11" table:content-validation-name="val3" office:value-type="float" office:value="1.06417" calcext:value-type="float">
            <text:p>1,06417</text:p>
          </table:table-cell>
          <table:table-cell table:style-name="ce11" table:content-validation-name="val3" office:value-type="float" office:value="455240" calcext:value-type="float">
            <text:p>455240</text:p>
          </table:table-cell>
          <table:table-cell table:style-name="ce11" table:content-validation-name="val3" office:value-type="float" office:value="0.959085" calcext:value-type="float">
            <text:p>0,959085</text:p>
          </table:table-cell>
          <table:table-cell table:style-name="ce11" table:content-validation-name="val3" office:value-type="float" office:value="453490" calcext:value-type="float">
            <text:p>453490</text:p>
          </table:table-cell>
          <table:table-cell table:style-name="ce11" table:content-validation-name="val3" office:value-type="float" office:value="1.23599" calcext:value-type="float">
            <text:p>1,23599</text:p>
          </table:table-cell>
          <table:table-cell table:style-name="ce11" table:content-validation-name="val3" office:value-type="float" office:value="454618" calcext:value-type="float">
            <text:p>454618</text:p>
          </table:table-cell>
          <table:table-cell table:style-name="ce11" table:content-validation-name="val3" office:value-type="float" office:value="0.918387" calcext:value-type="float">
            <text:p>0,918387</text:p>
          </table:table-cell>
          <table:table-cell table:style-name="ce11" table:content-validation-name="val3" office:value-type="float" office:value="455679" calcext:value-type="float">
            <text:p>455679</text:p>
          </table:table-cell>
          <table:table-cell table:style-name="ce11" table:content-validation-name="val3" office:value-type="float" office:value="1.34633" calcext:value-type="float">
            <text:p>1,34633</text:p>
          </table:table-cell>
          <table:table-cell table:style-name="ce11" table:content-validation-name="val3" office:value-type="float" office:value="455192" calcext:value-type="float">
            <text:p>455192</text:p>
          </table:table-cell>
          <table:table-cell table:style-name="ce11" table:content-validation-name="val3" office:value-type="float" office:value="1.34654" calcext:value-type="float">
            <text:p>1,34654</text:p>
          </table:table-cell>
          <table:table-cell table:style-name="ce11" table:content-validation-name="val3" office:value-type="float" office:value="455679" calcext:value-type="float">
            <text:p>455679</text:p>
          </table:table-cell>
          <table:table-cell table:style-name="ce11" table:content-validation-name="val3" office:value-type="float" office:value="0.978083" calcext:value-type="float">
            <text:p>0,978083</text:p>
          </table:table-cell>
          <table:table-cell table:style-name="ce11" table:content-validation-name="val3" office:value-type="float" office:value="454570" calcext:value-type="float">
            <text:p>454570</text:p>
          </table:table-cell>
          <table:table-cell table:style-name="ce11" table:content-validation-name="val3" office:value-type="float" office:value="1.41337" calcext:value-type="float">
            <text:p>1,41337</text:p>
          </table:table-cell>
          <table:table-cell table:number-columns-repeated="1003"/>
        </table:table-row>
        <table:table-row table:style-name="ro2">
          <table:table-cell table:style-name="ce8" table:formula="of:=[$'Nomes de arquivos'.A3]" office:value-type="string" office:string-value="MDG-b_02_n0500_m050" calcext:value-type="string">
            <text:p>MDG-b_02_n0500_m050</text:p>
          </table:table-cell>
          <table:table-cell table:style-name="ce11" table:content-validation-name="val3" office:value-type="float" office:value="457771" calcext:value-type="float">
            <text:p>457771</text:p>
          </table:table-cell>
          <table:table-cell table:style-name="ce11" table:content-validation-name="val3" office:value-type="float" office:value="1.34428" calcext:value-type="float">
            <text:p>1,34428</text:p>
          </table:table-cell>
          <table:table-cell table:style-name="ce11" table:content-validation-name="val3" office:value-type="float" office:value="452803" calcext:value-type="float">
            <text:p>452803</text:p>
          </table:table-cell>
          <table:table-cell table:style-name="ce11" table:content-validation-name="val3" office:value-type="float" office:value="1.19174" calcext:value-type="float">
            <text:p>1,19174</text:p>
          </table:table-cell>
          <table:table-cell table:style-name="ce11" table:content-validation-name="val3" office:value-type="float" office:value="453133" calcext:value-type="float">
            <text:p>453133</text:p>
          </table:table-cell>
          <table:table-cell table:style-name="ce11" table:content-validation-name="val3" office:value-type="float" office:value="0.950187" calcext:value-type="float">
            <text:p>0,950187</text:p>
          </table:table-cell>
          <table:table-cell table:style-name="ce11" table:content-validation-name="val3" office:value-type="float" office:value="454347" calcext:value-type="float">
            <text:p>454347</text:p>
          </table:table-cell>
          <table:table-cell table:style-name="ce11" table:content-validation-name="val3" office:value-type="float" office:value="1.42109" calcext:value-type="float">
            <text:p>1,42109</text:p>
          </table:table-cell>
          <table:table-cell table:style-name="ce11" table:content-validation-name="val3" office:value-type="float" office:value="454706" calcext:value-type="float">
            <text:p>454706</text:p>
          </table:table-cell>
          <table:table-cell table:style-name="ce11" table:content-validation-name="val3" office:value-type="float" office:value="0.818868" calcext:value-type="float">
            <text:p>0,818868</text:p>
          </table:table-cell>
          <table:table-cell table:style-name="ce11" table:content-validation-name="val3" office:value-type="float" office:value="451319" calcext:value-type="float">
            <text:p>451319</text:p>
          </table:table-cell>
          <table:table-cell table:style-name="ce11" table:content-validation-name="val3" office:value-type="float" office:value="1.41972" calcext:value-type="float">
            <text:p>1,41972</text:p>
          </table:table-cell>
          <table:table-cell table:style-name="ce11" table:content-validation-name="val3" office:value-type="float" office:value="453369" calcext:value-type="float">
            <text:p>453369</text:p>
          </table:table-cell>
          <table:table-cell table:style-name="ce11" table:content-validation-name="val3" office:value-type="float" office:value="1.09515" calcext:value-type="float">
            <text:p>1,09515</text:p>
          </table:table-cell>
          <table:table-cell table:style-name="ce11" table:content-validation-name="val3" office:value-type="float" office:value="453957" calcext:value-type="float">
            <text:p>453957</text:p>
          </table:table-cell>
          <table:table-cell table:style-name="ce11" table:content-validation-name="val3" office:value-type="float" office:value="1.0732" calcext:value-type="float">
            <text:p>1,0732</text:p>
          </table:table-cell>
          <table:table-cell table:style-name="ce11" table:content-validation-name="val3" office:value-type="float" office:value="454681" calcext:value-type="float">
            <text:p>454681</text:p>
          </table:table-cell>
          <table:table-cell table:style-name="ce11" table:content-validation-name="val3" office:value-type="float" office:value="1.34213" calcext:value-type="float">
            <text:p>1,34213</text:p>
          </table:table-cell>
          <table:table-cell table:style-name="ce11" table:content-validation-name="val3" office:value-type="float" office:value="451670" calcext:value-type="float">
            <text:p>451670</text:p>
          </table:table-cell>
          <table:table-cell table:style-name="ce11" table:content-validation-name="val3" office:value-type="float" office:value="0.8781" calcext:value-type="float">
            <text:p>0,8781</text:p>
          </table:table-cell>
          <table:table-cell table:number-columns-repeated="1003"/>
        </table:table-row>
        <table:table-row table:style-name="ro2">
          <table:table-cell table:style-name="ce8" table:formula="of:=[$'Nomes de arquivos'.A4]" office:value-type="string" office:string-value="MDG-b_03_n0500_m050" calcext:value-type="string">
            <text:p>MDG-b_03_n0500_m050</text:p>
          </table:table-cell>
          <table:table-cell table:style-name="ce11" table:content-validation-name="val3" office:value-type="float" office:value="457567" calcext:value-type="float">
            <text:p>457567</text:p>
          </table:table-cell>
          <table:table-cell table:style-name="ce11" table:content-validation-name="val3" office:value-type="float" office:value="1.27569" calcext:value-type="float">
            <text:p>1,27569</text:p>
          </table:table-cell>
          <table:table-cell table:style-name="ce11" table:content-validation-name="val3" office:value-type="float" office:value="454205" calcext:value-type="float">
            <text:p>454205</text:p>
          </table:table-cell>
          <table:table-cell table:style-name="ce11" table:content-validation-name="val3" office:value-type="float" office:value="1.4887" calcext:value-type="float">
            <text:p>1,4887</text:p>
          </table:table-cell>
          <table:table-cell table:style-name="ce11" table:content-validation-name="val3" office:value-type="float" office:value="454530" calcext:value-type="float">
            <text:p>454530</text:p>
          </table:table-cell>
          <table:table-cell table:style-name="ce11" table:content-validation-name="val3" office:value-type="float" office:value="1.15557" calcext:value-type="float">
            <text:p>1,15557</text:p>
          </table:table-cell>
          <table:table-cell table:style-name="ce11" table:content-validation-name="val3" office:value-type="float" office:value="456964" calcext:value-type="float">
            <text:p>456964</text:p>
          </table:table-cell>
          <table:table-cell table:style-name="ce11" table:content-validation-name="val3" office:value-type="float" office:value="1.167" calcext:value-type="float">
            <text:p>1,167</text:p>
          </table:table-cell>
          <table:table-cell table:style-name="ce11" table:content-validation-name="val3" office:value-type="float" office:value="457830" calcext:value-type="float">
            <text:p>457830</text:p>
          </table:table-cell>
          <table:table-cell table:style-name="ce11" table:content-validation-name="val3" office:value-type="float" office:value="1.22142" calcext:value-type="float">
            <text:p>1,22142</text:p>
          </table:table-cell>
          <table:table-cell table:style-name="ce11" table:content-validation-name="val3" office:value-type="float" office:value="457459" calcext:value-type="float">
            <text:p>457459</text:p>
          </table:table-cell>
          <table:table-cell table:style-name="ce11" table:content-validation-name="val3" office:value-type="float" office:value="1.24655" calcext:value-type="float">
            <text:p>1,24655</text:p>
          </table:table-cell>
          <table:table-cell table:style-name="ce11" table:content-validation-name="val3" office:value-type="float" office:value="458734" calcext:value-type="float">
            <text:p>458734</text:p>
          </table:table-cell>
          <table:table-cell table:style-name="ce11" table:content-validation-name="val3" office:value-type="float" office:value="1.29073" calcext:value-type="float">
            <text:p>1,29073</text:p>
          </table:table-cell>
          <table:table-cell table:style-name="ce11" table:content-validation-name="val3" office:value-type="float" office:value="455235" calcext:value-type="float">
            <text:p>455235</text:p>
          </table:table-cell>
          <table:table-cell table:style-name="ce11" table:content-validation-name="val3" office:value-type="float" office:value="1.22306" calcext:value-type="float">
            <text:p>1,22306</text:p>
          </table:table-cell>
          <table:table-cell table:style-name="ce11" table:content-validation-name="val3" office:value-type="float" office:value="456739" calcext:value-type="float">
            <text:p>456739</text:p>
          </table:table-cell>
          <table:table-cell table:style-name="ce11" table:content-validation-name="val3" office:value-type="float" office:value="1.45839" calcext:value-type="float">
            <text:p>1,45839</text:p>
          </table:table-cell>
          <table:table-cell table:style-name="ce11" table:content-validation-name="val3" office:value-type="float" office:value="458012" calcext:value-type="float">
            <text:p>458012</text:p>
          </table:table-cell>
          <table:table-cell table:style-name="ce11" table:content-validation-name="val3" office:value-type="float" office:value="0.858778" calcext:value-type="float">
            <text:p>0,858778</text:p>
          </table:table-cell>
          <table:table-cell table:number-columns-repeated="1003"/>
        </table:table-row>
        <table:table-row table:style-name="ro2">
          <table:table-cell table:style-name="ce8" table:formula="of:=[$'Nomes de arquivos'.A5]" office:value-type="string" office:string-value="MDG-b_04_n0500_m050" calcext:value-type="string">
            <text:p>MDG-b_04_n0500_m050</text:p>
          </table:table-cell>
          <table:table-cell table:style-name="ce11" table:content-validation-name="val3" office:value-type="float" office:value="456524" calcext:value-type="float">
            <text:p>456524</text:p>
          </table:table-cell>
          <table:table-cell table:style-name="ce11" table:content-validation-name="val3" office:value-type="float" office:value="1.18213" calcext:value-type="float">
            <text:p>1,18213</text:p>
          </table:table-cell>
          <table:table-cell table:style-name="ce11" table:content-validation-name="val3" office:value-type="float" office:value="458136" calcext:value-type="float">
            <text:p>458136</text:p>
          </table:table-cell>
          <table:table-cell table:style-name="ce11" table:content-validation-name="val3" office:value-type="float" office:value="1.28447" calcext:value-type="float">
            <text:p>1,28447</text:p>
          </table:table-cell>
          <table:table-cell table:style-name="ce11" table:content-validation-name="val3" office:value-type="float" office:value="456988" calcext:value-type="float">
            <text:p>456988</text:p>
          </table:table-cell>
          <table:table-cell table:style-name="ce11" table:content-validation-name="val3" office:value-type="float" office:value="1.27333" calcext:value-type="float">
            <text:p>1,27333</text:p>
          </table:table-cell>
          <table:table-cell table:style-name="ce11" table:content-validation-name="val3" office:value-type="float" office:value="456653" calcext:value-type="float">
            <text:p>456653</text:p>
          </table:table-cell>
          <table:table-cell table:style-name="ce11" table:content-validation-name="val3" office:value-type="float" office:value="1.48705" calcext:value-type="float">
            <text:p>1,48705</text:p>
          </table:table-cell>
          <table:table-cell table:style-name="ce11" table:content-validation-name="val3" office:value-type="float" office:value="459592" calcext:value-type="float">
            <text:p>459592</text:p>
          </table:table-cell>
          <table:table-cell table:style-name="ce11" table:content-validation-name="val3" office:value-type="float" office:value="0.922425" calcext:value-type="float">
            <text:p>0,922425</text:p>
          </table:table-cell>
          <table:table-cell table:style-name="ce11" table:content-validation-name="val3" office:value-type="float" office:value="456429" calcext:value-type="float">
            <text:p>456429</text:p>
          </table:table-cell>
          <table:table-cell table:style-name="ce11" table:content-validation-name="val3" office:value-type="float" office:value="1.47292" calcext:value-type="float">
            <text:p>1,47292</text:p>
          </table:table-cell>
          <table:table-cell table:style-name="ce11" table:content-validation-name="val3" office:value-type="float" office:value="455141" calcext:value-type="float">
            <text:p>455141</text:p>
          </table:table-cell>
          <table:table-cell table:style-name="ce11" table:content-validation-name="val3" office:value-type="float" office:value="1.53994" calcext:value-type="float">
            <text:p>1,53994</text:p>
          </table:table-cell>
          <table:table-cell table:style-name="ce11" table:content-validation-name="val3" office:value-type="float" office:value="456655" calcext:value-type="float">
            <text:p>456655</text:p>
          </table:table-cell>
          <table:table-cell table:style-name="ce11" table:content-validation-name="val3" office:value-type="float" office:value="1.36086" calcext:value-type="float">
            <text:p>1,36086</text:p>
          </table:table-cell>
          <table:table-cell table:style-name="ce11" table:content-validation-name="val3" office:value-type="float" office:value="458689" calcext:value-type="float">
            <text:p>458689</text:p>
          </table:table-cell>
          <table:table-cell table:style-name="ce11" table:content-validation-name="val3" office:value-type="float" office:value="1.4361" calcext:value-type="float">
            <text:p>1,4361</text:p>
          </table:table-cell>
          <table:table-cell table:style-name="ce11" table:content-validation-name="val3" office:value-type="float" office:value="457210" calcext:value-type="float">
            <text:p>457210</text:p>
          </table:table-cell>
          <table:table-cell table:style-name="ce11" table:content-validation-name="val3" office:value-type="float" office:value="1.27623" calcext:value-type="float">
            <text:p>1,27623</text:p>
          </table:table-cell>
          <table:table-cell table:number-columns-repeated="1003"/>
        </table:table-row>
        <table:table-row table:style-name="ro2">
          <table:table-cell table:style-name="ce8" table:formula="of:=[$'Nomes de arquivos'.A6]" office:value-type="string" office:string-value="MDG-b_05_n0500_m050" calcext:value-type="string">
            <text:p>MDG-b_05_n0500_m050</text:p>
          </table:table-cell>
          <table:table-cell table:style-name="ce11" table:content-validation-name="val3" office:value-type="float" office:value="460160" calcext:value-type="float">
            <text:p>460160</text:p>
          </table:table-cell>
          <table:table-cell table:style-name="ce11" table:content-validation-name="val3" office:value-type="float" office:value="0.900601" calcext:value-type="float">
            <text:p>0,900601</text:p>
          </table:table-cell>
          <table:table-cell table:style-name="ce11" table:content-validation-name="val3" office:value-type="float" office:value="458800" calcext:value-type="float">
            <text:p>458800</text:p>
          </table:table-cell>
          <table:table-cell table:style-name="ce11" table:content-validation-name="val3" office:value-type="float" office:value="0.991659" calcext:value-type="float">
            <text:p>0,991659</text:p>
          </table:table-cell>
          <table:table-cell table:style-name="ce11" table:content-validation-name="val3" office:value-type="float" office:value="456631" calcext:value-type="float">
            <text:p>456631</text:p>
          </table:table-cell>
          <table:table-cell table:style-name="ce11" table:content-validation-name="val3" office:value-type="float" office:value="1.15584" calcext:value-type="float">
            <text:p>1,15584</text:p>
          </table:table-cell>
          <table:table-cell table:style-name="ce11" table:content-validation-name="val3" office:value-type="float" office:value="458559" calcext:value-type="float">
            <text:p>458559</text:p>
          </table:table-cell>
          <table:table-cell table:style-name="ce11" table:content-validation-name="val3" office:value-type="float" office:value="1.37703" calcext:value-type="float">
            <text:p>1,37703</text:p>
          </table:table-cell>
          <table:table-cell table:style-name="ce11" table:content-validation-name="val3" office:value-type="float" office:value="459159" calcext:value-type="float">
            <text:p>459159</text:p>
          </table:table-cell>
          <table:table-cell table:style-name="ce11" table:content-validation-name="val3" office:value-type="float" office:value="1.4046" calcext:value-type="float">
            <text:p>1,4046</text:p>
          </table:table-cell>
          <table:table-cell table:style-name="ce11" table:content-validation-name="val3" office:value-type="float" office:value="457891" calcext:value-type="float">
            <text:p>457891</text:p>
          </table:table-cell>
          <table:table-cell table:style-name="ce11" table:content-validation-name="val3" office:value-type="float" office:value="1.17609" calcext:value-type="float">
            <text:p>1,17609</text:p>
          </table:table-cell>
          <table:table-cell table:style-name="ce11" table:content-validation-name="val3" office:value-type="float" office:value="455767" calcext:value-type="float">
            <text:p>455767</text:p>
          </table:table-cell>
          <table:table-cell table:style-name="ce11" table:content-validation-name="val3" office:value-type="float" office:value="1.22777" calcext:value-type="float">
            <text:p>1,22777</text:p>
          </table:table-cell>
          <table:table-cell table:style-name="ce11" table:content-validation-name="val3" office:value-type="float" office:value="457912" calcext:value-type="float">
            <text:p>457912</text:p>
          </table:table-cell>
          <table:table-cell table:style-name="ce11" table:content-validation-name="val3" office:value-type="float" office:value="1.1595" calcext:value-type="float">
            <text:p>1,1595</text:p>
          </table:table-cell>
          <table:table-cell table:style-name="ce11" table:content-validation-name="val3" office:value-type="float" office:value="457520" calcext:value-type="float">
            <text:p>457520</text:p>
          </table:table-cell>
          <table:table-cell table:style-name="ce11" table:content-validation-name="val3" office:value-type="float" office:value="1.32062" calcext:value-type="float">
            <text:p>1,32062</text:p>
          </table:table-cell>
          <table:table-cell table:style-name="ce11" table:content-validation-name="val3" office:value-type="float" office:value="458354" calcext:value-type="float">
            <text:p>458354</text:p>
          </table:table-cell>
          <table:table-cell table:style-name="ce11" table:content-validation-name="val3" office:value-type="float" office:value="1.30471" calcext:value-type="float">
            <text:p>1,30471</text:p>
          </table:table-cell>
          <table:table-cell table:number-columns-repeated="1003"/>
        </table:table-row>
        <table:table-row table:style-name="ro2">
          <table:table-cell table:style-name="ce8" table:formula="of:=[$'Nomes de arquivos'.A7]" office:value-type="string" office:string-value="MDG-b_06_n0500_m050" calcext:value-type="string">
            <text:p>MDG-b_06_n0500_m050</text:p>
          </table:table-cell>
          <table:table-cell table:style-name="ce11" table:content-validation-name="val3" office:value-type="float" office:value="454900" calcext:value-type="float">
            <text:p>454900</text:p>
          </table:table-cell>
          <table:table-cell table:style-name="ce11" table:content-validation-name="val3" office:value-type="float" office:value="1.10622" calcext:value-type="float">
            <text:p>1,10622</text:p>
          </table:table-cell>
          <table:table-cell table:style-name="ce11" table:content-validation-name="val3" office:value-type="float" office:value="455083" calcext:value-type="float">
            <text:p>455083</text:p>
          </table:table-cell>
          <table:table-cell table:style-name="ce11" table:content-validation-name="val3" office:value-type="float" office:value="0.799858" calcext:value-type="float">
            <text:p>0,799858</text:p>
          </table:table-cell>
          <table:table-cell table:style-name="ce11" table:content-validation-name="val3" office:value-type="float" office:value="452259" calcext:value-type="float">
            <text:p>452259</text:p>
          </table:table-cell>
          <table:table-cell table:style-name="ce11" table:content-validation-name="val3" office:value-type="float" office:value="1.15164" calcext:value-type="float">
            <text:p>1,15164</text:p>
          </table:table-cell>
          <table:table-cell table:style-name="ce11" table:content-validation-name="val3" office:value-type="float" office:value="450494" calcext:value-type="float">
            <text:p>450494</text:p>
          </table:table-cell>
          <table:table-cell table:style-name="ce11" table:content-validation-name="val3" office:value-type="float" office:value="1.05843" calcext:value-type="float">
            <text:p>1,05843</text:p>
          </table:table-cell>
          <table:table-cell table:style-name="ce11" table:content-validation-name="val3" office:value-type="float" office:value="448027" calcext:value-type="float">
            <text:p>448027</text:p>
          </table:table-cell>
          <table:table-cell table:style-name="ce11" table:content-validation-name="val3" office:value-type="float" office:value="1.06061" calcext:value-type="float">
            <text:p>1,06061</text:p>
          </table:table-cell>
          <table:table-cell table:style-name="ce11" table:content-validation-name="val3" office:value-type="float" office:value="447719" calcext:value-type="float">
            <text:p>447719</text:p>
          </table:table-cell>
          <table:table-cell table:style-name="ce11" table:content-validation-name="val3" office:value-type="float" office:value="1.26575" calcext:value-type="float">
            <text:p>1,26575</text:p>
          </table:table-cell>
          <table:table-cell table:style-name="ce11" table:content-validation-name="val3" office:value-type="float" office:value="454452" calcext:value-type="float">
            <text:p>454452</text:p>
          </table:table-cell>
          <table:table-cell table:style-name="ce11" table:content-validation-name="val3" office:value-type="float" office:value="1.24839" calcext:value-type="float">
            <text:p>1,24839</text:p>
          </table:table-cell>
          <table:table-cell table:style-name="ce11" table:content-validation-name="val3" office:value-type="float" office:value="452603" calcext:value-type="float">
            <text:p>452603</text:p>
          </table:table-cell>
          <table:table-cell table:style-name="ce11" table:content-validation-name="val3" office:value-type="float" office:value="1.13863" calcext:value-type="float">
            <text:p>1,13863</text:p>
          </table:table-cell>
          <table:table-cell table:style-name="ce11" table:content-validation-name="val3" office:value-type="float" office:value="451636" calcext:value-type="float">
            <text:p>451636</text:p>
          </table:table-cell>
          <table:table-cell table:style-name="ce11" table:content-validation-name="val3" office:value-type="float" office:value="1.45864" calcext:value-type="float">
            <text:p>1,45864</text:p>
          </table:table-cell>
          <table:table-cell table:style-name="ce11" table:content-validation-name="val3" office:value-type="float" office:value="453048" calcext:value-type="float">
            <text:p>453048</text:p>
          </table:table-cell>
          <table:table-cell table:style-name="ce11" table:content-validation-name="val3" office:value-type="float" office:value="1.37719" calcext:value-type="float">
            <text:p>1,37719</text:p>
          </table:table-cell>
          <table:table-cell table:number-columns-repeated="1003"/>
        </table:table-row>
        <table:table-row table:style-name="ro2">
          <table:table-cell table:style-name="ce8" table:formula="of:=[$'Nomes de arquivos'.A8]" office:value-type="string" office:string-value="MDG-b_07_n0500_m050" calcext:value-type="string">
            <text:p>MDG-b_07_n0500_m050</text:p>
          </table:table-cell>
          <table:table-cell table:style-name="ce11" table:content-validation-name="val3" office:value-type="float" office:value="457483" calcext:value-type="float">
            <text:p>457483</text:p>
          </table:table-cell>
          <table:table-cell table:style-name="ce11" table:content-validation-name="val3" office:value-type="float" office:value="1.23403" calcext:value-type="float">
            <text:p>1,23403</text:p>
          </table:table-cell>
          <table:table-cell table:style-name="ce11" table:content-validation-name="val3" office:value-type="float" office:value="458445" calcext:value-type="float">
            <text:p>458445</text:p>
          </table:table-cell>
          <table:table-cell table:style-name="ce11" table:content-validation-name="val3" office:value-type="float" office:value="0.787744" calcext:value-type="float">
            <text:p>0,787744</text:p>
          </table:table-cell>
          <table:table-cell table:style-name="ce11" table:content-validation-name="val3" office:value-type="float" office:value="457117" calcext:value-type="float">
            <text:p>457117</text:p>
          </table:table-cell>
          <table:table-cell table:style-name="ce11" table:content-validation-name="val3" office:value-type="float" office:value="0.869356" calcext:value-type="float">
            <text:p>0,869356</text:p>
          </table:table-cell>
          <table:table-cell table:style-name="ce11" table:content-validation-name="val3" office:value-type="float" office:value="460489" calcext:value-type="float">
            <text:p>460489</text:p>
          </table:table-cell>
          <table:table-cell table:style-name="ce11" table:content-validation-name="val3" office:value-type="float" office:value="0.860905" calcext:value-type="float">
            <text:p>0,860905</text:p>
          </table:table-cell>
          <table:table-cell table:style-name="ce11" table:content-validation-name="val3" office:value-type="float" office:value="460489" calcext:value-type="float">
            <text:p>460489</text:p>
          </table:table-cell>
          <table:table-cell table:style-name="ce11" table:content-validation-name="val3" office:value-type="float" office:value="0.976115" calcext:value-type="float">
            <text:p>0,976115</text:p>
          </table:table-cell>
          <table:table-cell table:style-name="ce11" table:content-validation-name="val3" office:value-type="float" office:value="457548" calcext:value-type="float">
            <text:p>457548</text:p>
          </table:table-cell>
          <table:table-cell table:style-name="ce11" table:content-validation-name="val3" office:value-type="float" office:value="1.33661" calcext:value-type="float">
            <text:p>1,33661</text:p>
          </table:table-cell>
          <table:table-cell table:style-name="ce11" table:content-validation-name="val3" office:value-type="float" office:value="457383" calcext:value-type="float">
            <text:p>457383</text:p>
          </table:table-cell>
          <table:table-cell table:style-name="ce11" table:content-validation-name="val3" office:value-type="float" office:value="1.31013" calcext:value-type="float">
            <text:p>1,31013</text:p>
          </table:table-cell>
          <table:table-cell table:style-name="ce11" table:content-validation-name="val3" office:value-type="float" office:value="454957" calcext:value-type="float">
            <text:p>454957</text:p>
          </table:table-cell>
          <table:table-cell table:style-name="ce11" table:content-validation-name="val3" office:value-type="float" office:value="1.02024" calcext:value-type="float">
            <text:p>1,02024</text:p>
          </table:table-cell>
          <table:table-cell table:style-name="ce11" table:content-validation-name="val3" office:value-type="float" office:value="456430" calcext:value-type="float">
            <text:p>456430</text:p>
          </table:table-cell>
          <table:table-cell table:style-name="ce11" table:content-validation-name="val3" office:value-type="float" office:value="1.28184" calcext:value-type="float">
            <text:p>1,28184</text:p>
          </table:table-cell>
          <table:table-cell table:style-name="ce11" table:content-validation-name="val3" office:value-type="float" office:value="460489" calcext:value-type="float">
            <text:p>460489</text:p>
          </table:table-cell>
          <table:table-cell table:style-name="ce11" table:content-validation-name="val3" office:value-type="float" office:value="1.19478" calcext:value-type="float">
            <text:p>1,19478</text:p>
          </table:table-cell>
          <table:table-cell table:number-columns-repeated="1003"/>
        </table:table-row>
        <table:table-row table:style-name="ro2">
          <table:table-cell table:style-name="ce8" table:formula="of:=[$'Nomes de arquivos'.A9]" office:value-type="string" office:string-value="MDG-b_08_n0500_m050" calcext:value-type="string">
            <text:p>MDG-b_08_n0500_m050</text:p>
          </table:table-cell>
          <table:table-cell table:style-name="ce11" table:content-validation-name="val3" office:value-type="float" office:value="454679" calcext:value-type="float">
            <text:p>454679</text:p>
          </table:table-cell>
          <table:table-cell table:style-name="ce11" table:content-validation-name="val3" office:value-type="float" office:value="1.02691" calcext:value-type="float">
            <text:p>1,02691</text:p>
          </table:table-cell>
          <table:table-cell table:style-name="ce11" table:content-validation-name="val3" office:value-type="float" office:value="454698" calcext:value-type="float">
            <text:p>454698</text:p>
          </table:table-cell>
          <table:table-cell table:style-name="ce11" table:content-validation-name="val3" office:value-type="float" office:value="1.35965" calcext:value-type="float">
            <text:p>1,35965</text:p>
          </table:table-cell>
          <table:table-cell table:style-name="ce11" table:content-validation-name="val3" office:value-type="float" office:value="455037" calcext:value-type="float">
            <text:p>455037</text:p>
          </table:table-cell>
          <table:table-cell table:style-name="ce11" table:content-validation-name="val3" office:value-type="float" office:value="1.3427" calcext:value-type="float">
            <text:p>1,3427</text:p>
          </table:table-cell>
          <table:table-cell table:style-name="ce11" table:content-validation-name="val3" office:value-type="float" office:value="454047" calcext:value-type="float">
            <text:p>454047</text:p>
          </table:table-cell>
          <table:table-cell table:style-name="ce11" table:content-validation-name="val3" office:value-type="float" office:value="0.878295" calcext:value-type="float">
            <text:p>0,878295</text:p>
          </table:table-cell>
          <table:table-cell table:style-name="ce11" table:content-validation-name="val3" office:value-type="float" office:value="457775" calcext:value-type="float">
            <text:p>457775</text:p>
          </table:table-cell>
          <table:table-cell table:style-name="ce11" table:content-validation-name="val3" office:value-type="float" office:value="1.14147" calcext:value-type="float">
            <text:p>1,14147</text:p>
          </table:table-cell>
          <table:table-cell table:style-name="ce11" table:content-validation-name="val3" office:value-type="float" office:value="454195" calcext:value-type="float">
            <text:p>454195</text:p>
          </table:table-cell>
          <table:table-cell table:style-name="ce11" table:content-validation-name="val3" office:value-type="float" office:value="1.43236" calcext:value-type="float">
            <text:p>1,43236</text:p>
          </table:table-cell>
          <table:table-cell table:style-name="ce11" table:content-validation-name="val3" office:value-type="float" office:value="452620" calcext:value-type="float">
            <text:p>452620</text:p>
          </table:table-cell>
          <table:table-cell table:style-name="ce11" table:content-validation-name="val3" office:value-type="float" office:value="1.12988" calcext:value-type="float">
            <text:p>1,12988</text:p>
          </table:table-cell>
          <table:table-cell table:style-name="ce11" table:content-validation-name="val3" office:value-type="float" office:value="454074" calcext:value-type="float">
            <text:p>454074</text:p>
          </table:table-cell>
          <table:table-cell table:style-name="ce11" table:content-validation-name="val3" office:value-type="float" office:value="1.08104" calcext:value-type="float">
            <text:p>1,08104</text:p>
          </table:table-cell>
          <table:table-cell table:style-name="ce11" table:content-validation-name="val3" office:value-type="float" office:value="452738" calcext:value-type="float">
            <text:p>452738</text:p>
          </table:table-cell>
          <table:table-cell table:style-name="ce11" table:content-validation-name="val3" office:value-type="float" office:value="0.780186" calcext:value-type="float">
            <text:p>0,780186</text:p>
          </table:table-cell>
          <table:table-cell table:style-name="ce11" table:content-validation-name="val3" office:value-type="float" office:value="454283" calcext:value-type="float">
            <text:p>454283</text:p>
          </table:table-cell>
          <table:table-cell table:style-name="ce11" table:content-validation-name="val3" office:value-type="float" office:value="1.15879" calcext:value-type="float">
            <text:p>1,15879</text:p>
          </table:table-cell>
          <table:table-cell table:number-columns-repeated="1003"/>
        </table:table-row>
        <table:table-row table:style-name="ro2">
          <table:table-cell table:style-name="ce8" table:formula="of:=[$'Nomes de arquivos'.A10]" office:value-type="string" office:string-value="MDG-b_09_n0500_m050" calcext:value-type="string">
            <text:p>MDG-b_09_n0500_m050</text:p>
          </table:table-cell>
          <table:table-cell table:style-name="ce11" table:content-validation-name="val3" office:value-type="float" office:value="459052" calcext:value-type="float">
            <text:p>459052</text:p>
          </table:table-cell>
          <table:table-cell table:style-name="ce11" table:content-validation-name="val3" office:value-type="float" office:value="1.14451" calcext:value-type="float">
            <text:p>1,14451</text:p>
          </table:table-cell>
          <table:table-cell table:style-name="ce11" table:content-validation-name="val3" office:value-type="float" office:value="456580" calcext:value-type="float">
            <text:p>456580</text:p>
          </table:table-cell>
          <table:table-cell table:style-name="ce11" table:content-validation-name="val3" office:value-type="float" office:value="1.22308" calcext:value-type="float">
            <text:p>1,22308</text:p>
          </table:table-cell>
          <table:table-cell table:style-name="ce11" table:content-validation-name="val3" office:value-type="float" office:value="458961" calcext:value-type="float">
            <text:p>458961</text:p>
          </table:table-cell>
          <table:table-cell table:style-name="ce11" table:content-validation-name="val3" office:value-type="float" office:value="1.0082" calcext:value-type="float">
            <text:p>1,0082</text:p>
          </table:table-cell>
          <table:table-cell table:style-name="ce11" table:content-validation-name="val3" office:value-type="float" office:value="455458" calcext:value-type="float">
            <text:p>455458</text:p>
          </table:table-cell>
          <table:table-cell table:style-name="ce11" table:content-validation-name="val3" office:value-type="float" office:value="1.1433" calcext:value-type="float">
            <text:p>1,1433</text:p>
          </table:table-cell>
          <table:table-cell table:style-name="ce11" table:content-validation-name="val3" office:value-type="float" office:value="457321" calcext:value-type="float">
            <text:p>457321</text:p>
          </table:table-cell>
          <table:table-cell table:style-name="ce11" table:content-validation-name="val3" office:value-type="float" office:value="1.18049" calcext:value-type="float">
            <text:p>1,18049</text:p>
          </table:table-cell>
          <table:table-cell table:style-name="ce11" table:content-validation-name="val3" office:value-type="float" office:value="453880" calcext:value-type="float">
            <text:p>453880</text:p>
          </table:table-cell>
          <table:table-cell table:style-name="ce11" table:content-validation-name="val3" office:value-type="float" office:value="1.1103" calcext:value-type="float">
            <text:p>1,1103</text:p>
          </table:table-cell>
          <table:table-cell table:style-name="ce11" table:content-validation-name="val3" office:value-type="float" office:value="455163" calcext:value-type="float">
            <text:p>455163</text:p>
          </table:table-cell>
          <table:table-cell table:style-name="ce11" table:content-validation-name="val3" office:value-type="float" office:value="1.28059" calcext:value-type="float">
            <text:p>1,28059</text:p>
          </table:table-cell>
          <table:table-cell table:style-name="ce11" table:content-validation-name="val3" office:value-type="float" office:value="458708" calcext:value-type="float">
            <text:p>458708</text:p>
          </table:table-cell>
          <table:table-cell table:style-name="ce11" table:content-validation-name="val3" office:value-type="float" office:value="0.91514" calcext:value-type="float">
            <text:p>0,91514</text:p>
          </table:table-cell>
          <table:table-cell table:style-name="ce11" table:content-validation-name="val3" office:value-type="float" office:value="457086" calcext:value-type="float">
            <text:p>457086</text:p>
          </table:table-cell>
          <table:table-cell table:style-name="ce11" table:content-validation-name="val3" office:value-type="float" office:value="1.08592" calcext:value-type="float">
            <text:p>1,08592</text:p>
          </table:table-cell>
          <table:table-cell table:style-name="ce11" table:content-validation-name="val3" office:value-type="float" office:value="458469" calcext:value-type="float">
            <text:p>458469</text:p>
          </table:table-cell>
          <table:table-cell table:style-name="ce11" table:content-validation-name="val3" office:value-type="float" office:value="1.37274" calcext:value-type="float">
            <text:p>1,37274</text:p>
          </table:table-cell>
          <table:table-cell table:number-columns-repeated="1003"/>
        </table:table-row>
        <table:table-row table:style-name="ro2">
          <table:table-cell table:style-name="ce8" table:formula="of:=[$'Nomes de arquivos'.A11]" office:value-type="string" office:string-value="MDG-b_10_n0500_m050" calcext:value-type="string">
            <text:p>MDG-b_10_n0500_m050</text:p>
          </table:table-cell>
          <table:table-cell table:style-name="ce11" table:content-validation-name="val3" office:value-type="float" office:value="457555" calcext:value-type="float">
            <text:p>457555</text:p>
          </table:table-cell>
          <table:table-cell table:style-name="ce11" table:content-validation-name="val3" office:value-type="float" office:value="1.05347" calcext:value-type="float">
            <text:p>1,05347</text:p>
          </table:table-cell>
          <table:table-cell table:style-name="ce11" table:content-validation-name="val3" office:value-type="float" office:value="456612" calcext:value-type="float">
            <text:p>456612</text:p>
          </table:table-cell>
          <table:table-cell table:style-name="ce11" table:content-validation-name="val3" office:value-type="float" office:value="1.20358" calcext:value-type="float">
            <text:p>1,20358</text:p>
          </table:table-cell>
          <table:table-cell table:style-name="ce11" table:content-validation-name="val3" office:value-type="float" office:value="458270" calcext:value-type="float">
            <text:p>458270</text:p>
          </table:table-cell>
          <table:table-cell table:style-name="ce11" table:content-validation-name="val3" office:value-type="float" office:value="0.962314" calcext:value-type="float">
            <text:p>0,962314</text:p>
          </table:table-cell>
          <table:table-cell table:style-name="ce11" table:content-validation-name="val3" office:value-type="float" office:value="456493" calcext:value-type="float">
            <text:p>456493</text:p>
          </table:table-cell>
          <table:table-cell table:style-name="ce11" table:content-validation-name="val3" office:value-type="float" office:value="1.07729" calcext:value-type="float">
            <text:p>1,07729</text:p>
          </table:table-cell>
          <table:table-cell table:style-name="ce11" table:content-validation-name="val3" office:value-type="float" office:value="457666" calcext:value-type="float">
            <text:p>457666</text:p>
          </table:table-cell>
          <table:table-cell table:style-name="ce11" table:content-validation-name="val3" office:value-type="float" office:value="1.44897" calcext:value-type="float">
            <text:p>1,44897</text:p>
          </table:table-cell>
          <table:table-cell table:style-name="ce11" table:content-validation-name="val3" office:value-type="float" office:value="458238" calcext:value-type="float">
            <text:p>458238</text:p>
          </table:table-cell>
          <table:table-cell table:style-name="ce11" table:content-validation-name="val3" office:value-type="float" office:value="1.21921" calcext:value-type="float">
            <text:p>1,21921</text:p>
          </table:table-cell>
          <table:table-cell table:style-name="ce11" table:content-validation-name="val3" office:value-type="float" office:value="457378" calcext:value-type="float">
            <text:p>457378</text:p>
          </table:table-cell>
          <table:table-cell table:style-name="ce11" table:content-validation-name="val3" office:value-type="float" office:value="1.21393" calcext:value-type="float">
            <text:p>1,21393</text:p>
          </table:table-cell>
          <table:table-cell table:style-name="ce11" table:content-validation-name="val3" office:value-type="float" office:value="457692" calcext:value-type="float">
            <text:p>457692</text:p>
          </table:table-cell>
          <table:table-cell table:style-name="ce11" table:content-validation-name="val3" office:value-type="float" office:value="1.61403" calcext:value-type="float">
            <text:p>1,61403</text:p>
          </table:table-cell>
          <table:table-cell table:style-name="ce11" table:content-validation-name="val3" office:value-type="float" office:value="457068" calcext:value-type="float">
            <text:p>457068</text:p>
          </table:table-cell>
          <table:table-cell table:style-name="ce11" table:content-validation-name="val3" office:value-type="float" office:value="0.99632" calcext:value-type="float">
            <text:p>0,99632</text:p>
          </table:table-cell>
          <table:table-cell table:style-name="ce11" table:content-validation-name="val3" office:value-type="float" office:value="456025" calcext:value-type="float">
            <text:p>456025</text:p>
          </table:table-cell>
          <table:table-cell table:style-name="ce11" table:content-validation-name="val3" office:value-type="float" office:value="1.48598" calcext:value-type="float">
            <text:p>1,48598</text:p>
          </table:table-cell>
          <table:table-cell table:number-columns-repeated="1003"/>
        </table:table-row>
        <table:table-row table:style-name="ro2">
          <table:table-cell table:style-name="ce8" table:formula="of:=[$'Nomes de arquivos'.A12]" office:value-type="string" office:string-value="MDG-b_11_n0500_m050" calcext:value-type="string">
            <text:p>MDG-b_11_n0500_m050</text:p>
          </table:table-cell>
          <table:table-cell table:style-name="ce11" table:content-validation-name="val3" office:value-type="float" office:value="457283" calcext:value-type="float">
            <text:p>457283</text:p>
          </table:table-cell>
          <table:table-cell table:style-name="ce11" table:content-validation-name="val3" office:value-type="float" office:value="1.046" calcext:value-type="float">
            <text:p>1,046</text:p>
          </table:table-cell>
          <table:table-cell table:style-name="ce11" table:content-validation-name="val3" office:value-type="float" office:value="458987" calcext:value-type="float">
            <text:p>458987</text:p>
          </table:table-cell>
          <table:table-cell table:style-name="ce11" table:content-validation-name="val3" office:value-type="float" office:value="0.846634" calcext:value-type="float">
            <text:p>0,846634</text:p>
          </table:table-cell>
          <table:table-cell table:style-name="ce11" table:content-validation-name="val3" office:value-type="float" office:value="456845" calcext:value-type="float">
            <text:p>456845</text:p>
          </table:table-cell>
          <table:table-cell table:style-name="ce11" table:content-validation-name="val3" office:value-type="float" office:value="0.976478" calcext:value-type="float">
            <text:p>0,976478</text:p>
          </table:table-cell>
          <table:table-cell table:style-name="ce11" table:content-validation-name="val3" office:value-type="float" office:value="458737" calcext:value-type="float">
            <text:p>458737</text:p>
          </table:table-cell>
          <table:table-cell table:style-name="ce11" table:content-validation-name="val3" office:value-type="float" office:value="0.825399" calcext:value-type="float">
            <text:p>0,825399</text:p>
          </table:table-cell>
          <table:table-cell table:style-name="ce11" table:content-validation-name="val3" office:value-type="float" office:value="456407" calcext:value-type="float">
            <text:p>456407</text:p>
          </table:table-cell>
          <table:table-cell table:style-name="ce11" table:content-validation-name="val3" office:value-type="float" office:value="1.01406" calcext:value-type="float">
            <text:p>1,01406</text:p>
          </table:table-cell>
          <table:table-cell table:style-name="ce11" table:content-validation-name="val3" office:value-type="float" office:value="459246" calcext:value-type="float">
            <text:p>459246</text:p>
          </table:table-cell>
          <table:table-cell table:style-name="ce11" table:content-validation-name="val3" office:value-type="float" office:value="1.1553" calcext:value-type="float">
            <text:p>1,1553</text:p>
          </table:table-cell>
          <table:table-cell table:style-name="ce11" table:content-validation-name="val3" office:value-type="float" office:value="458072" calcext:value-type="float">
            <text:p>458072</text:p>
          </table:table-cell>
          <table:table-cell table:style-name="ce11" table:content-validation-name="val3" office:value-type="float" office:value="0.837305" calcext:value-type="float">
            <text:p>0,837305</text:p>
          </table:table-cell>
          <table:table-cell table:style-name="ce11" table:content-validation-name="val3" office:value-type="float" office:value="457256" calcext:value-type="float">
            <text:p>457256</text:p>
          </table:table-cell>
          <table:table-cell table:style-name="ce11" table:content-validation-name="val3" office:value-type="float" office:value="1.1023" calcext:value-type="float">
            <text:p>1,1023</text:p>
          </table:table-cell>
          <table:table-cell table:style-name="ce11" table:content-validation-name="val3" office:value-type="float" office:value="457711" calcext:value-type="float">
            <text:p>457711</text:p>
          </table:table-cell>
          <table:table-cell table:style-name="ce11" table:content-validation-name="val3" office:value-type="float" office:value="0.920766" calcext:value-type="float">
            <text:p>0,920766</text:p>
          </table:table-cell>
          <table:table-cell table:style-name="ce11" table:content-validation-name="val3" office:value-type="float" office:value="452813" calcext:value-type="float">
            <text:p>452813</text:p>
          </table:table-cell>
          <table:table-cell table:style-name="ce11" table:content-validation-name="val3" office:value-type="float" office:value="1.07278" calcext:value-type="float">
            <text:p>1,07278</text:p>
          </table:table-cell>
          <table:table-cell table:number-columns-repeated="1003"/>
        </table:table-row>
        <table:table-row table:style-name="ro2">
          <table:table-cell table:style-name="ce8" table:formula="of:=[$'Nomes de arquivos'.A13]" office:value-type="string" office:string-value="MDG-b_12_n0500_m050" calcext:value-type="string">
            <text:p>MDG-b_12_n0500_m050</text:p>
          </table:table-cell>
          <table:table-cell table:style-name="ce11" table:content-validation-name="val3" office:value-type="float" office:value="456149" calcext:value-type="float">
            <text:p>456149</text:p>
          </table:table-cell>
          <table:table-cell table:style-name="ce11" table:content-validation-name="val3" office:value-type="float" office:value="1.06829" calcext:value-type="float">
            <text:p>1,06829</text:p>
          </table:table-cell>
          <table:table-cell table:style-name="ce11" table:content-validation-name="val3" office:value-type="float" office:value="458155" calcext:value-type="float">
            <text:p>458155</text:p>
          </table:table-cell>
          <table:table-cell table:style-name="ce11" table:content-validation-name="val3" office:value-type="float" office:value="1.35233" calcext:value-type="float">
            <text:p>1,35233</text:p>
          </table:table-cell>
          <table:table-cell table:style-name="ce11" table:content-validation-name="val3" office:value-type="float" office:value="457034" calcext:value-type="float">
            <text:p>457034</text:p>
          </table:table-cell>
          <table:table-cell table:style-name="ce11" table:content-validation-name="val3" office:value-type="float" office:value="1.09389" calcext:value-type="float">
            <text:p>1,09389</text:p>
          </table:table-cell>
          <table:table-cell table:style-name="ce11" table:content-validation-name="val3" office:value-type="float" office:value="457038" calcext:value-type="float">
            <text:p>457038</text:p>
          </table:table-cell>
          <table:table-cell table:style-name="ce11" table:content-validation-name="val3" office:value-type="float" office:value="1.19597" calcext:value-type="float">
            <text:p>1,19597</text:p>
          </table:table-cell>
          <table:table-cell table:style-name="ce11" table:content-validation-name="val3" office:value-type="float" office:value="456013" calcext:value-type="float">
            <text:p>456013</text:p>
          </table:table-cell>
          <table:table-cell table:style-name="ce11" table:content-validation-name="val3" office:value-type="float" office:value="1.0307" calcext:value-type="float">
            <text:p>1,0307</text:p>
          </table:table-cell>
          <table:table-cell table:style-name="ce11" table:content-validation-name="val3" office:value-type="float" office:value="456338" calcext:value-type="float">
            <text:p>456338</text:p>
          </table:table-cell>
          <table:table-cell table:style-name="ce11" table:content-validation-name="val3" office:value-type="float" office:value="1.12966" calcext:value-type="float">
            <text:p>1,12966</text:p>
          </table:table-cell>
          <table:table-cell table:style-name="ce11" table:content-validation-name="val3" office:value-type="float" office:value="452185" calcext:value-type="float">
            <text:p>452185</text:p>
          </table:table-cell>
          <table:table-cell table:style-name="ce11" table:content-validation-name="val3" office:value-type="float" office:value="0.849895" calcext:value-type="float">
            <text:p>0,849895</text:p>
          </table:table-cell>
          <table:table-cell table:style-name="ce11" table:content-validation-name="val3" office:value-type="float" office:value="454512" calcext:value-type="float">
            <text:p>454512</text:p>
          </table:table-cell>
          <table:table-cell table:style-name="ce11" table:content-validation-name="val3" office:value-type="float" office:value="1.09874" calcext:value-type="float">
            <text:p>1,09874</text:p>
          </table:table-cell>
          <table:table-cell table:style-name="ce11" table:content-validation-name="val3" office:value-type="float" office:value="455993" calcext:value-type="float">
            <text:p>455993</text:p>
          </table:table-cell>
          <table:table-cell table:style-name="ce11" table:content-validation-name="val3" office:value-type="float" office:value="0.974497" calcext:value-type="float">
            <text:p>0,974497</text:p>
          </table:table-cell>
          <table:table-cell table:style-name="ce11" table:content-validation-name="val3" office:value-type="float" office:value="455719" calcext:value-type="float">
            <text:p>455719</text:p>
          </table:table-cell>
          <table:table-cell table:style-name="ce11" table:content-validation-name="val3" office:value-type="float" office:value="1.16697" calcext:value-type="float">
            <text:p>1,16697</text:p>
          </table:table-cell>
          <table:table-cell table:number-columns-repeated="1003"/>
        </table:table-row>
        <table:table-row table:style-name="ro2">
          <table:table-cell table:style-name="ce8" table:formula="of:=[$'Nomes de arquivos'.A14]" office:value-type="string" office:string-value="MDG-b_13_n0500_m050" calcext:value-type="string">
            <text:p>MDG-b_13_n0500_m050</text:p>
          </table:table-cell>
          <table:table-cell table:style-name="ce11" table:content-validation-name="val3" office:value-type="float" office:value="457627" calcext:value-type="float">
            <text:p>457627</text:p>
          </table:table-cell>
          <table:table-cell table:style-name="ce11" table:content-validation-name="val3" office:value-type="float" office:value="0.918944" calcext:value-type="float">
            <text:p>0,918944</text:p>
          </table:table-cell>
          <table:table-cell table:style-name="ce11" table:content-validation-name="val3" office:value-type="float" office:value="456286" calcext:value-type="float">
            <text:p>456286</text:p>
          </table:table-cell>
          <table:table-cell table:style-name="ce11" table:content-validation-name="val3" office:value-type="float" office:value="1.06444" calcext:value-type="float">
            <text:p>1,06444</text:p>
          </table:table-cell>
          <table:table-cell table:style-name="ce11" table:content-validation-name="val3" office:value-type="float" office:value="458277" calcext:value-type="float">
            <text:p>458277</text:p>
          </table:table-cell>
          <table:table-cell table:style-name="ce11" table:content-validation-name="val3" office:value-type="float" office:value="0.990136" calcext:value-type="float">
            <text:p>0,990136</text:p>
          </table:table-cell>
          <table:table-cell table:style-name="ce11" table:content-validation-name="val3" office:value-type="float" office:value="456917" calcext:value-type="float">
            <text:p>456917</text:p>
          </table:table-cell>
          <table:table-cell table:style-name="ce11" table:content-validation-name="val3" office:value-type="float" office:value="1.20213" calcext:value-type="float">
            <text:p>1,20213</text:p>
          </table:table-cell>
          <table:table-cell table:style-name="ce11" table:content-validation-name="val3" office:value-type="float" office:value="456757" calcext:value-type="float">
            <text:p>456757</text:p>
          </table:table-cell>
          <table:table-cell table:style-name="ce11" table:content-validation-name="val3" office:value-type="float" office:value="1.00075" calcext:value-type="float">
            <text:p>1,00075</text:p>
          </table:table-cell>
          <table:table-cell table:style-name="ce11" table:content-validation-name="val3" office:value-type="float" office:value="456135" calcext:value-type="float">
            <text:p>456135</text:p>
          </table:table-cell>
          <table:table-cell table:style-name="ce11" table:content-validation-name="val3" office:value-type="float" office:value="1.3517" calcext:value-type="float">
            <text:p>1,3517</text:p>
          </table:table-cell>
          <table:table-cell table:style-name="ce11" table:content-validation-name="val3" office:value-type="float" office:value="455617" calcext:value-type="float">
            <text:p>455617</text:p>
          </table:table-cell>
          <table:table-cell table:style-name="ce11" table:content-validation-name="val3" office:value-type="float" office:value="0.898685" calcext:value-type="float">
            <text:p>0,898685</text:p>
          </table:table-cell>
          <table:table-cell table:style-name="ce11" table:content-validation-name="val3" office:value-type="float" office:value="456245" calcext:value-type="float">
            <text:p>456245</text:p>
          </table:table-cell>
          <table:table-cell table:style-name="ce11" table:content-validation-name="val3" office:value-type="float" office:value="1.46493" calcext:value-type="float">
            <text:p>1,46493</text:p>
          </table:table-cell>
          <table:table-cell table:style-name="ce11" table:content-validation-name="val3" office:value-type="float" office:value="454252" calcext:value-type="float">
            <text:p>454252</text:p>
          </table:table-cell>
          <table:table-cell table:style-name="ce11" table:content-validation-name="val3" office:value-type="float" office:value="1.28037" calcext:value-type="float">
            <text:p>1,28037</text:p>
          </table:table-cell>
          <table:table-cell table:style-name="ce11" table:content-validation-name="val3" office:value-type="float" office:value="455630" calcext:value-type="float">
            <text:p>455630</text:p>
          </table:table-cell>
          <table:table-cell table:style-name="ce11" table:content-validation-name="val3" office:value-type="float" office:value="1.26085" calcext:value-type="float">
            <text:p>1,26085</text:p>
          </table:table-cell>
          <table:table-cell table:number-columns-repeated="1003"/>
        </table:table-row>
        <table:table-row table:style-name="ro2">
          <table:table-cell table:style-name="ce8" table:formula="of:=[$'Nomes de arquivos'.A15]" office:value-type="string" office:string-value="MDG-b_14_n0500_m050" calcext:value-type="string">
            <text:p>MDG-b_14_n0500_m050</text:p>
          </table:table-cell>
          <table:table-cell table:style-name="ce11" table:content-validation-name="val3" office:value-type="float" office:value="456927" calcext:value-type="float">
            <text:p>456927</text:p>
          </table:table-cell>
          <table:table-cell table:style-name="ce11" table:content-validation-name="val3" office:value-type="float" office:value="1.01691" calcext:value-type="float">
            <text:p>1,01691</text:p>
          </table:table-cell>
          <table:table-cell table:style-name="ce11" table:content-validation-name="val3" office:value-type="float" office:value="455425" calcext:value-type="float">
            <text:p>455425</text:p>
          </table:table-cell>
          <table:table-cell table:style-name="ce11" table:content-validation-name="val3" office:value-type="float" office:value="1.23875" calcext:value-type="float">
            <text:p>1,23875</text:p>
          </table:table-cell>
          <table:table-cell table:style-name="ce11" table:content-validation-name="val3" office:value-type="float" office:value="455783" calcext:value-type="float">
            <text:p>455783</text:p>
          </table:table-cell>
          <table:table-cell table:style-name="ce11" table:content-validation-name="val3" office:value-type="float" office:value="0.982142" calcext:value-type="float">
            <text:p>0,982142</text:p>
          </table:table-cell>
          <table:table-cell table:style-name="ce11" table:content-validation-name="val3" office:value-type="float" office:value="459297" calcext:value-type="float">
            <text:p>459297</text:p>
          </table:table-cell>
          <table:table-cell table:style-name="ce11" table:content-validation-name="val3" office:value-type="float" office:value="1.34646" calcext:value-type="float">
            <text:p>1,34646</text:p>
          </table:table-cell>
          <table:table-cell table:style-name="ce11" table:content-validation-name="val3" office:value-type="float" office:value="458003" calcext:value-type="float">
            <text:p>458003</text:p>
          </table:table-cell>
          <table:table-cell table:style-name="ce11" table:content-validation-name="val3" office:value-type="float" office:value="1.13036" calcext:value-type="float">
            <text:p>1,13036</text:p>
          </table:table-cell>
          <table:table-cell table:style-name="ce11" table:content-validation-name="val3" office:value-type="float" office:value="457472" calcext:value-type="float">
            <text:p>457472</text:p>
          </table:table-cell>
          <table:table-cell table:style-name="ce11" table:content-validation-name="val3" office:value-type="float" office:value="1.02218" calcext:value-type="float">
            <text:p>1,02218</text:p>
          </table:table-cell>
          <table:table-cell table:style-name="ce11" table:content-validation-name="val3" office:value-type="float" office:value="455172" calcext:value-type="float">
            <text:p>455172</text:p>
          </table:table-cell>
          <table:table-cell table:style-name="ce11" table:content-validation-name="val3" office:value-type="float" office:value="1.09854" calcext:value-type="float">
            <text:p>1,09854</text:p>
          </table:table-cell>
          <table:table-cell table:style-name="ce11" table:content-validation-name="val3" office:value-type="float" office:value="458293" calcext:value-type="float">
            <text:p>458293</text:p>
          </table:table-cell>
          <table:table-cell table:style-name="ce11" table:content-validation-name="val3" office:value-type="float" office:value="1.0937" calcext:value-type="float">
            <text:p>1,0937</text:p>
          </table:table-cell>
          <table:table-cell table:style-name="ce11" table:content-validation-name="val3" office:value-type="float" office:value="457311" calcext:value-type="float">
            <text:p>457311</text:p>
          </table:table-cell>
          <table:table-cell table:style-name="ce11" table:content-validation-name="val3" office:value-type="float" office:value="0.799533" calcext:value-type="float">
            <text:p>0,799533</text:p>
          </table:table-cell>
          <table:table-cell table:style-name="ce11" table:content-validation-name="val3" office:value-type="float" office:value="459115" calcext:value-type="float">
            <text:p>459115</text:p>
          </table:table-cell>
          <table:table-cell table:style-name="ce11" table:content-validation-name="val3" office:value-type="float" office:value="1.02579" calcext:value-type="float">
            <text:p>1,02579</text:p>
          </table:table-cell>
          <table:table-cell table:number-columns-repeated="1003"/>
        </table:table-row>
        <table:table-row table:style-name="ro2">
          <table:table-cell table:style-name="ce8" table:formula="of:=[$'Nomes de arquivos'.A16]" office:value-type="string" office:string-value="MDG-b_15_n0500_m050" calcext:value-type="string">
            <text:p>MDG-b_15_n0500_m050</text:p>
          </table:table-cell>
          <table:table-cell table:style-name="ce11" table:content-validation-name="val3" office:value-type="float" office:value="456358" calcext:value-type="float">
            <text:p>456358</text:p>
          </table:table-cell>
          <table:table-cell table:style-name="ce11" table:content-validation-name="val3" office:value-type="float" office:value="1.32438" calcext:value-type="float">
            <text:p>1,32438</text:p>
          </table:table-cell>
          <table:table-cell table:style-name="ce11" table:content-validation-name="val3" office:value-type="float" office:value="457485" calcext:value-type="float">
            <text:p>457485</text:p>
          </table:table-cell>
          <table:table-cell table:style-name="ce11" table:content-validation-name="val3" office:value-type="float" office:value="1.29858" calcext:value-type="float">
            <text:p>1,29858</text:p>
          </table:table-cell>
          <table:table-cell table:style-name="ce11" table:content-validation-name="val3" office:value-type="float" office:value="454962" calcext:value-type="float">
            <text:p>454962</text:p>
          </table:table-cell>
          <table:table-cell table:style-name="ce11" table:content-validation-name="val3" office:value-type="float" office:value="1.00846" calcext:value-type="float">
            <text:p>1,00846</text:p>
          </table:table-cell>
          <table:table-cell table:style-name="ce11" table:content-validation-name="val3" office:value-type="float" office:value="459074" calcext:value-type="float">
            <text:p>459074</text:p>
          </table:table-cell>
          <table:table-cell table:style-name="ce11" table:content-validation-name="val3" office:value-type="float" office:value="1.1366" calcext:value-type="float">
            <text:p>1,1366</text:p>
          </table:table-cell>
          <table:table-cell table:style-name="ce11" table:content-validation-name="val3" office:value-type="float" office:value="455643" calcext:value-type="float">
            <text:p>455643</text:p>
          </table:table-cell>
          <table:table-cell table:style-name="ce11" table:content-validation-name="val3" office:value-type="float" office:value="1.3156" calcext:value-type="float">
            <text:p>1,3156</text:p>
          </table:table-cell>
          <table:table-cell table:style-name="ce11" table:content-validation-name="val3" office:value-type="float" office:value="458132" calcext:value-type="float">
            <text:p>458132</text:p>
          </table:table-cell>
          <table:table-cell table:style-name="ce11" table:content-validation-name="val3" office:value-type="float" office:value="1.02781" calcext:value-type="float">
            <text:p>1,02781</text:p>
          </table:table-cell>
          <table:table-cell table:style-name="ce11" table:content-validation-name="val3" office:value-type="float" office:value="460288" calcext:value-type="float">
            <text:p>460288</text:p>
          </table:table-cell>
          <table:table-cell table:style-name="ce11" table:content-validation-name="val3" office:value-type="float" office:value="0.997534" calcext:value-type="float">
            <text:p>0,997534</text:p>
          </table:table-cell>
          <table:table-cell table:style-name="ce11" table:content-validation-name="val3" office:value-type="float" office:value="460288" calcext:value-type="float">
            <text:p>460288</text:p>
          </table:table-cell>
          <table:table-cell table:style-name="ce11" table:content-validation-name="val3" office:value-type="float" office:value="1.06129" calcext:value-type="float">
            <text:p>1,06129</text:p>
          </table:table-cell>
          <table:table-cell table:style-name="ce11" table:content-validation-name="val3" office:value-type="float" office:value="453977" calcext:value-type="float">
            <text:p>453977</text:p>
          </table:table-cell>
          <table:table-cell table:style-name="ce11" table:content-validation-name="val3" office:value-type="float" office:value="0.723218" calcext:value-type="float">
            <text:p>0,723218</text:p>
          </table:table-cell>
          <table:table-cell table:style-name="ce11" table:content-validation-name="val3" office:value-type="float" office:value="452212" calcext:value-type="float">
            <text:p>452212</text:p>
          </table:table-cell>
          <table:table-cell table:style-name="ce11" table:content-validation-name="val3" office:value-type="float" office:value="1.0317" calcext:value-type="float">
            <text:p>1,0317</text:p>
          </table:table-cell>
          <table:table-cell table:number-columns-repeated="1003"/>
        </table:table-row>
        <table:table-row table:style-name="ro2">
          <table:table-cell table:style-name="ce8" table:formula="of:=[$'Nomes de arquivos'.A17]" office:value-type="string" office:string-value="MDG-b_16_n0500_m050" calcext:value-type="string">
            <text:p>MDG-b_16_n0500_m050</text:p>
          </table:table-cell>
          <table:table-cell table:style-name="ce11" table:content-validation-name="val3" office:value-type="float" office:value="456754" calcext:value-type="float">
            <text:p>456754</text:p>
          </table:table-cell>
          <table:table-cell table:style-name="ce11" table:content-validation-name="val3" office:value-type="float" office:value="1.0044" calcext:value-type="float">
            <text:p>1,0044</text:p>
          </table:table-cell>
          <table:table-cell table:style-name="ce11" table:content-validation-name="val3" office:value-type="float" office:value="457792" calcext:value-type="float">
            <text:p>457792</text:p>
          </table:table-cell>
          <table:table-cell table:style-name="ce11" table:content-validation-name="val3" office:value-type="float" office:value="1.0163" calcext:value-type="float">
            <text:p>1,0163</text:p>
          </table:table-cell>
          <table:table-cell table:style-name="ce11" table:content-validation-name="val3" office:value-type="float" office:value="458091" calcext:value-type="float">
            <text:p>458091</text:p>
          </table:table-cell>
          <table:table-cell table:style-name="ce11" table:content-validation-name="val3" office:value-type="float" office:value="1.12605" calcext:value-type="float">
            <text:p>1,12605</text:p>
          </table:table-cell>
          <table:table-cell table:style-name="ce11" table:content-validation-name="val3" office:value-type="float" office:value="458697" calcext:value-type="float">
            <text:p>458697</text:p>
          </table:table-cell>
          <table:table-cell table:style-name="ce11" table:content-validation-name="val3" office:value-type="float" office:value="0.936725" calcext:value-type="float">
            <text:p>0,936725</text:p>
          </table:table-cell>
          <table:table-cell table:style-name="ce11" table:content-validation-name="val3" office:value-type="float" office:value="457852" calcext:value-type="float">
            <text:p>457852</text:p>
          </table:table-cell>
          <table:table-cell table:style-name="ce11" table:content-validation-name="val3" office:value-type="float" office:value="1.19929" calcext:value-type="float">
            <text:p>1,19929</text:p>
          </table:table-cell>
          <table:table-cell table:style-name="ce11" table:content-validation-name="val3" office:value-type="float" office:value="457383" calcext:value-type="float">
            <text:p>457383</text:p>
          </table:table-cell>
          <table:table-cell table:style-name="ce11" table:content-validation-name="val3" office:value-type="float" office:value="0.993678" calcext:value-type="float">
            <text:p>0,993678</text:p>
          </table:table-cell>
          <table:table-cell table:style-name="ce11" table:content-validation-name="val3" office:value-type="float" office:value="458832" calcext:value-type="float">
            <text:p>458832</text:p>
          </table:table-cell>
          <table:table-cell table:style-name="ce11" table:content-validation-name="val3" office:value-type="float" office:value="1.29077" calcext:value-type="float">
            <text:p>1,29077</text:p>
          </table:table-cell>
          <table:table-cell table:style-name="ce11" table:content-validation-name="val3" office:value-type="float" office:value="457247" calcext:value-type="float">
            <text:p>457247</text:p>
          </table:table-cell>
          <table:table-cell table:style-name="ce11" table:content-validation-name="val3" office:value-type="float" office:value="1.52623" calcext:value-type="float">
            <text:p>1,52623</text:p>
          </table:table-cell>
          <table:table-cell table:style-name="ce11" table:content-validation-name="val3" office:value-type="float" office:value="458450" calcext:value-type="float">
            <text:p>458450</text:p>
          </table:table-cell>
          <table:table-cell table:style-name="ce11" table:content-validation-name="val3" office:value-type="float" office:value="1.23878" calcext:value-type="float">
            <text:p>1,23878</text:p>
          </table:table-cell>
          <table:table-cell table:style-name="ce11" table:content-validation-name="val3" office:value-type="float" office:value="456849" calcext:value-type="float">
            <text:p>456849</text:p>
          </table:table-cell>
          <table:table-cell table:style-name="ce11" table:content-validation-name="val3" office:value-type="float" office:value="1.04762" calcext:value-type="float">
            <text:p>1,04762</text:p>
          </table:table-cell>
          <table:table-cell table:number-columns-repeated="1003"/>
        </table:table-row>
        <table:table-row table:style-name="ro2">
          <table:table-cell table:style-name="ce8" table:formula="of:=[$'Nomes de arquivos'.A18]" office:value-type="string" office:string-value="MDG-b_17_n0500_m050" calcext:value-type="string">
            <text:p>MDG-b_17_n0500_m050</text:p>
          </table:table-cell>
          <table:table-cell table:style-name="ce11" table:content-validation-name="val3" office:value-type="float" office:value="458067" calcext:value-type="float">
            <text:p>458067</text:p>
          </table:table-cell>
          <table:table-cell table:style-name="ce11" table:content-validation-name="val3" office:value-type="float" office:value="1.33277" calcext:value-type="float">
            <text:p>1,33277</text:p>
          </table:table-cell>
          <table:table-cell table:style-name="ce11" table:content-validation-name="val3" office:value-type="float" office:value="458603" calcext:value-type="float">
            <text:p>458603</text:p>
          </table:table-cell>
          <table:table-cell table:style-name="ce11" table:content-validation-name="val3" office:value-type="float" office:value="1.43276" calcext:value-type="float">
            <text:p>1,43276</text:p>
          </table:table-cell>
          <table:table-cell table:style-name="ce11" table:content-validation-name="val3" office:value-type="float" office:value="458661" calcext:value-type="float">
            <text:p>458661</text:p>
          </table:table-cell>
          <table:table-cell table:style-name="ce11" table:content-validation-name="val3" office:value-type="float" office:value="1.27849" calcext:value-type="float">
            <text:p>1,27849</text:p>
          </table:table-cell>
          <table:table-cell table:style-name="ce11" table:content-validation-name="val3" office:value-type="float" office:value="460353" calcext:value-type="float">
            <text:p>460353</text:p>
          </table:table-cell>
          <table:table-cell table:style-name="ce11" table:content-validation-name="val3" office:value-type="float" office:value="1.06201" calcext:value-type="float">
            <text:p>1,06201</text:p>
          </table:table-cell>
          <table:table-cell table:style-name="ce11" table:content-validation-name="val3" office:value-type="float" office:value="460058" calcext:value-type="float">
            <text:p>460058</text:p>
          </table:table-cell>
          <table:table-cell table:style-name="ce11" table:content-validation-name="val3" office:value-type="float" office:value="1.31369" calcext:value-type="float">
            <text:p>1,31369</text:p>
          </table:table-cell>
          <table:table-cell table:style-name="ce11" table:content-validation-name="val3" office:value-type="float" office:value="457104" calcext:value-type="float">
            <text:p>457104</text:p>
          </table:table-cell>
          <table:table-cell table:style-name="ce11" table:content-validation-name="val3" office:value-type="float" office:value="1.1847" calcext:value-type="float">
            <text:p>1,1847</text:p>
          </table:table-cell>
          <table:table-cell table:style-name="ce11" table:content-validation-name="val3" office:value-type="float" office:value="458440" calcext:value-type="float">
            <text:p>458440</text:p>
          </table:table-cell>
          <table:table-cell table:style-name="ce11" table:content-validation-name="val3" office:value-type="float" office:value="1.20246" calcext:value-type="float">
            <text:p>1,20246</text:p>
          </table:table-cell>
          <table:table-cell table:style-name="ce11" table:content-validation-name="val3" office:value-type="float" office:value="457498" calcext:value-type="float">
            <text:p>457498</text:p>
          </table:table-cell>
          <table:table-cell table:style-name="ce11" table:content-validation-name="val3" office:value-type="float" office:value="1.29035" calcext:value-type="float">
            <text:p>1,29035</text:p>
          </table:table-cell>
          <table:table-cell table:style-name="ce11" table:content-validation-name="val3" office:value-type="float" office:value="458392" calcext:value-type="float">
            <text:p>458392</text:p>
          </table:table-cell>
          <table:table-cell table:style-name="ce11" table:content-validation-name="val3" office:value-type="float" office:value="1.27007" calcext:value-type="float">
            <text:p>1,27007</text:p>
          </table:table-cell>
          <table:table-cell table:style-name="ce11" table:content-validation-name="val3" office:value-type="float" office:value="458513" calcext:value-type="float">
            <text:p>458513</text:p>
          </table:table-cell>
          <table:table-cell table:style-name="ce11" table:content-validation-name="val3" office:value-type="float" office:value="1.28715" calcext:value-type="float">
            <text:p>1,28715</text:p>
          </table:table-cell>
          <table:table-cell table:number-columns-repeated="1003"/>
        </table:table-row>
        <table:table-row table:style-name="ro2">
          <table:table-cell table:style-name="ce8" table:formula="of:=[$'Nomes de arquivos'.A19]" office:value-type="string" office:string-value="MDG-b_18_n0500_m050" calcext:value-type="string">
            <text:p>MDG-b_18_n0500_m050</text:p>
          </table:table-cell>
          <table:table-cell table:style-name="ce11" table:content-validation-name="val3" office:value-type="float" office:value="455550" calcext:value-type="float">
            <text:p>455550</text:p>
          </table:table-cell>
          <table:table-cell table:style-name="ce11" table:content-validation-name="val3" office:value-type="float" office:value="0.986903" calcext:value-type="float">
            <text:p>0,986903</text:p>
          </table:table-cell>
          <table:table-cell table:style-name="ce11" table:content-validation-name="val3" office:value-type="float" office:value="453888" calcext:value-type="float">
            <text:p>453888</text:p>
          </table:table-cell>
          <table:table-cell table:style-name="ce11" table:content-validation-name="val3" office:value-type="float" office:value="1.2981" calcext:value-type="float">
            <text:p>1,2981</text:p>
          </table:table-cell>
          <table:table-cell table:style-name="ce11" table:content-validation-name="val3" office:value-type="float" office:value="454600" calcext:value-type="float">
            <text:p>454600</text:p>
          </table:table-cell>
          <table:table-cell table:style-name="ce11" table:content-validation-name="val3" office:value-type="float" office:value="1.01959" calcext:value-type="float">
            <text:p>1,01959</text:p>
          </table:table-cell>
          <table:table-cell table:style-name="ce11" table:content-validation-name="val3" office:value-type="float" office:value="454623" calcext:value-type="float">
            <text:p>454623</text:p>
          </table:table-cell>
          <table:table-cell table:style-name="ce11" table:content-validation-name="val3" office:value-type="float" office:value="1.13999" calcext:value-type="float">
            <text:p>1,13999</text:p>
          </table:table-cell>
          <table:table-cell table:style-name="ce11" table:content-validation-name="val3" office:value-type="float" office:value="455290" calcext:value-type="float">
            <text:p>455290</text:p>
          </table:table-cell>
          <table:table-cell table:style-name="ce11" table:content-validation-name="val3" office:value-type="float" office:value="1.03156" calcext:value-type="float">
            <text:p>1,03156</text:p>
          </table:table-cell>
          <table:table-cell table:style-name="ce11" table:content-validation-name="val3" office:value-type="float" office:value="455307" calcext:value-type="float">
            <text:p>455307</text:p>
          </table:table-cell>
          <table:table-cell table:style-name="ce11" table:content-validation-name="val3" office:value-type="float" office:value="0.997191" calcext:value-type="float">
            <text:p>0,997191</text:p>
          </table:table-cell>
          <table:table-cell table:style-name="ce11" table:content-validation-name="val3" office:value-type="float" office:value="454742" calcext:value-type="float">
            <text:p>454742</text:p>
          </table:table-cell>
          <table:table-cell table:style-name="ce11" table:content-validation-name="val3" office:value-type="float" office:value="1.13714" calcext:value-type="float">
            <text:p>1,13714</text:p>
          </table:table-cell>
          <table:table-cell table:style-name="ce11" table:content-validation-name="val3" office:value-type="float" office:value="454763" calcext:value-type="float">
            <text:p>454763</text:p>
          </table:table-cell>
          <table:table-cell table:style-name="ce11" table:content-validation-name="val3" office:value-type="float" office:value="1.23823" calcext:value-type="float">
            <text:p>1,23823</text:p>
          </table:table-cell>
          <table:table-cell table:style-name="ce11" table:content-validation-name="val3" office:value-type="float" office:value="455803" calcext:value-type="float">
            <text:p>455803</text:p>
          </table:table-cell>
          <table:table-cell table:style-name="ce11" table:content-validation-name="val3" office:value-type="float" office:value="1.11565" calcext:value-type="float">
            <text:p>1,11565</text:p>
          </table:table-cell>
          <table:table-cell table:style-name="ce11" table:content-validation-name="val3" office:value-type="float" office:value="455197" calcext:value-type="float">
            <text:p>455197</text:p>
          </table:table-cell>
          <table:table-cell table:style-name="ce11" table:content-validation-name="val3" office:value-type="float" office:value="1.39358" calcext:value-type="float">
            <text:p>1,39358</text:p>
          </table:table-cell>
          <table:table-cell table:number-columns-repeated="1003"/>
        </table:table-row>
        <table:table-row table:style-name="ro2">
          <table:table-cell table:style-name="ce8" table:formula="of:=[$'Nomes de arquivos'.A20]" office:value-type="string" office:string-value="MDG-b_19_n0500_m050" calcext:value-type="string">
            <text:p>MDG-b_19_n0500_m050</text:p>
          </table:table-cell>
          <table:table-cell table:style-name="ce11" table:content-validation-name="val3" office:value-type="float" office:value="463658" calcext:value-type="float">
            <text:p>463658</text:p>
          </table:table-cell>
          <table:table-cell table:style-name="ce11" table:content-validation-name="val3" office:value-type="float" office:value="0.83182" calcext:value-type="float">
            <text:p>0,83182</text:p>
          </table:table-cell>
          <table:table-cell table:style-name="ce11" table:content-validation-name="val3" office:value-type="float" office:value="462690" calcext:value-type="float">
            <text:p>462690</text:p>
          </table:table-cell>
          <table:table-cell table:style-name="ce11" table:content-validation-name="val3" office:value-type="float" office:value="1.05366" calcext:value-type="float">
            <text:p>1,05366</text:p>
          </table:table-cell>
          <table:table-cell table:style-name="ce11" table:content-validation-name="val3" office:value-type="float" office:value="462243" calcext:value-type="float">
            <text:p>462243</text:p>
          </table:table-cell>
          <table:table-cell table:style-name="ce11" table:content-validation-name="val3" office:value-type="float" office:value="1.02139" calcext:value-type="float">
            <text:p>1,02139</text:p>
          </table:table-cell>
          <table:table-cell table:style-name="ce11" table:content-validation-name="val3" office:value-type="float" office:value="462358" calcext:value-type="float">
            <text:p>462358</text:p>
          </table:table-cell>
          <table:table-cell table:style-name="ce11" table:content-validation-name="val3" office:value-type="float" office:value="1.13339" calcext:value-type="float">
            <text:p>1,13339</text:p>
          </table:table-cell>
          <table:table-cell table:style-name="ce11" table:content-validation-name="val3" office:value-type="float" office:value="461297" calcext:value-type="float">
            <text:p>461297</text:p>
          </table:table-cell>
          <table:table-cell table:style-name="ce11" table:content-validation-name="val3" office:value-type="float" office:value="1.24363" calcext:value-type="float">
            <text:p>1,24363</text:p>
          </table:table-cell>
          <table:table-cell table:style-name="ce11" table:content-validation-name="val3" office:value-type="float" office:value="461182" calcext:value-type="float">
            <text:p>461182</text:p>
          </table:table-cell>
          <table:table-cell table:style-name="ce11" table:content-validation-name="val3" office:value-type="float" office:value="1.22898" calcext:value-type="float">
            <text:p>1,22898</text:p>
          </table:table-cell>
          <table:table-cell table:style-name="ce11" table:content-validation-name="val3" office:value-type="float" office:value="460788" calcext:value-type="float">
            <text:p>460788</text:p>
          </table:table-cell>
          <table:table-cell table:style-name="ce11" table:content-validation-name="val3" office:value-type="float" office:value="1.10364" calcext:value-type="float">
            <text:p>1,10364</text:p>
          </table:table-cell>
          <table:table-cell table:style-name="ce11" table:content-validation-name="val3" office:value-type="float" office:value="461448" calcext:value-type="float">
            <text:p>461448</text:p>
          </table:table-cell>
          <table:table-cell table:style-name="ce11" table:content-validation-name="val3" office:value-type="float" office:value="0.969913" calcext:value-type="float">
            <text:p>0,969913</text:p>
          </table:table-cell>
          <table:table-cell table:style-name="ce11" table:content-validation-name="val3" office:value-type="float" office:value="459861" calcext:value-type="float">
            <text:p>459861</text:p>
          </table:table-cell>
          <table:table-cell table:style-name="ce11" table:content-validation-name="val3" office:value-type="float" office:value="1.20333" calcext:value-type="float">
            <text:p>1,20333</text:p>
          </table:table-cell>
          <table:table-cell table:style-name="ce11" table:content-validation-name="val3" office:value-type="float" office:value="460531" calcext:value-type="float">
            <text:p>460531</text:p>
          </table:table-cell>
          <table:table-cell table:style-name="ce11" table:content-validation-name="val3" office:value-type="float" office:value="1.21388" calcext:value-type="float">
            <text:p>1,21388</text:p>
          </table:table-cell>
          <table:table-cell table:number-columns-repeated="1003"/>
        </table:table-row>
        <table:table-row table:style-name="ro2">
          <table:table-cell table:style-name="ce8" table:formula="of:=[$'Nomes de arquivos'.A21]" office:value-type="string" office:string-value="MDG-b_20_n0500_m050" calcext:value-type="string">
            <text:p>MDG-b_20_n0500_m050</text:p>
          </table:table-cell>
          <table:table-cell table:style-name="ce11" table:content-validation-name="val3" office:value-type="float" office:value="454566" calcext:value-type="float">
            <text:p>454566</text:p>
          </table:table-cell>
          <table:table-cell table:style-name="ce11" table:content-validation-name="val3" office:value-type="float" office:value="0.983049" calcext:value-type="float">
            <text:p>0,983049</text:p>
          </table:table-cell>
          <table:table-cell table:style-name="ce11" table:content-validation-name="val3" office:value-type="float" office:value="450616" calcext:value-type="float">
            <text:p>450616</text:p>
          </table:table-cell>
          <table:table-cell table:style-name="ce11" table:content-validation-name="val3" office:value-type="float" office:value="1.16559" calcext:value-type="float">
            <text:p>1,16559</text:p>
          </table:table-cell>
          <table:table-cell table:style-name="ce11" table:content-validation-name="val3" office:value-type="float" office:value="451809" calcext:value-type="float">
            <text:p>451809</text:p>
          </table:table-cell>
          <table:table-cell table:style-name="ce11" table:content-validation-name="val3" office:value-type="float" office:value="1.01492" calcext:value-type="float">
            <text:p>1,01492</text:p>
          </table:table-cell>
          <table:table-cell table:style-name="ce11" table:content-validation-name="val3" office:value-type="float" office:value="450932" calcext:value-type="float">
            <text:p>450932</text:p>
          </table:table-cell>
          <table:table-cell table:style-name="ce11" table:content-validation-name="val3" office:value-type="float" office:value="1.40684" calcext:value-type="float">
            <text:p>1,40684</text:p>
          </table:table-cell>
          <table:table-cell table:style-name="ce11" table:content-validation-name="val3" office:value-type="float" office:value="449710" calcext:value-type="float">
            <text:p>449710</text:p>
          </table:table-cell>
          <table:table-cell table:style-name="ce11" table:content-validation-name="val3" office:value-type="float" office:value="1.1018" calcext:value-type="float">
            <text:p>1,1018</text:p>
          </table:table-cell>
          <table:table-cell table:style-name="ce11" table:content-validation-name="val3" office:value-type="float" office:value="450913" calcext:value-type="float">
            <text:p>450913</text:p>
          </table:table-cell>
          <table:table-cell table:style-name="ce11" table:content-validation-name="val3" office:value-type="float" office:value="1.04599" calcext:value-type="float">
            <text:p>1,04599</text:p>
          </table:table-cell>
          <table:table-cell table:style-name="ce11" table:content-validation-name="val3" office:value-type="float" office:value="449386" calcext:value-type="float">
            <text:p>449386</text:p>
          </table:table-cell>
          <table:table-cell table:style-name="ce11" table:content-validation-name="val3" office:value-type="float" office:value="1.22246" calcext:value-type="float">
            <text:p>1,22246</text:p>
          </table:table-cell>
          <table:table-cell table:style-name="ce11" table:content-validation-name="val3" office:value-type="float" office:value="450927" calcext:value-type="float">
            <text:p>450927</text:p>
          </table:table-cell>
          <table:table-cell table:style-name="ce11" table:content-validation-name="val3" office:value-type="float" office:value="0.979894" calcext:value-type="float">
            <text:p>0,979894</text:p>
          </table:table-cell>
          <table:table-cell table:style-name="ce11" table:content-validation-name="val3" office:value-type="float" office:value="449946" calcext:value-type="float">
            <text:p>449946</text:p>
          </table:table-cell>
          <table:table-cell table:style-name="ce11" table:content-validation-name="val3" office:value-type="float" office:value="1.03303" calcext:value-type="float">
            <text:p>1,03303</text:p>
          </table:table-cell>
          <table:table-cell table:style-name="ce11" table:content-validation-name="val3" office:value-type="float" office:value="450568" calcext:value-type="float">
            <text:p>450568</text:p>
          </table:table-cell>
          <table:table-cell table:style-name="ce11" table:content-validation-name="val3" office:value-type="float" office:value="1.03128" calcext:value-type="float">
            <text:p>1,03128</text:p>
          </table:table-cell>
          <table:table-cell table:number-columns-repeated="1003"/>
        </table:table-row>
        <table:table-row table:style-name="ro2">
          <table:table-cell table:style-name="ce8" table:formula="of:=[$'Nomes de arquivos'.A22]" office:value-type="string" office:string-value="MDG-b_21_n2000_m200" calcext:value-type="string">
            <text:p>MDG-b_21_n2000_m200</text:p>
          </table:table-cell>
          <table:table-cell table:style-name="ce11" table:content-validation-name="val3" office:value-type="float" office:value="8700040" calcext:value-type="float">
            <text:p>8700040</text:p>
          </table:table-cell>
          <table:table-cell table:style-name="ce11" table:content-validation-name="val3" office:value-type="float" office:value="54.0581" calcext:value-type="float">
            <text:p>54,0581</text:p>
          </table:table-cell>
          <table:table-cell table:style-name="ce11" table:content-validation-name="val3" office:value-type="float" office:value="8718310" calcext:value-type="float">
            <text:p>8718310</text:p>
          </table:table-cell>
          <table:table-cell table:style-name="ce11" table:content-validation-name="val3" office:value-type="float" office:value="46.7521" calcext:value-type="float">
            <text:p>46,7521</text:p>
          </table:table-cell>
          <table:table-cell table:style-name="ce11" table:content-validation-name="val3" office:value-type="float" office:value="8716630" calcext:value-type="float">
            <text:p>8716630</text:p>
          </table:table-cell>
          <table:table-cell table:style-name="ce11" table:content-validation-name="val3" office:value-type="float" office:value="46.1511" calcext:value-type="float">
            <text:p>46,1511</text:p>
          </table:table-cell>
          <table:table-cell table:style-name="ce11" table:content-validation-name="val3" office:value-type="float" office:value="8714650" calcext:value-type="float">
            <text:p>8714650</text:p>
          </table:table-cell>
          <table:table-cell table:style-name="ce11" table:content-validation-name="val3" office:value-type="float" office:value="48.4368" calcext:value-type="float">
            <text:p>48,4368</text:p>
          </table:table-cell>
          <table:table-cell table:style-name="ce11" table:content-validation-name="val3" office:value-type="float" office:value="8707620" calcext:value-type="float">
            <text:p>8707620</text:p>
          </table:table-cell>
          <table:table-cell table:style-name="ce11" table:content-validation-name="val3" office:value-type="float" office:value="44.3879" calcext:value-type="float">
            <text:p>44,3879</text:p>
          </table:table-cell>
          <table:table-cell table:style-name="ce11" table:content-validation-name="val3" office:value-type="float" office:value="8709020" calcext:value-type="float">
            <text:p>8709020</text:p>
          </table:table-cell>
          <table:table-cell table:style-name="ce11" table:content-validation-name="val3" office:value-type="float" office:value="44.1059" calcext:value-type="float">
            <text:p>44,1059</text:p>
          </table:table-cell>
          <table:table-cell table:style-name="ce11" table:content-validation-name="val3" office:value-type="float" office:value="8707150" calcext:value-type="float">
            <text:p>8707150</text:p>
          </table:table-cell>
          <table:table-cell table:style-name="ce11" table:content-validation-name="val3" office:value-type="float" office:value="45.1749" calcext:value-type="float">
            <text:p>45,1749</text:p>
          </table:table-cell>
          <table:table-cell table:style-name="ce11" table:content-validation-name="val3" office:value-type="float" office:value="8718080" calcext:value-type="float">
            <text:p>8718080</text:p>
          </table:table-cell>
          <table:table-cell table:style-name="ce11" table:content-validation-name="val3" office:value-type="float" office:value="41.8801" calcext:value-type="float">
            <text:p>41,8801</text:p>
          </table:table-cell>
          <table:table-cell table:style-name="ce11" table:content-validation-name="val3" office:value-type="float" office:value="8718050" calcext:value-type="float">
            <text:p>8718050</text:p>
          </table:table-cell>
          <table:table-cell table:style-name="ce11" table:content-validation-name="val3" office:value-type="float" office:value="48.9061" calcext:value-type="float">
            <text:p>48,9061</text:p>
          </table:table-cell>
          <table:table-cell table:style-name="ce11" table:content-validation-name="val3" office:value-type="float" office:value="8722330" calcext:value-type="float">
            <text:p>8722330</text:p>
          </table:table-cell>
          <table:table-cell table:style-name="ce11" table:content-validation-name="val3" office:value-type="float" office:value="50.3545" calcext:value-type="float">
            <text:p>50,3545</text:p>
          </table:table-cell>
          <table:table-cell table:number-columns-repeated="1003"/>
        </table:table-row>
        <table:table-row table:style-name="ro2">
          <table:table-cell table:style-name="ce8" table:formula="of:=[$'Nomes de arquivos'.A23]" office:value-type="string" office:string-value="MDG-b_22_n2000_m200" calcext:value-type="string">
            <text:p>MDG-b_22_n2000_m200</text:p>
          </table:table-cell>
          <table:table-cell table:style-name="ce11" table:content-validation-name="val3" office:value-type="float" office:value="8742710" calcext:value-type="float">
            <text:p>8742710</text:p>
          </table:table-cell>
          <table:table-cell table:style-name="ce11" table:content-validation-name="val3" office:value-type="float" office:value="45.1441" calcext:value-type="float">
            <text:p>45,1441</text:p>
          </table:table-cell>
          <table:table-cell table:style-name="ce11" table:content-validation-name="val3" office:value-type="float" office:value="8735480" calcext:value-type="float">
            <text:p>8735480</text:p>
          </table:table-cell>
          <table:table-cell table:style-name="ce11" table:content-validation-name="val3" office:value-type="float" office:value="40.4983" calcext:value-type="float">
            <text:p>40,4983</text:p>
          </table:table-cell>
          <table:table-cell table:style-name="ce11" table:content-validation-name="val3" office:value-type="float" office:value="8715970" calcext:value-type="float">
            <text:p>8715970</text:p>
          </table:table-cell>
          <table:table-cell table:style-name="ce11" table:content-validation-name="val3" office:value-type="float" office:value="45.5486" calcext:value-type="float">
            <text:p>45,5486</text:p>
          </table:table-cell>
          <table:table-cell table:style-name="ce11" table:content-validation-name="val3" office:value-type="float" office:value="8731080" calcext:value-type="float">
            <text:p>8731080</text:p>
          </table:table-cell>
          <table:table-cell table:style-name="ce11" table:content-validation-name="val3" office:value-type="float" office:value="36.1774" calcext:value-type="float">
            <text:p>36,1774</text:p>
          </table:table-cell>
          <table:table-cell table:style-name="ce11" table:content-validation-name="val3" office:value-type="float" office:value="8730320" calcext:value-type="float">
            <text:p>8730320</text:p>
          </table:table-cell>
          <table:table-cell table:style-name="ce11" table:content-validation-name="val3" office:value-type="float" office:value="38.0695" calcext:value-type="float">
            <text:p>38,0695</text:p>
          </table:table-cell>
          <table:table-cell table:style-name="ce11" table:content-validation-name="val3" office:value-type="float" office:value="8738960" calcext:value-type="float">
            <text:p>8738960</text:p>
          </table:table-cell>
          <table:table-cell table:style-name="ce11" table:content-validation-name="val3" office:value-type="float" office:value="37.2925" calcext:value-type="float">
            <text:p>37,2925</text:p>
          </table:table-cell>
          <table:table-cell table:style-name="ce11" table:content-validation-name="val3" office:value-type="float" office:value="8735740" calcext:value-type="float">
            <text:p>8735740</text:p>
          </table:table-cell>
          <table:table-cell table:style-name="ce11" table:content-validation-name="val3" office:value-type="float" office:value="31.5826" calcext:value-type="float">
            <text:p>31,5826</text:p>
          </table:table-cell>
          <table:table-cell table:style-name="ce11" table:content-validation-name="val3" office:value-type="float" office:value="8733950" calcext:value-type="float">
            <text:p>8733950</text:p>
          </table:table-cell>
          <table:table-cell table:style-name="ce11" table:content-validation-name="val3" office:value-type="float" office:value="39.9043" calcext:value-type="float">
            <text:p>39,9043</text:p>
          </table:table-cell>
          <table:table-cell table:style-name="ce11" table:content-validation-name="val3" office:value-type="float" office:value="8740800" calcext:value-type="float">
            <text:p>8740800</text:p>
          </table:table-cell>
          <table:table-cell table:style-name="ce11" table:content-validation-name="val3" office:value-type="float" office:value="38.9912" calcext:value-type="float">
            <text:p>38,9912</text:p>
          </table:table-cell>
          <table:table-cell table:style-name="ce11" table:content-validation-name="val3" office:value-type="float" office:value="8741800" calcext:value-type="float">
            <text:p>8741800</text:p>
          </table:table-cell>
          <table:table-cell table:style-name="ce11" table:content-validation-name="val3" office:value-type="float" office:value="45.2712" calcext:value-type="float">
            <text:p>45,2712</text:p>
          </table:table-cell>
          <table:table-cell table:number-columns-repeated="1003"/>
        </table:table-row>
        <table:table-row table:style-name="ro2">
          <table:table-cell table:style-name="ce8" table:formula="of:=[$'Nomes de arquivos'.A24]" office:value-type="string" office:string-value="MDG-b_23_n2000_m200" calcext:value-type="string">
            <text:p>MDG-b_23_n2000_m200</text:p>
          </table:table-cell>
          <table:table-cell table:style-name="ce11" table:content-validation-name="val3" office:value-type="float" office:value="8729830" calcext:value-type="float">
            <text:p>8729830</text:p>
          </table:table-cell>
          <table:table-cell table:style-name="ce11" table:content-validation-name="val3" office:value-type="float" office:value="47.3307" calcext:value-type="float">
            <text:p>47,3307</text:p>
          </table:table-cell>
          <table:table-cell table:style-name="ce11" table:content-validation-name="val3" office:value-type="float" office:value="8714230" calcext:value-type="float">
            <text:p>8714230</text:p>
          </table:table-cell>
          <table:table-cell table:style-name="ce11" table:content-validation-name="val3" office:value-type="float" office:value="43.432" calcext:value-type="float">
            <text:p>43,432</text:p>
          </table:table-cell>
          <table:table-cell table:style-name="ce11" table:content-validation-name="val3" office:value-type="float" office:value="8722620" calcext:value-type="float">
            <text:p>8722620</text:p>
          </table:table-cell>
          <table:table-cell table:style-name="ce11" table:content-validation-name="val3" office:value-type="float" office:value="47.7361" calcext:value-type="float">
            <text:p>47,7361</text:p>
          </table:table-cell>
          <table:table-cell table:style-name="ce11" table:content-validation-name="val3" office:value-type="float" office:value="8697880" calcext:value-type="float">
            <text:p>8697880</text:p>
          </table:table-cell>
          <table:table-cell table:style-name="ce11" table:content-validation-name="val3" office:value-type="float" office:value="45.3694" calcext:value-type="float">
            <text:p>45,3694</text:p>
          </table:table-cell>
          <table:table-cell table:style-name="ce11" table:content-validation-name="val3" office:value-type="float" office:value="8717160" calcext:value-type="float">
            <text:p>8717160</text:p>
          </table:table-cell>
          <table:table-cell table:style-name="ce11" table:content-validation-name="val3" office:value-type="float" office:value="55.2849" calcext:value-type="float">
            <text:p>55,2849</text:p>
          </table:table-cell>
          <table:table-cell table:style-name="ce11" table:content-validation-name="val3" office:value-type="float" office:value="8723310" calcext:value-type="float">
            <text:p>8723310</text:p>
          </table:table-cell>
          <table:table-cell table:style-name="ce11" table:content-validation-name="val3" office:value-type="float" office:value="39.189" calcext:value-type="float">
            <text:p>39,189</text:p>
          </table:table-cell>
          <table:table-cell table:style-name="ce11" table:content-validation-name="val3" office:value-type="float" office:value="8720550" calcext:value-type="float">
            <text:p>8720550</text:p>
          </table:table-cell>
          <table:table-cell table:style-name="ce11" table:content-validation-name="val3" office:value-type="float" office:value="43.6719" calcext:value-type="float">
            <text:p>43,6719</text:p>
          </table:table-cell>
          <table:table-cell table:style-name="ce11" table:content-validation-name="val3" office:value-type="float" office:value="8725670" calcext:value-type="float">
            <text:p>8725670</text:p>
          </table:table-cell>
          <table:table-cell table:style-name="ce11" table:content-validation-name="val3" office:value-type="float" office:value="46.6978" calcext:value-type="float">
            <text:p>46,6978</text:p>
          </table:table-cell>
          <table:table-cell table:style-name="ce11" table:content-validation-name="val3" office:value-type="float" office:value="8723480" calcext:value-type="float">
            <text:p>8723480</text:p>
          </table:table-cell>
          <table:table-cell table:style-name="ce11" table:content-validation-name="val3" office:value-type="float" office:value="45.592" calcext:value-type="float">
            <text:p>45,592</text:p>
          </table:table-cell>
          <table:table-cell table:style-name="ce11" table:content-validation-name="val3" office:value-type="float" office:value="8716550" calcext:value-type="float">
            <text:p>8716550</text:p>
          </table:table-cell>
          <table:table-cell table:style-name="ce11" table:content-validation-name="val3" office:value-type="float" office:value="46.4505" calcext:value-type="float">
            <text:p>46,4505</text:p>
          </table:table-cell>
          <table:table-cell table:number-columns-repeated="1003"/>
        </table:table-row>
        <table:table-row table:style-name="ro2">
          <table:table-cell table:style-name="ce8" table:formula="of:=[$'Nomes de arquivos'.A25]" office:value-type="string" office:string-value="MDG-b_24_n2000_m200" calcext:value-type="string">
            <text:p>MDG-b_24_n2000_m200</text:p>
          </table:table-cell>
          <table:table-cell table:style-name="ce11" table:content-validation-name="val3" office:value-type="float" office:value="8724770" calcext:value-type="float">
            <text:p>8724770</text:p>
          </table:table-cell>
          <table:table-cell table:style-name="ce11" table:content-validation-name="val3" office:value-type="float" office:value="37.327" calcext:value-type="float">
            <text:p>37,327</text:p>
          </table:table-cell>
          <table:table-cell table:style-name="ce11" table:content-validation-name="val3" office:value-type="float" office:value="8725820" calcext:value-type="float">
            <text:p>8725820</text:p>
          </table:table-cell>
          <table:table-cell table:style-name="ce11" table:content-validation-name="val3" office:value-type="float" office:value="48.2858" calcext:value-type="float">
            <text:p>48,2858</text:p>
          </table:table-cell>
          <table:table-cell table:style-name="ce11" table:content-validation-name="val3" office:value-type="float" office:value="8721160" calcext:value-type="float">
            <text:p>8721160</text:p>
          </table:table-cell>
          <table:table-cell table:style-name="ce11" table:content-validation-name="val3" office:value-type="float" office:value="41.5138" calcext:value-type="float">
            <text:p>41,5138</text:p>
          </table:table-cell>
          <table:table-cell table:style-name="ce11" table:content-validation-name="val3" office:value-type="float" office:value="8725560" calcext:value-type="float">
            <text:p>8725560</text:p>
          </table:table-cell>
          <table:table-cell table:style-name="ce11" table:content-validation-name="val3" office:value-type="float" office:value="37.7738" calcext:value-type="float">
            <text:p>37,7738</text:p>
          </table:table-cell>
          <table:table-cell table:style-name="ce11" table:content-validation-name="val3" office:value-type="float" office:value="8716940" calcext:value-type="float">
            <text:p>8716940</text:p>
          </table:table-cell>
          <table:table-cell table:style-name="ce11" table:content-validation-name="val3" office:value-type="float" office:value="46.7093" calcext:value-type="float">
            <text:p>46,7093</text:p>
          </table:table-cell>
          <table:table-cell table:style-name="ce11" table:content-validation-name="val3" office:value-type="float" office:value="8720140" calcext:value-type="float">
            <text:p>8720140</text:p>
          </table:table-cell>
          <table:table-cell table:style-name="ce11" table:content-validation-name="val3" office:value-type="float" office:value="26.8005" calcext:value-type="float">
            <text:p>26,8005</text:p>
          </table:table-cell>
          <table:table-cell table:style-name="ce11" table:content-validation-name="val3" office:value-type="float" office:value="8705500" calcext:value-type="float">
            <text:p>8705500</text:p>
          </table:table-cell>
          <table:table-cell table:style-name="ce11" table:content-validation-name="val3" office:value-type="float" office:value="41.3824" calcext:value-type="float">
            <text:p>41,3824</text:p>
          </table:table-cell>
          <table:table-cell table:style-name="ce11" table:content-validation-name="val3" office:value-type="float" office:value="8718060" calcext:value-type="float">
            <text:p>8718060</text:p>
          </table:table-cell>
          <table:table-cell table:style-name="ce11" table:content-validation-name="val3" office:value-type="float" office:value="47.1607" calcext:value-type="float">
            <text:p>47,1607</text:p>
          </table:table-cell>
          <table:table-cell table:style-name="ce11" table:content-validation-name="val3" office:value-type="float" office:value="8710290" calcext:value-type="float">
            <text:p>8710290</text:p>
          </table:table-cell>
          <table:table-cell table:style-name="ce11" table:content-validation-name="val3" office:value-type="float" office:value="56.8157" calcext:value-type="float">
            <text:p>56,8157</text:p>
          </table:table-cell>
          <table:table-cell table:style-name="ce11" table:content-validation-name="val3" office:value-type="float" office:value="8700050" calcext:value-type="float">
            <text:p>8700050</text:p>
          </table:table-cell>
          <table:table-cell table:style-name="ce11" table:content-validation-name="val3" office:value-type="float" office:value="33.3407" calcext:value-type="float">
            <text:p>33,3407</text:p>
          </table:table-cell>
          <table:table-cell table:number-columns-repeated="1003"/>
        </table:table-row>
        <table:table-row table:style-name="ro2">
          <table:table-cell table:style-name="ce8" table:formula="of:=[$'Nomes de arquivos'.A26]" office:value-type="string" office:string-value="MDG-b_25_n2000_m200" calcext:value-type="string">
            <text:p>MDG-b_25_n2000_m200</text:p>
          </table:table-cell>
          <table:table-cell table:style-name="ce11" table:content-validation-name="val3" office:value-type="float" office:value="8717760" calcext:value-type="float">
            <text:p>8717760</text:p>
          </table:table-cell>
          <table:table-cell table:style-name="ce11" table:content-validation-name="val3" office:value-type="float" office:value="43.7729" calcext:value-type="float">
            <text:p>43,7729</text:p>
          </table:table-cell>
          <table:table-cell table:style-name="ce11" table:content-validation-name="val3" office:value-type="float" office:value="8720660" calcext:value-type="float">
            <text:p>8720660</text:p>
          </table:table-cell>
          <table:table-cell table:style-name="ce11" table:content-validation-name="val3" office:value-type="float" office:value="49.7358" calcext:value-type="float">
            <text:p>49,7358</text:p>
          </table:table-cell>
          <table:table-cell table:style-name="ce11" table:content-validation-name="val3" office:value-type="float" office:value="8724540" calcext:value-type="float">
            <text:p>8724540</text:p>
          </table:table-cell>
          <table:table-cell table:style-name="ce11" table:content-validation-name="val3" office:value-type="float" office:value="41.5957" calcext:value-type="float">
            <text:p>41,5957</text:p>
          </table:table-cell>
          <table:table-cell table:style-name="ce11" table:content-validation-name="val3" office:value-type="float" office:value="8709780" calcext:value-type="float">
            <text:p>8709780</text:p>
          </table:table-cell>
          <table:table-cell table:style-name="ce11" table:content-validation-name="val3" office:value-type="float" office:value="41.5566" calcext:value-type="float">
            <text:p>41,5566</text:p>
          </table:table-cell>
          <table:table-cell table:style-name="ce11" table:content-validation-name="val3" office:value-type="float" office:value="8734470" calcext:value-type="float">
            <text:p>8734470</text:p>
          </table:table-cell>
          <table:table-cell table:style-name="ce11" table:content-validation-name="val3" office:value-type="float" office:value="44.5084" calcext:value-type="float">
            <text:p>44,5084</text:p>
          </table:table-cell>
          <table:table-cell table:style-name="ce11" table:content-validation-name="val3" office:value-type="float" office:value="8711760" calcext:value-type="float">
            <text:p>8711760</text:p>
          </table:table-cell>
          <table:table-cell table:style-name="ce11" table:content-validation-name="val3" office:value-type="float" office:value="49.5216" calcext:value-type="float">
            <text:p>49,5216</text:p>
          </table:table-cell>
          <table:table-cell table:style-name="ce11" table:content-validation-name="val3" office:value-type="float" office:value="8729950" calcext:value-type="float">
            <text:p>8729950</text:p>
          </table:table-cell>
          <table:table-cell table:style-name="ce11" table:content-validation-name="val3" office:value-type="float" office:value="45.7806" calcext:value-type="float">
            <text:p>45,7806</text:p>
          </table:table-cell>
          <table:table-cell table:style-name="ce11" table:content-validation-name="val3" office:value-type="float" office:value="8711540" calcext:value-type="float">
            <text:p>8711540</text:p>
          </table:table-cell>
          <table:table-cell table:style-name="ce11" table:content-validation-name="val3" office:value-type="float" office:value="42.2099" calcext:value-type="float">
            <text:p>42,2099</text:p>
          </table:table-cell>
          <table:table-cell table:style-name="ce11" table:content-validation-name="val3" office:value-type="float" office:value="8720350" calcext:value-type="float">
            <text:p>8720350</text:p>
          </table:table-cell>
          <table:table-cell table:style-name="ce11" table:content-validation-name="val3" office:value-type="float" office:value="44.9603" calcext:value-type="float">
            <text:p>44,9603</text:p>
          </table:table-cell>
          <table:table-cell table:style-name="ce11" table:content-validation-name="val3" office:value-type="float" office:value="8713410" calcext:value-type="float">
            <text:p>8713410</text:p>
          </table:table-cell>
          <table:table-cell table:style-name="ce11" table:content-validation-name="val3" office:value-type="float" office:value="48.4883" calcext:value-type="float">
            <text:p>48,4883</text:p>
          </table:table-cell>
          <table:table-cell table:number-columns-repeated="1003"/>
        </table:table-row>
        <table:table-row table:style-name="ro2">
          <table:table-cell table:style-name="ce8" table:formula="of:=[$'Nomes de arquivos'.A27]" office:value-type="string" office:string-value="MDG-b_26_n2000_m200" calcext:value-type="string">
            <text:p>MDG-b_26_n2000_m200</text:p>
          </table:table-cell>
          <table:table-cell table:style-name="ce11" table:content-validation-name="val3" office:value-type="float" office:value="8716920" calcext:value-type="float">
            <text:p>8716920</text:p>
          </table:table-cell>
          <table:table-cell table:style-name="ce11" table:content-validation-name="val3" office:value-type="float" office:value="51.1549" calcext:value-type="float">
            <text:p>51,1549</text:p>
          </table:table-cell>
          <table:table-cell table:style-name="ce11" table:content-validation-name="val3" office:value-type="float" office:value="8712950" calcext:value-type="float">
            <text:p>8712950</text:p>
          </table:table-cell>
          <table:table-cell table:style-name="ce11" table:content-validation-name="val3" office:value-type="float" office:value="43.913" calcext:value-type="float">
            <text:p>43,913</text:p>
          </table:table-cell>
          <table:table-cell table:style-name="ce11" table:content-validation-name="val3" office:value-type="float" office:value="8717050" calcext:value-type="float">
            <text:p>8717050</text:p>
          </table:table-cell>
          <table:table-cell table:style-name="ce11" table:content-validation-name="val3" office:value-type="float" office:value="43.2443" calcext:value-type="float">
            <text:p>43,2443</text:p>
          </table:table-cell>
          <table:table-cell table:style-name="ce11" table:content-validation-name="val3" office:value-type="float" office:value="8715920" calcext:value-type="float">
            <text:p>8715920</text:p>
          </table:table-cell>
          <table:table-cell table:style-name="ce11" table:content-validation-name="val3" office:value-type="float" office:value="47.4921" calcext:value-type="float">
            <text:p>47,4921</text:p>
          </table:table-cell>
          <table:table-cell table:style-name="ce11" table:content-validation-name="val3" office:value-type="float" office:value="8713130" calcext:value-type="float">
            <text:p>8713130</text:p>
          </table:table-cell>
          <table:table-cell table:style-name="ce11" table:content-validation-name="val3" office:value-type="float" office:value="44.6937" calcext:value-type="float">
            <text:p>44,6937</text:p>
          </table:table-cell>
          <table:table-cell table:style-name="ce11" table:content-validation-name="val3" office:value-type="float" office:value="8719790" calcext:value-type="float">
            <text:p>8719790</text:p>
          </table:table-cell>
          <table:table-cell table:style-name="ce11" table:content-validation-name="val3" office:value-type="float" office:value="26.5579" calcext:value-type="float">
            <text:p>26,5579</text:p>
          </table:table-cell>
          <table:table-cell table:style-name="ce11" table:content-validation-name="val3" office:value-type="float" office:value="8720630" calcext:value-type="float">
            <text:p>8720630</text:p>
          </table:table-cell>
          <table:table-cell table:style-name="ce11" table:content-validation-name="val3" office:value-type="float" office:value="34.3453" calcext:value-type="float">
            <text:p>34,3453</text:p>
          </table:table-cell>
          <table:table-cell table:style-name="ce11" table:content-validation-name="val3" office:value-type="float" office:value="8720850" calcext:value-type="float">
            <text:p>8720850</text:p>
          </table:table-cell>
          <table:table-cell table:style-name="ce11" table:content-validation-name="val3" office:value-type="float" office:value="31.0146" calcext:value-type="float">
            <text:p>31,0146</text:p>
          </table:table-cell>
          <table:table-cell table:style-name="ce11" table:content-validation-name="val3" office:value-type="float" office:value="8710900" calcext:value-type="float">
            <text:p>8710900</text:p>
          </table:table-cell>
          <table:table-cell table:style-name="ce11" table:content-validation-name="val3" office:value-type="float" office:value="42.2121" calcext:value-type="float">
            <text:p>42,2121</text:p>
          </table:table-cell>
          <table:table-cell table:style-name="ce11" table:content-validation-name="val3" office:value-type="float" office:value="8713290" calcext:value-type="float">
            <text:p>8713290</text:p>
          </table:table-cell>
          <table:table-cell table:style-name="ce11" table:content-validation-name="val3" office:value-type="float" office:value="44.4365" calcext:value-type="float">
            <text:p>44,4365</text:p>
          </table:table-cell>
          <table:table-cell table:number-columns-repeated="1003"/>
        </table:table-row>
        <table:table-row table:style-name="ro2">
          <table:table-cell table:style-name="ce8" table:formula="of:=[$'Nomes de arquivos'.A28]" office:value-type="string" office:string-value="MDG-b_27_n2000_m200" calcext:value-type="string">
            <text:p>MDG-b_27_n2000_m200</text:p>
          </table:table-cell>
          <table:table-cell table:style-name="ce11" table:content-validation-name="val3" office:value-type="float" office:value="8705900" calcext:value-type="float">
            <text:p>8705900</text:p>
          </table:table-cell>
          <table:table-cell table:style-name="ce11" table:content-validation-name="val3" office:value-type="float" office:value="55.6341" calcext:value-type="float">
            <text:p>55,6341</text:p>
          </table:table-cell>
          <table:table-cell table:style-name="ce11" table:content-validation-name="val3" office:value-type="float" office:value="8706370" calcext:value-type="float">
            <text:p>8706370</text:p>
          </table:table-cell>
          <table:table-cell table:style-name="ce11" table:content-validation-name="val3" office:value-type="float" office:value="41.961" calcext:value-type="float">
            <text:p>41,961</text:p>
          </table:table-cell>
          <table:table-cell table:style-name="ce11" table:content-validation-name="val3" office:value-type="float" office:value="8731850" calcext:value-type="float">
            <text:p>8731850</text:p>
          </table:table-cell>
          <table:table-cell table:style-name="ce11" table:content-validation-name="val3" office:value-type="float" office:value="34.7081" calcext:value-type="float">
            <text:p>34,7081</text:p>
          </table:table-cell>
          <table:table-cell table:style-name="ce11" table:content-validation-name="val3" office:value-type="float" office:value="8711470" calcext:value-type="float">
            <text:p>8711470</text:p>
          </table:table-cell>
          <table:table-cell table:style-name="ce11" table:content-validation-name="val3" office:value-type="float" office:value="46.5044" calcext:value-type="float">
            <text:p>46,5044</text:p>
          </table:table-cell>
          <table:table-cell table:style-name="ce11" table:content-validation-name="val3" office:value-type="float" office:value="8716370" calcext:value-type="float">
            <text:p>8716370</text:p>
          </table:table-cell>
          <table:table-cell table:style-name="ce11" table:content-validation-name="val3" office:value-type="float" office:value="46.196" calcext:value-type="float">
            <text:p>46,196</text:p>
          </table:table-cell>
          <table:table-cell table:style-name="ce11" table:content-validation-name="val3" office:value-type="float" office:value="8725250" calcext:value-type="float">
            <text:p>8725250</text:p>
          </table:table-cell>
          <table:table-cell table:style-name="ce11" table:content-validation-name="val3" office:value-type="float" office:value="41.0244" calcext:value-type="float">
            <text:p>41,0244</text:p>
          </table:table-cell>
          <table:table-cell table:style-name="ce11" table:content-validation-name="val3" office:value-type="float" office:value="8720500" calcext:value-type="float">
            <text:p>8720500</text:p>
          </table:table-cell>
          <table:table-cell table:style-name="ce11" table:content-validation-name="val3" office:value-type="float" office:value="49.934" calcext:value-type="float">
            <text:p>49,934</text:p>
          </table:table-cell>
          <table:table-cell table:style-name="ce11" table:content-validation-name="val3" office:value-type="float" office:value="8713130" calcext:value-type="float">
            <text:p>8713130</text:p>
          </table:table-cell>
          <table:table-cell table:style-name="ce11" table:content-validation-name="val3" office:value-type="float" office:value="53.4324" calcext:value-type="float">
            <text:p>53,4324</text:p>
          </table:table-cell>
          <table:table-cell table:style-name="ce11" table:content-validation-name="val3" office:value-type="float" office:value="8720270" calcext:value-type="float">
            <text:p>8720270</text:p>
          </table:table-cell>
          <table:table-cell table:style-name="ce11" table:content-validation-name="val3" office:value-type="float" office:value="47.5227" calcext:value-type="float">
            <text:p>47,5227</text:p>
          </table:table-cell>
          <table:table-cell table:style-name="ce11" table:content-validation-name="val3" office:value-type="float" office:value="8721170" calcext:value-type="float">
            <text:p>8721170</text:p>
          </table:table-cell>
          <table:table-cell table:style-name="ce11" table:content-validation-name="val3" office:value-type="float" office:value="46.9622" calcext:value-type="float">
            <text:p>46,9622</text:p>
          </table:table-cell>
          <table:table-cell table:number-columns-repeated="1003"/>
        </table:table-row>
        <table:table-row table:style-name="ro2">
          <table:table-cell table:style-name="ce8" table:formula="of:=[$'Nomes de arquivos'.A29]" office:value-type="string" office:string-value="MDG-b_28_n2000_m200" calcext:value-type="string">
            <text:p>MDG-b_28_n2000_m200</text:p>
          </table:table-cell>
          <table:table-cell table:style-name="ce11" table:content-validation-name="val3" office:value-type="float" office:value="8721250" calcext:value-type="float">
            <text:p>8721250</text:p>
          </table:table-cell>
          <table:table-cell table:style-name="ce11" table:content-validation-name="val3" office:value-type="float" office:value="51.6239" calcext:value-type="float">
            <text:p>51,6239</text:p>
          </table:table-cell>
          <table:table-cell table:style-name="ce11" table:content-validation-name="val3" office:value-type="float" office:value="8711130" calcext:value-type="float">
            <text:p>8711130</text:p>
          </table:table-cell>
          <table:table-cell table:style-name="ce11" table:content-validation-name="val3" office:value-type="float" office:value="49.7724" calcext:value-type="float">
            <text:p>49,7724</text:p>
          </table:table-cell>
          <table:table-cell table:style-name="ce11" table:content-validation-name="val3" office:value-type="float" office:value="8729670" calcext:value-type="float">
            <text:p>8729670</text:p>
          </table:table-cell>
          <table:table-cell table:style-name="ce11" table:content-validation-name="val3" office:value-type="float" office:value="46.4149" calcext:value-type="float">
            <text:p>46,4149</text:p>
          </table:table-cell>
          <table:table-cell table:style-name="ce11" table:content-validation-name="val3" office:value-type="float" office:value="8705910" calcext:value-type="float">
            <text:p>8705910</text:p>
          </table:table-cell>
          <table:table-cell table:style-name="ce11" table:content-validation-name="val3" office:value-type="float" office:value="44.7546" calcext:value-type="float">
            <text:p>44,7546</text:p>
          </table:table-cell>
          <table:table-cell table:style-name="ce11" table:content-validation-name="val3" office:value-type="float" office:value="8723310" calcext:value-type="float">
            <text:p>8723310</text:p>
          </table:table-cell>
          <table:table-cell table:style-name="ce11" table:content-validation-name="val3" office:value-type="float" office:value="57.5585" calcext:value-type="float">
            <text:p>57,5585</text:p>
          </table:table-cell>
          <table:table-cell table:style-name="ce11" table:content-validation-name="val3" office:value-type="float" office:value="8720370" calcext:value-type="float">
            <text:p>8720370</text:p>
          </table:table-cell>
          <table:table-cell table:style-name="ce11" table:content-validation-name="val3" office:value-type="float" office:value="49.0836" calcext:value-type="float">
            <text:p>49,0836</text:p>
          </table:table-cell>
          <table:table-cell table:style-name="ce11" table:content-validation-name="val3" office:value-type="float" office:value="8708280" calcext:value-type="float">
            <text:p>8708280</text:p>
          </table:table-cell>
          <table:table-cell table:style-name="ce11" table:content-validation-name="val3" office:value-type="float" office:value="45.4802" calcext:value-type="float">
            <text:p>45,4802</text:p>
          </table:table-cell>
          <table:table-cell table:style-name="ce11" table:content-validation-name="val3" office:value-type="float" office:value="8718180" calcext:value-type="float">
            <text:p>8718180</text:p>
          </table:table-cell>
          <table:table-cell table:style-name="ce11" table:content-validation-name="val3" office:value-type="float" office:value="38.7974" calcext:value-type="float">
            <text:p>38,7974</text:p>
          </table:table-cell>
          <table:table-cell table:style-name="ce11" table:content-validation-name="val3" office:value-type="float" office:value="8724470" calcext:value-type="float">
            <text:p>8724470</text:p>
          </table:table-cell>
          <table:table-cell table:style-name="ce11" table:content-validation-name="val3" office:value-type="float" office:value="59.5579" calcext:value-type="float">
            <text:p>59,5579</text:p>
          </table:table-cell>
          <table:table-cell table:style-name="ce11" table:content-validation-name="val3" office:value-type="float" office:value="8715500" calcext:value-type="float">
            <text:p>8715500</text:p>
          </table:table-cell>
          <table:table-cell table:style-name="ce11" table:content-validation-name="val3" office:value-type="float" office:value="44.5707" calcext:value-type="float">
            <text:p>44,5707</text:p>
          </table:table-cell>
          <table:table-cell table:number-columns-repeated="1003"/>
        </table:table-row>
        <table:table-row table:style-name="ro2">
          <table:table-cell table:style-name="ce8" table:formula="of:=[$'Nomes de arquivos'.A30]" office:value-type="string" office:string-value="MDG-b_29_n2000_m200" calcext:value-type="string">
            <text:p>MDG-b_29_n2000_m200</text:p>
          </table:table-cell>
          <table:table-cell table:style-name="ce11" table:content-validation-name="val3" office:value-type="float" office:value="8712130" calcext:value-type="float">
            <text:p>8712130</text:p>
          </table:table-cell>
          <table:table-cell table:style-name="ce11" table:content-validation-name="val3" office:value-type="float" office:value="41.3352" calcext:value-type="float">
            <text:p>41,3352</text:p>
          </table:table-cell>
          <table:table-cell table:style-name="ce11" table:content-validation-name="val3" office:value-type="float" office:value="8705460" calcext:value-type="float">
            <text:p>8705460</text:p>
          </table:table-cell>
          <table:table-cell table:style-name="ce11" table:content-validation-name="val3" office:value-type="float" office:value="45.8138" calcext:value-type="float">
            <text:p>45,8138</text:p>
          </table:table-cell>
          <table:table-cell table:style-name="ce11" table:content-validation-name="val3" office:value-type="float" office:value="8712730" calcext:value-type="float">
            <text:p>8712730</text:p>
          </table:table-cell>
          <table:table-cell table:style-name="ce11" table:content-validation-name="val3" office:value-type="float" office:value="35.5458" calcext:value-type="float">
            <text:p>35,5458</text:p>
          </table:table-cell>
          <table:table-cell table:style-name="ce11" table:content-validation-name="val3" office:value-type="float" office:value="8707470" calcext:value-type="float">
            <text:p>8707470</text:p>
          </table:table-cell>
          <table:table-cell table:style-name="ce11" table:content-validation-name="val3" office:value-type="float" office:value="44.9795" calcext:value-type="float">
            <text:p>44,9795</text:p>
          </table:table-cell>
          <table:table-cell table:style-name="ce11" table:content-validation-name="val3" office:value-type="float" office:value="8712220" calcext:value-type="float">
            <text:p>8712220</text:p>
          </table:table-cell>
          <table:table-cell table:style-name="ce11" table:content-validation-name="val3" office:value-type="float" office:value="49.3431" calcext:value-type="float">
            <text:p>49,3431</text:p>
          </table:table-cell>
          <table:table-cell table:style-name="ce11" table:content-validation-name="val3" office:value-type="float" office:value="8706750" calcext:value-type="float">
            <text:p>8706750</text:p>
          </table:table-cell>
          <table:table-cell table:style-name="ce11" table:content-validation-name="val3" office:value-type="float" office:value="50.2824" calcext:value-type="float">
            <text:p>50,2824</text:p>
          </table:table-cell>
          <table:table-cell table:style-name="ce11" table:content-validation-name="val3" office:value-type="float" office:value="8712300" calcext:value-type="float">
            <text:p>8712300</text:p>
          </table:table-cell>
          <table:table-cell table:style-name="ce11" table:content-validation-name="val3" office:value-type="float" office:value="34.5022" calcext:value-type="float">
            <text:p>34,5022</text:p>
          </table:table-cell>
          <table:table-cell table:style-name="ce11" table:content-validation-name="val3" office:value-type="float" office:value="8704540" calcext:value-type="float">
            <text:p>8704540</text:p>
          </table:table-cell>
          <table:table-cell table:style-name="ce11" table:content-validation-name="val3" office:value-type="float" office:value="52.1643" calcext:value-type="float">
            <text:p>52,1643</text:p>
          </table:table-cell>
          <table:table-cell table:style-name="ce11" table:content-validation-name="val3" office:value-type="float" office:value="8710730" calcext:value-type="float">
            <text:p>8710730</text:p>
          </table:table-cell>
          <table:table-cell table:style-name="ce11" table:content-validation-name="val3" office:value-type="float" office:value="47.2852" calcext:value-type="float">
            <text:p>47,2852</text:p>
          </table:table-cell>
          <table:table-cell table:style-name="ce11" table:content-validation-name="val3" office:value-type="float" office:value="8715050" calcext:value-type="float">
            <text:p>8715050</text:p>
          </table:table-cell>
          <table:table-cell table:style-name="ce11" table:content-validation-name="val3" office:value-type="float" office:value="44.6836" calcext:value-type="float">
            <text:p>44,6836</text:p>
          </table:table-cell>
          <table:table-cell table:number-columns-repeated="1003"/>
        </table:table-row>
        <table:table-row table:style-name="ro2">
          <table:table-cell table:style-name="ce8" table:formula="of:=[$'Nomes de arquivos'.A31]" office:value-type="string" office:string-value="MDG-b_30_n2000_m200" calcext:value-type="string">
            <text:p>MDG-b_30_n2000_m200</text:p>
          </table:table-cell>
          <table:table-cell table:style-name="ce11" table:content-validation-name="val3" office:value-type="float" office:value="8719490" calcext:value-type="float">
            <text:p>8719490</text:p>
          </table:table-cell>
          <table:table-cell table:style-name="ce11" table:content-validation-name="val3" office:value-type="float" office:value="51.1378" calcext:value-type="float">
            <text:p>51,1378</text:p>
          </table:table-cell>
          <table:table-cell table:style-name="ce11" table:content-validation-name="val3" office:value-type="float" office:value="8711990" calcext:value-type="float">
            <text:p>8711990</text:p>
          </table:table-cell>
          <table:table-cell table:style-name="ce11" table:content-validation-name="val3" office:value-type="float" office:value="47.6929" calcext:value-type="float">
            <text:p>47,6929</text:p>
          </table:table-cell>
          <table:table-cell table:style-name="ce11" table:content-validation-name="val3" office:value-type="float" office:value="8716830" calcext:value-type="float">
            <text:p>8716830</text:p>
          </table:table-cell>
          <table:table-cell table:style-name="ce11" table:content-validation-name="val3" office:value-type="float" office:value="43.452" calcext:value-type="float">
            <text:p>43,452</text:p>
          </table:table-cell>
          <table:table-cell table:style-name="ce11" table:content-validation-name="val3" office:value-type="float" office:value="8714750" calcext:value-type="float">
            <text:p>8714750</text:p>
          </table:table-cell>
          <table:table-cell table:style-name="ce11" table:content-validation-name="val3" office:value-type="float" office:value="47.9458" calcext:value-type="float">
            <text:p>47,9458</text:p>
          </table:table-cell>
          <table:table-cell table:style-name="ce11" table:content-validation-name="val3" office:value-type="float" office:value="8721580" calcext:value-type="float">
            <text:p>8721580</text:p>
          </table:table-cell>
          <table:table-cell table:style-name="ce11" table:content-validation-name="val3" office:value-type="float" office:value="50.248" calcext:value-type="float">
            <text:p>50,248</text:p>
          </table:table-cell>
          <table:table-cell table:style-name="ce11" table:content-validation-name="val3" office:value-type="float" office:value="8720240" calcext:value-type="float">
            <text:p>8720240</text:p>
          </table:table-cell>
          <table:table-cell table:style-name="ce11" table:content-validation-name="val3" office:value-type="float" office:value="46.455" calcext:value-type="float">
            <text:p>46,455</text:p>
          </table:table-cell>
          <table:table-cell table:style-name="ce11" table:content-validation-name="val3" office:value-type="float" office:value="8693880" calcext:value-type="float">
            <text:p>8693880</text:p>
          </table:table-cell>
          <table:table-cell table:style-name="ce11" table:content-validation-name="val3" office:value-type="float" office:value="58.3506" calcext:value-type="float">
            <text:p>58,3506</text:p>
          </table:table-cell>
          <table:table-cell table:style-name="ce11" table:content-validation-name="val3" office:value-type="float" office:value="8710440" calcext:value-type="float">
            <text:p>8710440</text:p>
          </table:table-cell>
          <table:table-cell table:style-name="ce11" table:content-validation-name="val3" office:value-type="float" office:value="40.2467" calcext:value-type="float">
            <text:p>40,2467</text:p>
          </table:table-cell>
          <table:table-cell table:style-name="ce11" table:content-validation-name="val3" office:value-type="float" office:value="8724100" calcext:value-type="float">
            <text:p>8724100</text:p>
          </table:table-cell>
          <table:table-cell table:style-name="ce11" table:content-validation-name="val3" office:value-type="float" office:value="49.3563" calcext:value-type="float">
            <text:p>49,3563</text:p>
          </table:table-cell>
          <table:table-cell table:style-name="ce11" table:content-validation-name="val3" office:value-type="float" office:value="8709360" calcext:value-type="float">
            <text:p>8709360</text:p>
          </table:table-cell>
          <table:table-cell table:style-name="ce11" table:content-validation-name="val3" office:value-type="float" office:value="48.7244" calcext:value-type="float">
            <text:p>48,7244</text:p>
          </table:table-cell>
          <table:table-cell table:number-columns-repeated="1003"/>
        </table:table-row>
        <table:table-row table:style-name="ro2">
          <table:table-cell table:style-name="ce8" table:formula="of:=[$'Nomes de arquivos'.A32]" office:value-type="string" office:string-value="MDG-b_31_n2000_m200" calcext:value-type="string">
            <text:p>MDG-b_31_n2000_m200</text:p>
          </table:table-cell>
          <table:table-cell table:style-name="ce11" table:content-validation-name="val3" office:value-type="float" office:value="8727750" calcext:value-type="float">
            <text:p>8727750</text:p>
          </table:table-cell>
          <table:table-cell table:style-name="ce11" table:content-validation-name="val3" office:value-type="float" office:value="45.107" calcext:value-type="float">
            <text:p>45,107</text:p>
          </table:table-cell>
          <table:table-cell table:style-name="ce11" table:content-validation-name="val3" office:value-type="float" office:value="8720920" calcext:value-type="float">
            <text:p>8720920</text:p>
          </table:table-cell>
          <table:table-cell table:style-name="ce11" table:content-validation-name="val3" office:value-type="float" office:value="50.3204" calcext:value-type="float">
            <text:p>50,3204</text:p>
          </table:table-cell>
          <table:table-cell table:style-name="ce11" table:content-validation-name="val3" office:value-type="float" office:value="8727920" calcext:value-type="float">
            <text:p>8727920</text:p>
          </table:table-cell>
          <table:table-cell table:style-name="ce11" table:content-validation-name="val3" office:value-type="float" office:value="45.1488" calcext:value-type="float">
            <text:p>45,1488</text:p>
          </table:table-cell>
          <table:table-cell table:style-name="ce11" table:content-validation-name="val3" office:value-type="float" office:value="8722400" calcext:value-type="float">
            <text:p>8722400</text:p>
          </table:table-cell>
          <table:table-cell table:style-name="ce11" table:content-validation-name="val3" office:value-type="float" office:value="32.9588" calcext:value-type="float">
            <text:p>32,9588</text:p>
          </table:table-cell>
          <table:table-cell table:style-name="ce11" table:content-validation-name="val3" office:value-type="float" office:value="8718390" calcext:value-type="float">
            <text:p>8718390</text:p>
          </table:table-cell>
          <table:table-cell table:style-name="ce11" table:content-validation-name="val3" office:value-type="float" office:value="54.0139" calcext:value-type="float">
            <text:p>54,0139</text:p>
          </table:table-cell>
          <table:table-cell table:style-name="ce11" table:content-validation-name="val3" office:value-type="float" office:value="8716760" calcext:value-type="float">
            <text:p>8716760</text:p>
          </table:table-cell>
          <table:table-cell table:style-name="ce11" table:content-validation-name="val3" office:value-type="float" office:value="41.034" calcext:value-type="float">
            <text:p>41,034</text:p>
          </table:table-cell>
          <table:table-cell table:style-name="ce11" table:content-validation-name="val3" office:value-type="float" office:value="8729790" calcext:value-type="float">
            <text:p>8729790</text:p>
          </table:table-cell>
          <table:table-cell table:style-name="ce11" table:content-validation-name="val3" office:value-type="float" office:value="47.041" calcext:value-type="float">
            <text:p>47,041</text:p>
          </table:table-cell>
          <table:table-cell table:style-name="ce11" table:content-validation-name="val3" office:value-type="float" office:value="8725010" calcext:value-type="float">
            <text:p>8725010</text:p>
          </table:table-cell>
          <table:table-cell table:style-name="ce11" table:content-validation-name="val3" office:value-type="float" office:value="47.0403" calcext:value-type="float">
            <text:p>47,0403</text:p>
          </table:table-cell>
          <table:table-cell table:style-name="ce11" table:content-validation-name="val3" office:value-type="float" office:value="8709300" calcext:value-type="float">
            <text:p>8709300</text:p>
          </table:table-cell>
          <table:table-cell table:style-name="ce11" table:content-validation-name="val3" office:value-type="float" office:value="49.4954" calcext:value-type="float">
            <text:p>49,4954</text:p>
          </table:table-cell>
          <table:table-cell table:style-name="ce11" table:content-validation-name="val3" office:value-type="float" office:value="8717820" calcext:value-type="float">
            <text:p>8717820</text:p>
          </table:table-cell>
          <table:table-cell table:style-name="ce11" table:content-validation-name="val3" office:value-type="float" office:value="39.757" calcext:value-type="float">
            <text:p>39,757</text:p>
          </table:table-cell>
          <table:table-cell table:number-columns-repeated="1003"/>
        </table:table-row>
        <table:table-row table:style-name="ro2">
          <table:table-cell table:style-name="ce8" table:formula="of:=[$'Nomes de arquivos'.A33]" office:value-type="string" office:string-value="MDG-b_32_n2000_m200" calcext:value-type="string">
            <text:p>MDG-b_32_n2000_m200</text:p>
          </table:table-cell>
          <table:table-cell table:style-name="ce11" table:content-validation-name="val3" office:value-type="float" office:value="8716230" calcext:value-type="float">
            <text:p>8716230</text:p>
          </table:table-cell>
          <table:table-cell table:style-name="ce11" table:content-validation-name="val3" office:value-type="float" office:value="45.8892" calcext:value-type="float">
            <text:p>45,8892</text:p>
          </table:table-cell>
          <table:table-cell table:style-name="ce11" table:content-validation-name="val3" office:value-type="float" office:value="8707930" calcext:value-type="float">
            <text:p>8707930</text:p>
          </table:table-cell>
          <table:table-cell table:style-name="ce11" table:content-validation-name="val3" office:value-type="float" office:value="44.8384" calcext:value-type="float">
            <text:p>44,8384</text:p>
          </table:table-cell>
          <table:table-cell table:style-name="ce11" table:content-validation-name="val3" office:value-type="float" office:value="8709990" calcext:value-type="float">
            <text:p>8709990</text:p>
          </table:table-cell>
          <table:table-cell table:style-name="ce11" table:content-validation-name="val3" office:value-type="float" office:value="45.0156" calcext:value-type="float">
            <text:p>45,0156</text:p>
          </table:table-cell>
          <table:table-cell table:style-name="ce11" table:content-validation-name="val3" office:value-type="float" office:value="8706350" calcext:value-type="float">
            <text:p>8706350</text:p>
          </table:table-cell>
          <table:table-cell table:style-name="ce11" table:content-validation-name="val3" office:value-type="float" office:value="53.946" calcext:value-type="float">
            <text:p>53,946</text:p>
          </table:table-cell>
          <table:table-cell table:style-name="ce11" table:content-validation-name="val3" office:value-type="float" office:value="8712910" calcext:value-type="float">
            <text:p>8712910</text:p>
          </table:table-cell>
          <table:table-cell table:style-name="ce11" table:content-validation-name="val3" office:value-type="float" office:value="41.8342" calcext:value-type="float">
            <text:p>41,8342</text:p>
          </table:table-cell>
          <table:table-cell table:style-name="ce11" table:content-validation-name="val3" office:value-type="float" office:value="8715540" calcext:value-type="float">
            <text:p>8715540</text:p>
          </table:table-cell>
          <table:table-cell table:style-name="ce11" table:content-validation-name="val3" office:value-type="float" office:value="54.1082" calcext:value-type="float">
            <text:p>54,1082</text:p>
          </table:table-cell>
          <table:table-cell table:style-name="ce11" table:content-validation-name="val3" office:value-type="float" office:value="8718130" calcext:value-type="float">
            <text:p>8718130</text:p>
          </table:table-cell>
          <table:table-cell table:style-name="ce11" table:content-validation-name="val3" office:value-type="float" office:value="45.5201" calcext:value-type="float">
            <text:p>45,5201</text:p>
          </table:table-cell>
          <table:table-cell table:style-name="ce11" table:content-validation-name="val3" office:value-type="float" office:value="8724250" calcext:value-type="float">
            <text:p>8724250</text:p>
          </table:table-cell>
          <table:table-cell table:style-name="ce11" table:content-validation-name="val3" office:value-type="float" office:value="47.3295" calcext:value-type="float">
            <text:p>47,3295</text:p>
          </table:table-cell>
          <table:table-cell table:style-name="ce11" table:content-validation-name="val3" office:value-type="float" office:value="8709660" calcext:value-type="float">
            <text:p>8709660</text:p>
          </table:table-cell>
          <table:table-cell table:style-name="ce11" table:content-validation-name="val3" office:value-type="float" office:value="49.3831" calcext:value-type="float">
            <text:p>49,3831</text:p>
          </table:table-cell>
          <table:table-cell table:style-name="ce11" table:content-validation-name="val3" office:value-type="float" office:value="8720830" calcext:value-type="float">
            <text:p>8720830</text:p>
          </table:table-cell>
          <table:table-cell table:style-name="ce11" table:content-validation-name="val3" office:value-type="float" office:value="43.556" calcext:value-type="float">
            <text:p>43,556</text:p>
          </table:table-cell>
          <table:table-cell table:number-columns-repeated="1003"/>
        </table:table-row>
        <table:table-row table:style-name="ro2">
          <table:table-cell table:style-name="ce8" table:formula="of:=[$'Nomes de arquivos'.A34]" office:value-type="string" office:string-value="MDG-b_33_n2000_m200" calcext:value-type="string">
            <text:p>MDG-b_33_n2000_m200</text:p>
          </table:table-cell>
          <table:table-cell table:style-name="ce11" table:content-validation-name="val3" office:value-type="float" office:value="8716980" calcext:value-type="float">
            <text:p>8716980</text:p>
          </table:table-cell>
          <table:table-cell table:style-name="ce11" table:content-validation-name="val3" office:value-type="float" office:value="49.0096" calcext:value-type="float">
            <text:p>49,0096</text:p>
          </table:table-cell>
          <table:table-cell table:style-name="ce11" table:content-validation-name="val3" office:value-type="float" office:value="8719950" calcext:value-type="float">
            <text:p>8719950</text:p>
          </table:table-cell>
          <table:table-cell table:style-name="ce11" table:content-validation-name="val3" office:value-type="float" office:value="50.7948" calcext:value-type="float">
            <text:p>50,7948</text:p>
          </table:table-cell>
          <table:table-cell table:style-name="ce11" table:content-validation-name="val3" office:value-type="float" office:value="8712690" calcext:value-type="float">
            <text:p>8712690</text:p>
          </table:table-cell>
          <table:table-cell table:style-name="ce11" table:content-validation-name="val3" office:value-type="float" office:value="45.8717" calcext:value-type="float">
            <text:p>45,8717</text:p>
          </table:table-cell>
          <table:table-cell table:style-name="ce11" table:content-validation-name="val3" office:value-type="float" office:value="8722290" calcext:value-type="float">
            <text:p>8722290</text:p>
          </table:table-cell>
          <table:table-cell table:style-name="ce11" table:content-validation-name="val3" office:value-type="float" office:value="44.3083" calcext:value-type="float">
            <text:p>44,3083</text:p>
          </table:table-cell>
          <table:table-cell table:style-name="ce11" table:content-validation-name="val3" office:value-type="float" office:value="8716940" calcext:value-type="float">
            <text:p>8716940</text:p>
          </table:table-cell>
          <table:table-cell table:style-name="ce11" table:content-validation-name="val3" office:value-type="float" office:value="44.2414" calcext:value-type="float">
            <text:p>44,2414</text:p>
          </table:table-cell>
          <table:table-cell table:style-name="ce11" table:content-validation-name="val3" office:value-type="float" office:value="8712130" calcext:value-type="float">
            <text:p>8712130</text:p>
          </table:table-cell>
          <table:table-cell table:style-name="ce11" table:content-validation-name="val3" office:value-type="float" office:value="49.3316" calcext:value-type="float">
            <text:p>49,3316</text:p>
          </table:table-cell>
          <table:table-cell table:style-name="ce11" table:content-validation-name="val3" office:value-type="float" office:value="8702550" calcext:value-type="float">
            <text:p>8702550</text:p>
          </table:table-cell>
          <table:table-cell table:style-name="ce11" table:content-validation-name="val3" office:value-type="float" office:value="42.8996" calcext:value-type="float">
            <text:p>42,8996</text:p>
          </table:table-cell>
          <table:table-cell table:style-name="ce11" table:content-validation-name="val3" office:value-type="float" office:value="8717100" calcext:value-type="float">
            <text:p>8717100</text:p>
          </table:table-cell>
          <table:table-cell table:style-name="ce11" table:content-validation-name="val3" office:value-type="float" office:value="51.9524" calcext:value-type="float">
            <text:p>51,9524</text:p>
          </table:table-cell>
          <table:table-cell table:style-name="ce11" table:content-validation-name="val3" office:value-type="float" office:value="8714970" calcext:value-type="float">
            <text:p>8714970</text:p>
          </table:table-cell>
          <table:table-cell table:style-name="ce11" table:content-validation-name="val3" office:value-type="float" office:value="46.304" calcext:value-type="float">
            <text:p>46,304</text:p>
          </table:table-cell>
          <table:table-cell table:style-name="ce11" table:content-validation-name="val3" office:value-type="float" office:value="8713770" calcext:value-type="float">
            <text:p>8713770</text:p>
          </table:table-cell>
          <table:table-cell table:style-name="ce11" table:content-validation-name="val3" office:value-type="float" office:value="48.827" calcext:value-type="float">
            <text:p>48,827</text:p>
          </table:table-cell>
          <table:table-cell table:number-columns-repeated="1003"/>
        </table:table-row>
        <table:table-row table:style-name="ro2">
          <table:table-cell table:style-name="ce8" table:formula="of:=[$'Nomes de arquivos'.A35]" office:value-type="string" office:string-value="MDG-b_34_n2000_m200" calcext:value-type="string">
            <text:p>MDG-b_34_n2000_m200</text:p>
          </table:table-cell>
          <table:table-cell table:style-name="ce11" table:content-validation-name="val3" office:value-type="float" office:value="8718880" calcext:value-type="float">
            <text:p>8718880</text:p>
          </table:table-cell>
          <table:table-cell table:style-name="ce11" table:content-validation-name="val3" office:value-type="float" office:value="53.9921" calcext:value-type="float">
            <text:p>53,9921</text:p>
          </table:table-cell>
          <table:table-cell table:style-name="ce11" table:content-validation-name="val3" office:value-type="float" office:value="8705520" calcext:value-type="float">
            <text:p>8705520</text:p>
          </table:table-cell>
          <table:table-cell table:style-name="ce11" table:content-validation-name="val3" office:value-type="float" office:value="49.8897" calcext:value-type="float">
            <text:p>49,8897</text:p>
          </table:table-cell>
          <table:table-cell table:style-name="ce11" table:content-validation-name="val3" office:value-type="float" office:value="8707910" calcext:value-type="float">
            <text:p>8707910</text:p>
          </table:table-cell>
          <table:table-cell table:style-name="ce11" table:content-validation-name="val3" office:value-type="float" office:value="46.0308" calcext:value-type="float">
            <text:p>46,0308</text:p>
          </table:table-cell>
          <table:table-cell table:style-name="ce11" table:content-validation-name="val3" office:value-type="float" office:value="8716140" calcext:value-type="float">
            <text:p>8716140</text:p>
          </table:table-cell>
          <table:table-cell table:style-name="ce11" table:content-validation-name="val3" office:value-type="float" office:value="43.1885" calcext:value-type="float">
            <text:p>43,1885</text:p>
          </table:table-cell>
          <table:table-cell table:style-name="ce11" table:content-validation-name="val3" office:value-type="float" office:value="8718720" calcext:value-type="float">
            <text:p>8718720</text:p>
          </table:table-cell>
          <table:table-cell table:style-name="ce11" table:content-validation-name="val3" office:value-type="float" office:value="49.9815" calcext:value-type="float">
            <text:p>49,9815</text:p>
          </table:table-cell>
          <table:table-cell table:style-name="ce11" table:content-validation-name="val3" office:value-type="float" office:value="8726360" calcext:value-type="float">
            <text:p>8726360</text:p>
          </table:table-cell>
          <table:table-cell table:style-name="ce11" table:content-validation-name="val3" office:value-type="float" office:value="35.97" calcext:value-type="float">
            <text:p>35,97</text:p>
          </table:table-cell>
          <table:table-cell table:style-name="ce11" table:content-validation-name="val3" office:value-type="float" office:value="8696540" calcext:value-type="float">
            <text:p>8696540</text:p>
          </table:table-cell>
          <table:table-cell table:style-name="ce11" table:content-validation-name="val3" office:value-type="float" office:value="39.7853" calcext:value-type="float">
            <text:p>39,7853</text:p>
          </table:table-cell>
          <table:table-cell table:style-name="ce11" table:content-validation-name="val3" office:value-type="float" office:value="8707080" calcext:value-type="float">
            <text:p>8707080</text:p>
          </table:table-cell>
          <table:table-cell table:style-name="ce11" table:content-validation-name="val3" office:value-type="float" office:value="51.4654" calcext:value-type="float">
            <text:p>51,4654</text:p>
          </table:table-cell>
          <table:table-cell table:style-name="ce11" table:content-validation-name="val3" office:value-type="float" office:value="8695620" calcext:value-type="float">
            <text:p>8695620</text:p>
          </table:table-cell>
          <table:table-cell table:style-name="ce11" table:content-validation-name="val3" office:value-type="float" office:value="52.6864" calcext:value-type="float">
            <text:p>52,6864</text:p>
          </table:table-cell>
          <table:table-cell table:style-name="ce11" table:content-validation-name="val3" office:value-type="float" office:value="8722610" calcext:value-type="float">
            <text:p>8722610</text:p>
          </table:table-cell>
          <table:table-cell table:style-name="ce11" table:content-validation-name="val3" office:value-type="float" office:value="52.4061" calcext:value-type="float">
            <text:p>52,4061</text:p>
          </table:table-cell>
          <table:table-cell table:number-columns-repeated="1003"/>
        </table:table-row>
        <table:table-row table:style-name="ro2">
          <table:table-cell table:style-name="ce8" table:formula="of:=[$'Nomes de arquivos'.A36]" office:value-type="string" office:string-value="MDG-b_35_n2000_m200" calcext:value-type="string">
            <text:p>MDG-b_35_n2000_m200</text:p>
          </table:table-cell>
          <table:table-cell table:style-name="ce11" table:content-validation-name="val3" office:value-type="float" office:value="8724200" calcext:value-type="float">
            <text:p>8724200</text:p>
          </table:table-cell>
          <table:table-cell table:style-name="ce11" table:content-validation-name="val3" office:value-type="float" office:value="65.5635" calcext:value-type="float">
            <text:p>65,5635</text:p>
          </table:table-cell>
          <table:table-cell table:style-name="ce11" table:content-validation-name="val3" office:value-type="float" office:value="8722390" calcext:value-type="float">
            <text:p>8722390</text:p>
          </table:table-cell>
          <table:table-cell table:style-name="ce11" table:content-validation-name="val3" office:value-type="float" office:value="55.94" calcext:value-type="float">
            <text:p>55,94</text:p>
          </table:table-cell>
          <table:table-cell table:style-name="ce11" table:content-validation-name="val3" office:value-type="float" office:value="8743770" calcext:value-type="float">
            <text:p>8743770</text:p>
          </table:table-cell>
          <table:table-cell table:style-name="ce11" table:content-validation-name="val3" office:value-type="float" office:value="46.3965" calcext:value-type="float">
            <text:p>46,3965</text:p>
          </table:table-cell>
          <table:table-cell table:style-name="ce11" table:content-validation-name="val3" office:value-type="float" office:value="8729830" calcext:value-type="float">
            <text:p>8729830</text:p>
          </table:table-cell>
          <table:table-cell table:style-name="ce11" table:content-validation-name="val3" office:value-type="float" office:value="42.6167" calcext:value-type="float">
            <text:p>42,6167</text:p>
          </table:table-cell>
          <table:table-cell table:style-name="ce11" table:content-validation-name="val3" office:value-type="float" office:value="8729310" calcext:value-type="float">
            <text:p>8729310</text:p>
          </table:table-cell>
          <table:table-cell table:style-name="ce11" table:content-validation-name="val3" office:value-type="float" office:value="46.4315" calcext:value-type="float">
            <text:p>46,4315</text:p>
          </table:table-cell>
          <table:table-cell table:style-name="ce11" table:content-validation-name="val3" office:value-type="float" office:value="8724440" calcext:value-type="float">
            <text:p>8724440</text:p>
          </table:table-cell>
          <table:table-cell table:style-name="ce11" table:content-validation-name="val3" office:value-type="float" office:value="50.0504" calcext:value-type="float">
            <text:p>50,0504</text:p>
          </table:table-cell>
          <table:table-cell table:style-name="ce11" table:content-validation-name="val3" office:value-type="float" office:value="8717120" calcext:value-type="float">
            <text:p>8717120</text:p>
          </table:table-cell>
          <table:table-cell table:style-name="ce11" table:content-validation-name="val3" office:value-type="float" office:value="52.2681" calcext:value-type="float">
            <text:p>52,2681</text:p>
          </table:table-cell>
          <table:table-cell table:style-name="ce11" table:content-validation-name="val3" office:value-type="float" office:value="8730490" calcext:value-type="float">
            <text:p>8730490</text:p>
          </table:table-cell>
          <table:table-cell table:style-name="ce11" table:content-validation-name="val3" office:value-type="float" office:value="42.2663" calcext:value-type="float">
            <text:p>42,2663</text:p>
          </table:table-cell>
          <table:table-cell table:style-name="ce11" table:content-validation-name="val3" office:value-type="float" office:value="8732740" calcext:value-type="float">
            <text:p>8732740</text:p>
          </table:table-cell>
          <table:table-cell table:style-name="ce11" table:content-validation-name="val3" office:value-type="float" office:value="44.7917" calcext:value-type="float">
            <text:p>44,7917</text:p>
          </table:table-cell>
          <table:table-cell table:style-name="ce11" table:content-validation-name="val3" office:value-type="float" office:value="8728230" calcext:value-type="float">
            <text:p>8728230</text:p>
          </table:table-cell>
          <table:table-cell table:style-name="ce11" table:content-validation-name="val3" office:value-type="float" office:value="35.4218" calcext:value-type="float">
            <text:p>35,4218</text:p>
          </table:table-cell>
          <table:table-cell table:number-columns-repeated="1003"/>
        </table:table-row>
        <table:table-row table:style-name="ro2">
          <table:table-cell table:style-name="ce8" table:formula="of:=[$'Nomes de arquivos'.A37]" office:value-type="string" office:string-value="MDG-b_36_n2000_m200" calcext:value-type="string">
            <text:p>MDG-b_36_n2000_m200</text:p>
          </table:table-cell>
          <table:table-cell table:style-name="ce11" table:content-validation-name="val3" office:value-type="float" office:value="8733520" calcext:value-type="float">
            <text:p>8733520</text:p>
          </table:table-cell>
          <table:table-cell table:style-name="ce11" table:content-validation-name="val3" office:value-type="float" office:value="34.6951" calcext:value-type="float">
            <text:p>34,6951</text:p>
          </table:table-cell>
          <table:table-cell table:style-name="ce11" table:content-validation-name="val3" office:value-type="float" office:value="8710090" calcext:value-type="float">
            <text:p>8710090</text:p>
          </table:table-cell>
          <table:table-cell table:style-name="ce11" table:content-validation-name="val3" office:value-type="float" office:value="51.0328" calcext:value-type="float">
            <text:p>51,0328</text:p>
          </table:table-cell>
          <table:table-cell table:style-name="ce11" table:content-validation-name="val3" office:value-type="float" office:value="8718480" calcext:value-type="float">
            <text:p>8718480</text:p>
          </table:table-cell>
          <table:table-cell table:style-name="ce11" table:content-validation-name="val3" office:value-type="float" office:value="42.8634" calcext:value-type="float">
            <text:p>42,8634</text:p>
          </table:table-cell>
          <table:table-cell table:style-name="ce11" table:content-validation-name="val3" office:value-type="float" office:value="8724670" calcext:value-type="float">
            <text:p>8724670</text:p>
          </table:table-cell>
          <table:table-cell table:style-name="ce11" table:content-validation-name="val3" office:value-type="float" office:value="51.3523" calcext:value-type="float">
            <text:p>51,3523</text:p>
          </table:table-cell>
          <table:table-cell table:style-name="ce11" table:content-validation-name="val3" office:value-type="float" office:value="8721140" calcext:value-type="float">
            <text:p>8721140</text:p>
          </table:table-cell>
          <table:table-cell table:style-name="ce11" table:content-validation-name="val3" office:value-type="float" office:value="54.5463" calcext:value-type="float">
            <text:p>54,5463</text:p>
          </table:table-cell>
          <table:table-cell table:style-name="ce11" table:content-validation-name="val3" office:value-type="float" office:value="8727990" calcext:value-type="float">
            <text:p>8727990</text:p>
          </table:table-cell>
          <table:table-cell table:style-name="ce11" table:content-validation-name="val3" office:value-type="float" office:value="48.3538" calcext:value-type="float">
            <text:p>48,3538</text:p>
          </table:table-cell>
          <table:table-cell table:style-name="ce11" table:content-validation-name="val3" office:value-type="float" office:value="8724870" calcext:value-type="float">
            <text:p>8724870</text:p>
          </table:table-cell>
          <table:table-cell table:style-name="ce11" table:content-validation-name="val3" office:value-type="float" office:value="45.2814" calcext:value-type="float">
            <text:p>45,2814</text:p>
          </table:table-cell>
          <table:table-cell table:style-name="ce11" table:content-validation-name="val3" office:value-type="float" office:value="8726210" calcext:value-type="float">
            <text:p>8726210</text:p>
          </table:table-cell>
          <table:table-cell table:style-name="ce11" table:content-validation-name="val3" office:value-type="float" office:value="51.4012" calcext:value-type="float">
            <text:p>51,4012</text:p>
          </table:table-cell>
          <table:table-cell table:style-name="ce11" table:content-validation-name="val3" office:value-type="float" office:value="8723950" calcext:value-type="float">
            <text:p>8723950</text:p>
          </table:table-cell>
          <table:table-cell table:style-name="ce11" table:content-validation-name="val3" office:value-type="float" office:value="47.3306" calcext:value-type="float">
            <text:p>47,3306</text:p>
          </table:table-cell>
          <table:table-cell table:style-name="ce11" table:content-validation-name="val3" office:value-type="float" office:value="8730330" calcext:value-type="float">
            <text:p>8730330</text:p>
          </table:table-cell>
          <table:table-cell table:style-name="ce11" table:content-validation-name="val3" office:value-type="float" office:value="51.4443" calcext:value-type="float">
            <text:p>51,4443</text:p>
          </table:table-cell>
          <table:table-cell table:number-columns-repeated="1003"/>
        </table:table-row>
        <table:table-row table:style-name="ro2">
          <table:table-cell table:style-name="ce8" table:formula="of:=[$'Nomes de arquivos'.A38]" office:value-type="string" office:string-value="MDG-b_37_n2000_m200" calcext:value-type="string">
            <text:p>MDG-b_37_n2000_m200</text:p>
          </table:table-cell>
          <table:table-cell table:style-name="ce11" table:content-validation-name="val3" office:value-type="float" office:value="8700840" calcext:value-type="float">
            <text:p>8700840</text:p>
          </table:table-cell>
          <table:table-cell table:style-name="ce11" table:content-validation-name="val3" office:value-type="float" office:value="68.4312" calcext:value-type="float">
            <text:p>68,4312</text:p>
          </table:table-cell>
          <table:table-cell table:style-name="ce11" table:content-validation-name="val3" office:value-type="float" office:value="8720640" calcext:value-type="float">
            <text:p>8720640</text:p>
          </table:table-cell>
          <table:table-cell table:style-name="ce11" table:content-validation-name="val3" office:value-type="float" office:value="54.7022" calcext:value-type="float">
            <text:p>54,7022</text:p>
          </table:table-cell>
          <table:table-cell table:style-name="ce11" table:content-validation-name="val3" office:value-type="float" office:value="8722960" calcext:value-type="float">
            <text:p>8722960</text:p>
          </table:table-cell>
          <table:table-cell table:style-name="ce11" table:content-validation-name="val3" office:value-type="float" office:value="52.6899" calcext:value-type="float">
            <text:p>52,6899</text:p>
          </table:table-cell>
          <table:table-cell table:style-name="ce11" table:content-validation-name="val3" office:value-type="float" office:value="8723740" calcext:value-type="float">
            <text:p>8723740</text:p>
          </table:table-cell>
          <table:table-cell table:style-name="ce11" table:content-validation-name="val3" office:value-type="float" office:value="45.9213" calcext:value-type="float">
            <text:p>45,9213</text:p>
          </table:table-cell>
          <table:table-cell table:style-name="ce11" table:content-validation-name="val3" office:value-type="float" office:value="8719960" calcext:value-type="float">
            <text:p>8719960</text:p>
          </table:table-cell>
          <table:table-cell table:style-name="ce11" table:content-validation-name="val3" office:value-type="float" office:value="49.5174" calcext:value-type="float">
            <text:p>49,5174</text:p>
          </table:table-cell>
          <table:table-cell table:style-name="ce11" table:content-validation-name="val3" office:value-type="float" office:value="8720240" calcext:value-type="float">
            <text:p>8720240</text:p>
          </table:table-cell>
          <table:table-cell table:style-name="ce11" table:content-validation-name="val3" office:value-type="float" office:value="48.174" calcext:value-type="float">
            <text:p>48,174</text:p>
          </table:table-cell>
          <table:table-cell table:style-name="ce11" table:content-validation-name="val3" office:value-type="float" office:value="8721020" calcext:value-type="float">
            <text:p>8721020</text:p>
          </table:table-cell>
          <table:table-cell table:style-name="ce11" table:content-validation-name="val3" office:value-type="float" office:value="48.0944" calcext:value-type="float">
            <text:p>48,0944</text:p>
          </table:table-cell>
          <table:table-cell table:style-name="ce11" table:content-validation-name="val3" office:value-type="float" office:value="8723980" calcext:value-type="float">
            <text:p>8723980</text:p>
          </table:table-cell>
          <table:table-cell table:style-name="ce11" table:content-validation-name="val3" office:value-type="float" office:value="48.9375" calcext:value-type="float">
            <text:p>48,9375</text:p>
          </table:table-cell>
          <table:table-cell table:style-name="ce11" table:content-validation-name="val3" office:value-type="float" office:value="8729210" calcext:value-type="float">
            <text:p>8729210</text:p>
          </table:table-cell>
          <table:table-cell table:style-name="ce11" table:content-validation-name="val3" office:value-type="float" office:value="43.0169" calcext:value-type="float">
            <text:p>43,0169</text:p>
          </table:table-cell>
          <table:table-cell table:style-name="ce11" table:content-validation-name="val3" office:value-type="float" office:value="8721880" calcext:value-type="float">
            <text:p>8721880</text:p>
          </table:table-cell>
          <table:table-cell table:style-name="ce11" table:content-validation-name="val3" office:value-type="float" office:value="44.2747" calcext:value-type="float">
            <text:p>44,2747</text:p>
          </table:table-cell>
          <table:table-cell table:number-columns-repeated="1003"/>
        </table:table-row>
        <table:table-row table:style-name="ro2">
          <table:table-cell table:style-name="ce8" table:formula="of:=[$'Nomes de arquivos'.A39]" office:value-type="string" office:string-value="MDG-b_38_n2000_m200" calcext:value-type="string">
            <text:p>MDG-b_38_n2000_m200</text:p>
          </table:table-cell>
          <table:table-cell table:style-name="ce11" table:content-validation-name="val3" office:value-type="float" office:value="8731480" calcext:value-type="float">
            <text:p>8731480</text:p>
          </table:table-cell>
          <table:table-cell table:style-name="ce11" table:content-validation-name="val3" office:value-type="float" office:value="46.404" calcext:value-type="float">
            <text:p>46,404</text:p>
          </table:table-cell>
          <table:table-cell table:style-name="ce11" table:content-validation-name="val3" office:value-type="float" office:value="8731830" calcext:value-type="float">
            <text:p>8731830</text:p>
          </table:table-cell>
          <table:table-cell table:style-name="ce11" table:content-validation-name="val3" office:value-type="float" office:value="47.5357" calcext:value-type="float">
            <text:p>47,5357</text:p>
          </table:table-cell>
          <table:table-cell table:style-name="ce11" table:content-validation-name="val3" office:value-type="float" office:value="8716230" calcext:value-type="float">
            <text:p>8716230</text:p>
          </table:table-cell>
          <table:table-cell table:style-name="ce11" table:content-validation-name="val3" office:value-type="float" office:value="43.902" calcext:value-type="float">
            <text:p>43,902</text:p>
          </table:table-cell>
          <table:table-cell table:style-name="ce11" table:content-validation-name="val3" office:value-type="float" office:value="8735150" calcext:value-type="float">
            <text:p>8735150</text:p>
          </table:table-cell>
          <table:table-cell table:style-name="ce11" table:content-validation-name="val3" office:value-type="float" office:value="49.383" calcext:value-type="float">
            <text:p>49,383</text:p>
          </table:table-cell>
          <table:table-cell table:style-name="ce11" table:content-validation-name="val3" office:value-type="float" office:value="8728990" calcext:value-type="float">
            <text:p>8728990</text:p>
          </table:table-cell>
          <table:table-cell table:style-name="ce11" table:content-validation-name="val3" office:value-type="float" office:value="45.2537" calcext:value-type="float">
            <text:p>45,2537</text:p>
          </table:table-cell>
          <table:table-cell table:style-name="ce11" table:content-validation-name="val3" office:value-type="float" office:value="8732630" calcext:value-type="float">
            <text:p>8732630</text:p>
          </table:table-cell>
          <table:table-cell table:style-name="ce11" table:content-validation-name="val3" office:value-type="float" office:value="40.6286" calcext:value-type="float">
            <text:p>40,6286</text:p>
          </table:table-cell>
          <table:table-cell table:style-name="ce11" table:content-validation-name="val3" office:value-type="float" office:value="8731860" calcext:value-type="float">
            <text:p>8731860</text:p>
          </table:table-cell>
          <table:table-cell table:style-name="ce11" table:content-validation-name="val3" office:value-type="float" office:value="42.7227" calcext:value-type="float">
            <text:p>42,7227</text:p>
          </table:table-cell>
          <table:table-cell table:style-name="ce11" table:content-validation-name="val3" office:value-type="float" office:value="8736190" calcext:value-type="float">
            <text:p>8736190</text:p>
          </table:table-cell>
          <table:table-cell table:style-name="ce11" table:content-validation-name="val3" office:value-type="float" office:value="60.8876" calcext:value-type="float">
            <text:p>60,8876</text:p>
          </table:table-cell>
          <table:table-cell table:style-name="ce11" table:content-validation-name="val3" office:value-type="float" office:value="8723880" calcext:value-type="float">
            <text:p>8723880</text:p>
          </table:table-cell>
          <table:table-cell table:style-name="ce11" table:content-validation-name="val3" office:value-type="float" office:value="50.3746" calcext:value-type="float">
            <text:p>50,3746</text:p>
          </table:table-cell>
          <table:table-cell table:style-name="ce11" table:content-validation-name="val3" office:value-type="float" office:value="8724540" calcext:value-type="float">
            <text:p>8724540</text:p>
          </table:table-cell>
          <table:table-cell table:style-name="ce11" table:content-validation-name="val3" office:value-type="float" office:value="52.2485" calcext:value-type="float">
            <text:p>52,2485</text:p>
          </table:table-cell>
          <table:table-cell table:number-columns-repeated="1003"/>
        </table:table-row>
        <table:table-row table:style-name="ro2">
          <table:table-cell table:style-name="ce8" table:formula="of:=[$'Nomes de arquivos'.A40]" office:value-type="string" office:string-value="MDG-b_39_n2000_m200" calcext:value-type="string">
            <text:p>MDG-b_39_n2000_m200</text:p>
          </table:table-cell>
          <table:table-cell table:style-name="ce11" table:content-validation-name="val3" office:value-type="float" office:value="8730860" calcext:value-type="float">
            <text:p>8730860</text:p>
          </table:table-cell>
          <table:table-cell table:style-name="ce11" table:content-validation-name="val3" office:value-type="float" office:value="44.8249" calcext:value-type="float">
            <text:p>44,8249</text:p>
          </table:table-cell>
          <table:table-cell table:style-name="ce11" table:content-validation-name="val3" office:value-type="float" office:value="8715430" calcext:value-type="float">
            <text:p>8715430</text:p>
          </table:table-cell>
          <table:table-cell table:style-name="ce11" table:content-validation-name="val3" office:value-type="float" office:value="38.4133" calcext:value-type="float">
            <text:p>38,4133</text:p>
          </table:table-cell>
          <table:table-cell table:style-name="ce11" table:content-validation-name="val3" office:value-type="float" office:value="8721380" calcext:value-type="float">
            <text:p>8721380</text:p>
          </table:table-cell>
          <table:table-cell table:style-name="ce11" table:content-validation-name="val3" office:value-type="float" office:value="57.4725" calcext:value-type="float">
            <text:p>57,4725</text:p>
          </table:table-cell>
          <table:table-cell table:style-name="ce11" table:content-validation-name="val3" office:value-type="float" office:value="8726600" calcext:value-type="float">
            <text:p>8726600</text:p>
          </table:table-cell>
          <table:table-cell table:style-name="ce11" table:content-validation-name="val3" office:value-type="float" office:value="43.2412" calcext:value-type="float">
            <text:p>43,2412</text:p>
          </table:table-cell>
          <table:table-cell table:style-name="ce11" table:content-validation-name="val3" office:value-type="float" office:value="8724180" calcext:value-type="float">
            <text:p>8724180</text:p>
          </table:table-cell>
          <table:table-cell table:style-name="ce11" table:content-validation-name="val3" office:value-type="float" office:value="52.9726" calcext:value-type="float">
            <text:p>52,9726</text:p>
          </table:table-cell>
          <table:table-cell table:style-name="ce11" table:content-validation-name="val3" office:value-type="float" office:value="8713320" calcext:value-type="float">
            <text:p>8713320</text:p>
          </table:table-cell>
          <table:table-cell table:style-name="ce11" table:content-validation-name="val3" office:value-type="float" office:value="46.0387" calcext:value-type="float">
            <text:p>46,0387</text:p>
          </table:table-cell>
          <table:table-cell table:style-name="ce11" table:content-validation-name="val3" office:value-type="float" office:value="8725020" calcext:value-type="float">
            <text:p>8725020</text:p>
          </table:table-cell>
          <table:table-cell table:style-name="ce11" table:content-validation-name="val3" office:value-type="float" office:value="43.1031" calcext:value-type="float">
            <text:p>43,1031</text:p>
          </table:table-cell>
          <table:table-cell table:style-name="ce11" table:content-validation-name="val3" office:value-type="float" office:value="8723080" calcext:value-type="float">
            <text:p>8723080</text:p>
          </table:table-cell>
          <table:table-cell table:style-name="ce11" table:content-validation-name="val3" office:value-type="float" office:value="55.4045" calcext:value-type="float">
            <text:p>55,4045</text:p>
          </table:table-cell>
          <table:table-cell table:style-name="ce11" table:content-validation-name="val3" office:value-type="float" office:value="8725970" calcext:value-type="float">
            <text:p>8725970</text:p>
          </table:table-cell>
          <table:table-cell table:style-name="ce11" table:content-validation-name="val3" office:value-type="float" office:value="62.8363" calcext:value-type="float">
            <text:p>62,8363</text:p>
          </table:table-cell>
          <table:table-cell table:style-name="ce11" table:content-validation-name="val3" office:value-type="float" office:value="8718310" calcext:value-type="float">
            <text:p>8718310</text:p>
          </table:table-cell>
          <table:table-cell table:style-name="ce11" table:content-validation-name="val3" office:value-type="float" office:value="46.0314" calcext:value-type="float">
            <text:p>46,0314</text:p>
          </table:table-cell>
          <table:table-cell table:number-columns-repeated="1003"/>
        </table:table-row>
        <table:table-row table:style-name="ro2">
          <table:table-cell table:style-name="ce8" table:formula="of:=[$'Nomes de arquivos'.A41]" office:value-type="string" office:string-value="MDG-b_40_n2000_m200" calcext:value-type="string">
            <text:p>MDG-b_40_n2000_m200</text:p>
          </table:table-cell>
          <table:table-cell table:style-name="ce11" table:content-validation-name="val3" office:value-type="float" office:value="8717620" calcext:value-type="float">
            <text:p>8717620</text:p>
          </table:table-cell>
          <table:table-cell table:style-name="ce11" table:content-validation-name="val3" office:value-type="float" office:value="45.4188" calcext:value-type="float">
            <text:p>45,4188</text:p>
          </table:table-cell>
          <table:table-cell table:style-name="ce11" table:content-validation-name="val3" office:value-type="float" office:value="8715640" calcext:value-type="float">
            <text:p>8715640</text:p>
          </table:table-cell>
          <table:table-cell table:style-name="ce11" table:content-validation-name="val3" office:value-type="float" office:value="27.2566" calcext:value-type="float">
            <text:p>27,2566</text:p>
          </table:table-cell>
          <table:table-cell table:style-name="ce11" table:content-validation-name="val3" office:value-type="float" office:value="8714250" calcext:value-type="float">
            <text:p>8714250</text:p>
          </table:table-cell>
          <table:table-cell table:style-name="ce11" table:content-validation-name="val3" office:value-type="float" office:value="39.5788" calcext:value-type="float">
            <text:p>39,5788</text:p>
          </table:table-cell>
          <table:table-cell table:style-name="ce11" table:content-validation-name="val3" office:value-type="float" office:value="8707370" calcext:value-type="float">
            <text:p>8707370</text:p>
          </table:table-cell>
          <table:table-cell table:style-name="ce11" table:content-validation-name="val3" office:value-type="float" office:value="50.4174" calcext:value-type="float">
            <text:p>50,4174</text:p>
          </table:table-cell>
          <table:table-cell table:style-name="ce11" table:content-validation-name="val3" office:value-type="float" office:value="8722750" calcext:value-type="float">
            <text:p>8722750</text:p>
          </table:table-cell>
          <table:table-cell table:style-name="ce11" table:content-validation-name="val3" office:value-type="float" office:value="39.12" calcext:value-type="float">
            <text:p>39,12</text:p>
          </table:table-cell>
          <table:table-cell table:style-name="ce11" table:content-validation-name="val3" office:value-type="float" office:value="8717970" calcext:value-type="float">
            <text:p>8717970</text:p>
          </table:table-cell>
          <table:table-cell table:style-name="ce11" table:content-validation-name="val3" office:value-type="float" office:value="42.203" calcext:value-type="float">
            <text:p>42,203</text:p>
          </table:table-cell>
          <table:table-cell table:style-name="ce11" table:content-validation-name="val3" office:value-type="float" office:value="8723460" calcext:value-type="float">
            <text:p>8723460</text:p>
          </table:table-cell>
          <table:table-cell table:style-name="ce11" table:content-validation-name="val3" office:value-type="float" office:value="45.1732" calcext:value-type="float">
            <text:p>45,1732</text:p>
          </table:table-cell>
          <table:table-cell table:style-name="ce11" table:content-validation-name="val3" office:value-type="float" office:value="8720860" calcext:value-type="float">
            <text:p>8720860</text:p>
          </table:table-cell>
          <table:table-cell table:style-name="ce11" table:content-validation-name="val3" office:value-type="float" office:value="42.2084" calcext:value-type="float">
            <text:p>42,2084</text:p>
          </table:table-cell>
          <table:table-cell table:style-name="ce11" table:content-validation-name="val3" office:value-type="float" office:value="8723020" calcext:value-type="float">
            <text:p>8723020</text:p>
          </table:table-cell>
          <table:table-cell table:style-name="ce11" table:content-validation-name="val3" office:value-type="float" office:value="49.8538" calcext:value-type="float">
            <text:p>49,8538</text:p>
          </table:table-cell>
          <table:table-cell table:style-name="ce11" table:content-validation-name="val3" office:value-type="float" office:value="8717890" calcext:value-type="float">
            <text:p>8717890</text:p>
          </table:table-cell>
          <table:table-cell table:style-name="ce11" table:content-validation-name="val3" office:value-type="float" office:value="44.5597" calcext:value-type="float">
            <text:p>44,559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omatório</text:p>
          </table:table-cell>
          <table:table-cell table:style-name="ce16" table:formula="of:=SUM([.B4:.B43])" office:value-type="float" office:value="183553469" calcext:value-type="float">
            <text:p>183553469</text:p>
          </table:table-cell>
          <table:table-cell table:style-name="ce16" table:formula="of:=SUM([.C4:.C43])" office:value-type="float" office:value="999.729427" calcext:value-type="float">
            <text:p>999,729427</text:p>
          </table:table-cell>
          <table:table-cell table:style-name="ce16" table:formula="of:=SUM([.D4:.D43])" office:value-type="float" office:value="183463077" calcext:value-type="float">
            <text:p>183463077</text:p>
          </table:table-cell>
          <table:table-cell table:style-name="ce16" table:formula="of:=SUM([.E4:.E43])" office:value-type="float" office:value="951.681905" calcext:value-type="float">
            <text:p>951,681905</text:p>
          </table:table-cell>
          <table:table-cell table:style-name="ce16" table:formula="of:=SUM([.F4:.F43])" office:value-type="float" office:value="183531540" calcext:value-type="float">
            <text:p>183531540</text:p>
          </table:table-cell>
          <table:table-cell table:style-name="ce16" table:formula="of:=SUM([.G4:.G43])" office:value-type="float" office:value="912.325253" calcext:value-type="float">
            <text:p>912,325253</text:p>
          </table:table-cell>
          <table:table-cell table:style-name="ce16" table:formula="of:=SUM([.H4:.H43])" office:value-type="float" office:value="183485780" calcext:value-type="float">
            <text:p>183485780</text:p>
          </table:table-cell>
          <table:table-cell table:style-name="ce16" table:formula="of:=SUM([.I4:.I43])" office:value-type="float" office:value="921.138889" calcext:value-type="float">
            <text:p>921,138889</text:p>
          </table:table-cell>
          <table:table-cell table:style-name="ce16" table:formula="of:=SUM([.J4:.J43])" office:value-type="float" office:value="183539495" calcext:value-type="float">
            <text:p>183539495</text:p>
          </table:table-cell>
          <table:table-cell table:style-name="ce16" table:formula="of:=SUM([.K4:.K43])" office:value-type="float" office:value="977.704198" calcext:value-type="float">
            <text:p>977,704198</text:p>
          </table:table-cell>
          <table:table-cell table:style-name="ce16" table:formula="of:=SUM([.L4:.L43])" office:value-type="float" office:value="183521478" calcext:value-type="float">
            <text:p>183521478</text:p>
          </table:table-cell>
          <table:table-cell table:style-name="ce16" table:formula="of:=SUM([.M4:.M43])" office:value-type="float" office:value="889.940186" calcext:value-type="float">
            <text:p>889,940186</text:p>
          </table:table-cell>
          <table:table-cell table:style-name="ce16" table:formula="of:=SUM([.N4:.N43])" office:value-type="float" office:value="183464048" calcext:value-type="float">
            <text:p>183464048</text:p>
          </table:table-cell>
          <table:table-cell table:style-name="ce16" table:formula="of:=SUM([.O4:.O43])" office:value-type="float" office:value="905.414869" calcext:value-type="float">
            <text:p>905,414869</text:p>
          </table:table-cell>
          <table:table-cell table:style-name="ce16" table:formula="of:=SUM([.P4:.P43])" office:value-type="float" office:value="183534152" calcext:value-type="float">
            <text:p>183534152</text:p>
          </table:table-cell>
          <table:table-cell table:style-name="ce16" table:formula="of:=SUM([.Q4:.Q43])" office:value-type="float" office:value="956.159117" calcext:value-type="float">
            <text:p>956,159117</text:p>
          </table:table-cell>
          <table:table-cell table:style-name="ce16" table:formula="of:=SUM([.R4:.R43])" office:value-type="float" office:value="183511722" calcext:value-type="float">
            <text:p>183511722</text:p>
          </table:table-cell>
          <table:table-cell table:style-name="ce16" table:formula="of:=SUM([.S4:.S43])" office:value-type="float" office:value="999.969773" calcext:value-type="float">
            <text:p>999,969773</text:p>
          </table:table-cell>
          <table:table-cell table:style-name="ce16" table:formula="of:=SUM([.T4:.T43])" office:value-type="float" office:value="183503997" calcext:value-type="float">
            <text:p>183503997</text:p>
          </table:table-cell>
          <table:table-cell table:style-name="ce16" table:formula="of:=SUM([.U4:.U43])" office:value-type="float" office:value="935.661368" calcext:value-type="float">
            <text:p>935,66136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édia</text:p>
          </table:table-cell>
          <table:table-cell table:style-name="ce16" table:formula="of:=AVERAGE([.B4:.B43])" office:value-type="float" office:value="4588836.725" calcext:value-type="float">
            <text:p>4588836,725</text:p>
          </table:table-cell>
          <table:table-cell table:style-name="ce16" table:formula="of:=AVERAGE([.C4:.C43])" office:value-type="float" office:value="24.993235675" calcext:value-type="float">
            <text:p>24,993236</text:p>
          </table:table-cell>
          <table:table-cell table:style-name="ce16" table:formula="of:=AVERAGE([.D4:.D43])" office:value-type="float" office:value="4586576.925" calcext:value-type="float">
            <text:p>4586576,925</text:p>
          </table:table-cell>
          <table:table-cell table:style-name="ce16" table:formula="of:=AVERAGE([.E4:.E43])" office:value-type="float" office:value="23.792047625" calcext:value-type="float">
            <text:p>23,792048</text:p>
          </table:table-cell>
          <table:table-cell table:style-name="ce16" table:formula="of:=AVERAGE([.F4:.F43])" office:value-type="float" office:value="4588288.5" calcext:value-type="float">
            <text:p>4588288,5</text:p>
          </table:table-cell>
          <table:table-cell table:style-name="ce16" table:formula="of:=AVERAGE([.G4:.G43])" office:value-type="float" office:value="22.808131325" calcext:value-type="float">
            <text:p>22,808131</text:p>
          </table:table-cell>
          <table:table-cell table:style-name="ce16" table:formula="of:=AVERAGE([.H4:.H43])" office:value-type="float" office:value="4587144.5" calcext:value-type="float">
            <text:p>4587144,5</text:p>
          </table:table-cell>
          <table:table-cell table:style-name="ce16" table:formula="of:=AVERAGE([.I4:.I43])" office:value-type="float" office:value="23.028472225" calcext:value-type="float">
            <text:p>23,028472</text:p>
          </table:table-cell>
          <table:table-cell table:style-name="ce16" table:formula="of:=AVERAGE([.J4:.J43])" office:value-type="float" office:value="4588487.375" calcext:value-type="float">
            <text:p>4588487,375</text:p>
          </table:table-cell>
          <table:table-cell table:style-name="ce16" table:formula="of:=AVERAGE([.K4:.K43])" office:value-type="float" office:value="24.44260495" calcext:value-type="float">
            <text:p>24,442605</text:p>
          </table:table-cell>
          <table:table-cell table:style-name="ce16" table:formula="of:=AVERAGE([.L4:.L43])" office:value-type="float" office:value="4588036.95" calcext:value-type="float">
            <text:p>4588036,95</text:p>
          </table:table-cell>
          <table:table-cell table:style-name="ce16" table:formula="of:=AVERAGE([.M4:.M43])" office:value-type="float" office:value="22.24850465" calcext:value-type="float">
            <text:p>22,248505</text:p>
          </table:table-cell>
          <table:table-cell table:style-name="ce16" table:formula="of:=AVERAGE([.N4:.N43])" office:value-type="float" office:value="4586601.2" calcext:value-type="float">
            <text:p>4586601,2</text:p>
          </table:table-cell>
          <table:table-cell table:style-name="ce16" table:formula="of:=AVERAGE([.O4:.O43])" office:value-type="float" office:value="22.635371725" calcext:value-type="float">
            <text:p>22,635372</text:p>
          </table:table-cell>
          <table:table-cell table:style-name="ce16" table:formula="of:=AVERAGE([.P4:.P43])" office:value-type="float" office:value="4588353.8" calcext:value-type="float">
            <text:p>4588353,8</text:p>
          </table:table-cell>
          <table:table-cell table:style-name="ce16" table:formula="of:=AVERAGE([.Q4:.Q43])" office:value-type="float" office:value="23.903977925" calcext:value-type="float">
            <text:p>23,903978</text:p>
          </table:table-cell>
          <table:table-cell table:style-name="ce16" table:formula="of:=AVERAGE([.R4:.R43])" office:value-type="float" office:value="4587793.05" calcext:value-type="float">
            <text:p>4587793,05</text:p>
          </table:table-cell>
          <table:table-cell table:style-name="ce16" table:formula="of:=AVERAGE([.S4:.S43])" office:value-type="float" office:value="24.999244325" calcext:value-type="float">
            <text:p>24,999244</text:p>
          </table:table-cell>
          <table:table-cell table:style-name="ce16" table:formula="of:=AVERAGE([.T4:.T43])" office:value-type="float" office:value="4587599.925" calcext:value-type="float">
            <text:p>4587599,925</text:p>
          </table:table-cell>
          <table:table-cell table:style-name="ce16" table:formula="of:=AVERAGE([.U4:.U43])" office:value-type="float" office:value="23.3915342" calcext:value-type="float">
            <text:p>23,391534</text:p>
          </table:table-cell>
          <table:table-cell table:number-columns-repeated="1003"/>
        </table:table-row>
        <table:table-row table:style-name="ro2" table:visibility="collapse" table:number-rows-repeated="1046572">
          <table:table-cell table:content-validation-name="val2"/>
          <table:table-cell table:number-columns-repeated="1023"/>
        </table:table-row>
        <table:table-row table:style-name="ro3" table:visibility="collapse" table:number-rows-repeated="1958">
          <table:table-cell table:content-validation-name="val2"/>
          <table:table-cell table:number-columns-repeated="1023"/>
        </table:table-row>
        <table:table-row table:style-name="ro3" table:visibility="collapse">
          <table:table-cell table:content-validation-name="val2"/>
          <table:table-cell table:number-columns-repeated="1023"/>
        </table:table-row>
      </table:table>
      <table:table table:name="Compare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3" table:default-cell-style-name="ce9"/>
        <table:table-column table:style-name="co4" table:number-columns-repeated="11" table:default-cell-style-name="ce9"/>
        <table:table-column table:style-name="co4" table:visibility="collapse" table:number-columns-repeated="987" table:default-cell-style-name="ce9"/>
        <table:table-column table:style-name="co5" table:visibility="collapse" table:number-columns-repeated="25" table:default-cell-style-name="ce12"/>
        <table:table-row table:style-name="ro2">
          <table:table-cell table:style-name="ce5" table:content-validation-name="val4" office:value-type="string" calcext:value-type="string" table:number-columns-spanned="1" table:number-rows-spanned="2">
            <text:p>Instancias</text:p>
          </table:table-cell>
          <table:table-cell table:style-name="ce5" table:content-validation-name="val4" office:value-type="string" calcext:value-type="string" table:number-columns-spanned="3" table:number-rows-spanned="1">
            <text:p>Exato</text:p>
          </table:table-cell>
          <table:covered-table-cell table:style-name="ce6" table:content-validation-name="val4"/>
          <table:covered-table-cell table:content-validation-name="val4"/>
          <table:table-cell table:style-name="ce15" table:content-validation-name="val4" office:value-type="string" calcext:value-type="string" table:number-columns-spanned="8" table:number-rows-spanned="1">
            <text:p>auto_alpha_VNS – Resumo</text:p>
          </table:table-cell>
          <table:covered-table-cell table:number-columns-repeated="3" table:style-name="ce6" table:content-validation-name="val4"/>
          <table:covered-table-cell table:number-columns-repeated="4" table:style-name="ce15" table:content-validation-name="val4"/>
          <table:table-cell table:content-validation-name="val4" table:number-columns-repeated="1012"/>
        </table:table-row>
        <table:table-row table:style-name="ro2">
          <table:covered-table-cell table:style-name="ce6" table:content-validation-name="val4"/>
          <table:table-cell table:style-name="ce6" table:content-validation-name="val4" office:value-type="string" calcext:value-type="string">
            <text:p>Valor</text:p>
          </table:table-cell>
          <table:table-cell table:style-name="ce6" table:content-validation-name="val4" office:value-type="string" calcext:value-type="string">
            <text:p>Tempo (s)</text:p>
          </table:table-cell>
          <table:table-cell table:style-name="ce6" table:content-validation-name="val4" office:value-type="string" calcext:value-type="string">
            <text:p>Status</text:p>
          </table:table-cell>
          <table:table-cell table:style-name="ce6" table:content-validation-name="val4" office:value-type="string" calcext:value-type="string">
            <text:p>Melhor Solução</text:p>
          </table:table-cell>
          <table:table-cell table:style-name="ce5" table:content-validation-name="val4" office:value-type="string" calcext:value-type="string">
            <text:p>Solução Média</text:p>
          </table:table-cell>
          <table:table-cell table:style-name="ce6" table:content-validation-name="val4" office:value-type="string" calcext:value-type="string">
            <text:p>DVP Solução</text:p>
          </table:table-cell>
          <table:table-cell table:style-name="ce6" table:content-validation-name="val4" office:value-type="string" calcext:value-type="string">
            <text:p>Melhor Tempo</text:p>
          </table:table-cell>
          <table:table-cell table:style-name="ce6" table:content-validation-name="val4" office:value-type="string" calcext:value-type="string">
            <text:p>Tempo Médio</text:p>
          </table:table-cell>
          <table:table-cell table:style-name="ce6" table:content-validation-name="val4" office:value-type="string" calcext:value-type="string">
            <text:p>DVP Tempo</text:p>
          </table:table-cell>
          <table:table-cell table:style-name="ce6" table:content-validation-name="val4" office:value-type="string" calcext:value-type="string">
            <text:p>GAP/Best</text:p>
          </table:table-cell>
          <table:table-cell table:style-name="ce6" table:content-validation-name="val4" office:value-type="string" calcext:value-type="string">
            <text:p>GAP/Média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]" office:value-type="string" office:string-value="MDG-b_01_n0500_m050" calcext:value-type="string">
            <text:p>MDG-b_01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4];[$Main.D4];[$Main.F4];[$Main.H4];[$Main.J4];[$Main.L4];[$Main.N4];[$Main.P4];[$Main.R4];[$Main.T4])" office:value-type="float" office:value="453490" calcext:value-type="float">
            <text:p>453490</text:p>
          </table:table-cell>
          <table:table-cell table:style-name="ce18" table:content-validation-name="val4" table:formula="of:=AVERAGE([$Main.B4];[$Main.D4];[$Main.F4];[$Main.H4];[$Main.J4];[$Main.L4];[$Main.N4];[$Main.P4];[$Main.R4];[$Main.T4])" office:value-type="float" office:value="455087.4" calcext:value-type="float">
            <text:p>455087,4</text:p>
          </table:table-cell>
          <table:table-cell table:style-name="ce18" table:content-validation-name="val4" table:formula="of:=STDEV([$Main.B4];[$Main.D4];[$Main.F4];[$Main.H4];[$Main.J4];[$Main.L4];[$Main.N4];[$Main.P4];[$Main.R4];[$Main.T4])" office:value-type="float" office:value="705.176762710362" calcext:value-type="float">
            <text:p>705,176763</text:p>
          </table:table-cell>
          <table:table-cell table:style-name="ce18" table:content-validation-name="val4" table:formula="of:=MIN([$Main.C4];[$Main.E4];[$Main.G4];[$Main.I4];[$Main.K4];[$Main.M4];[$Main.O4];[$Main.Q4];[$Main.S4];[$Main.U4])" office:value-type="float" office:value="0.918387" calcext:value-type="float">
            <text:p>0,918387</text:p>
          </table:table-cell>
          <table:table-cell table:style-name="ce18" table:content-validation-name="val4" table:formula="of:=AVERAGE([$Main.C4];[$Main.E4];[$Main.G4];[$Main.I4];[$Main.K4];[$Main.M4];[$Main.O4];[$Main.Q4];[$Main.S4];[$Main.U4])" office:value-type="float" office:value="1.1359255" calcext:value-type="float">
            <text:p>1,135926</text:p>
          </table:table-cell>
          <table:table-cell table:style-name="ce18" table:content-validation-name="val4" table:formula="of:=STDEV([$Main.C4];[$Main.E4];[$Main.G4];[$Main.I4];[$Main.K4];[$Main.M4];[$Main.O4];[$Main.Q4];[$Main.S4];[$Main.U4])" office:value-type="float" office:value="0.183674362688276" calcext:value-type="float">
            <text:p>0,183674</text:p>
          </table:table-cell>
          <table:table-cell table:style-name="ce18" table:content-validation-name="val4" table:formula="of:=IF([.$B3]=0;0;(([.E3]-[.$B3])/[.$B3])*100)" office:value-type="float" office:value="0" calcext:value-type="float">
            <text:p>0</text:p>
          </table:table-cell>
          <table:table-cell table:style-name="ce18" table:content-validation-name="val4" table:formula="of:=IF([.$B3]=0;0;(([.F3]-[.$B3])/[.$B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]" office:value-type="string" office:string-value="MDG-b_02_n0500_m050" calcext:value-type="string">
            <text:p>MDG-b_02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5];[$Main.D5];[$Main.F5];[$Main.H5];[$Main.J5];[$Main.L5];[$Main.N5];[$Main.P5];[$Main.R5];[$Main.T5])" office:value-type="float" office:value="451319" calcext:value-type="float">
            <text:p>451319</text:p>
          </table:table-cell>
          <table:table-cell table:style-name="ce18" table:content-validation-name="val4" table:formula="of:=AVERAGE([$Main.B5];[$Main.D5];[$Main.F5];[$Main.H5];[$Main.J5];[$Main.L5];[$Main.N5];[$Main.P5];[$Main.R5];[$Main.T5])" office:value-type="float" office:value="453775.6" calcext:value-type="float">
            <text:p>453775,6</text:p>
          </table:table-cell>
          <table:table-cell table:style-name="ce18" table:content-validation-name="val4" table:formula="of:=STDEV([$Main.B5];[$Main.D5];[$Main.F5];[$Main.H5];[$Main.J5];[$Main.L5];[$Main.N5];[$Main.P5];[$Main.R5];[$Main.T5])" office:value-type="float" office:value="1825.76201442941" calcext:value-type="float">
            <text:p>1825,762014</text:p>
          </table:table-cell>
          <table:table-cell table:style-name="ce18" table:content-validation-name="val4" table:formula="of:=MIN([$Main.C5];[$Main.E5];[$Main.G5];[$Main.I5];[$Main.K5];[$Main.M5];[$Main.O5];[$Main.Q5];[$Main.S5];[$Main.U5])" office:value-type="float" office:value="0.818868" calcext:value-type="float">
            <text:p>0,818868</text:p>
          </table:table-cell>
          <table:table-cell table:style-name="ce18" table:content-validation-name="val4" table:formula="of:=AVERAGE([$Main.C5];[$Main.E5];[$Main.G5];[$Main.I5];[$Main.K5];[$Main.M5];[$Main.O5];[$Main.Q5];[$Main.S5];[$Main.U5])" office:value-type="float" office:value="1.1534465" calcext:value-type="float">
            <text:p>1,153447</text:p>
          </table:table-cell>
          <table:table-cell table:style-name="ce18" table:content-validation-name="val4" table:formula="of:=STDEV([$Main.C5];[$Main.E5];[$Main.G5];[$Main.I5];[$Main.K5];[$Main.M5];[$Main.O5];[$Main.Q5];[$Main.S5];[$Main.U5])" office:value-type="float" office:value="0.22482852099384" calcext:value-type="float">
            <text:p>0,224829</text:p>
          </table:table-cell>
          <table:table-cell table:style-name="ce18" table:content-validation-name="val4" table:formula="of:=IF([.$B4]=0;0;(([.E4]-[.$B4])/[.$B4])*100)" office:value-type="float" office:value="0" calcext:value-type="float">
            <text:p>0</text:p>
          </table:table-cell>
          <table:table-cell table:style-name="ce18" table:content-validation-name="val4" table:formula="of:=IF([.$B4]=0;0;(([.F4]-[.$B4])/[.$B4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]" office:value-type="string" office:string-value="MDG-b_03_n0500_m050" calcext:value-type="string">
            <text:p>MDG-b_03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6];[$Main.D6];[$Main.F6];[$Main.H6];[$Main.J6];[$Main.L6];[$Main.N6];[$Main.P6];[$Main.R6];[$Main.T6])" office:value-type="float" office:value="454205" calcext:value-type="float">
            <text:p>454205</text:p>
          </table:table-cell>
          <table:table-cell table:style-name="ce18" table:content-validation-name="val4" table:formula="of:=AVERAGE([$Main.B6];[$Main.D6];[$Main.F6];[$Main.H6];[$Main.J6];[$Main.L6];[$Main.N6];[$Main.P6];[$Main.R6];[$Main.T6])" office:value-type="float" office:value="456727.5" calcext:value-type="float">
            <text:p>456727,5</text:p>
          </table:table-cell>
          <table:table-cell table:style-name="ce18" table:content-validation-name="val4" table:formula="of:=STDEV([$Main.B6];[$Main.D6];[$Main.F6];[$Main.H6];[$Main.J6];[$Main.L6];[$Main.N6];[$Main.P6];[$Main.R6];[$Main.T6])" office:value-type="float" office:value="1549.44343054028" calcext:value-type="float">
            <text:p>1549,443431</text:p>
          </table:table-cell>
          <table:table-cell table:style-name="ce18" table:content-validation-name="val4" table:formula="of:=MIN([$Main.C6];[$Main.E6];[$Main.G6];[$Main.I6];[$Main.K6];[$Main.M6];[$Main.O6];[$Main.Q6];[$Main.S6];[$Main.U6])" office:value-type="float" office:value="0.858778" calcext:value-type="float">
            <text:p>0,858778</text:p>
          </table:table-cell>
          <table:table-cell table:style-name="ce18" table:content-validation-name="val4" table:formula="of:=AVERAGE([$Main.C6];[$Main.E6];[$Main.G6];[$Main.I6];[$Main.K6];[$Main.M6];[$Main.O6];[$Main.Q6];[$Main.S6];[$Main.U6])" office:value-type="float" office:value="1.2385888" calcext:value-type="float">
            <text:p>1,238589</text:p>
          </table:table-cell>
          <table:table-cell table:style-name="ce18" table:content-validation-name="val4" table:formula="of:=STDEV([$Main.C6];[$Main.E6];[$Main.G6];[$Main.I6];[$Main.K6];[$Main.M6];[$Main.O6];[$Main.Q6];[$Main.S6];[$Main.U6])" office:value-type="float" office:value="0.173792979314023" calcext:value-type="float">
            <text:p>0,173793</text:p>
          </table:table-cell>
          <table:table-cell table:style-name="ce18" table:content-validation-name="val4" table:formula="of:=IF([.$B5]=0;0;(([.E5]-[.$B5])/[.$B5])*100)" office:value-type="float" office:value="0" calcext:value-type="float">
            <text:p>0</text:p>
          </table:table-cell>
          <table:table-cell table:style-name="ce18" table:content-validation-name="val4" table:formula="of:=IF([.$B5]=0;0;(([.F5]-[.$B5])/[.$B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]" office:value-type="string" office:string-value="MDG-b_04_n0500_m050" calcext:value-type="string">
            <text:p>MDG-b_04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7];[$Main.D7];[$Main.F7];[$Main.H7];[$Main.J7];[$Main.L7];[$Main.N7];[$Main.P7];[$Main.R7];[$Main.T7])" office:value-type="float" office:value="455141" calcext:value-type="float">
            <text:p>455141</text:p>
          </table:table-cell>
          <table:table-cell table:style-name="ce18" table:content-validation-name="val4" table:formula="of:=AVERAGE([$Main.B7];[$Main.D7];[$Main.F7];[$Main.H7];[$Main.J7];[$Main.L7];[$Main.N7];[$Main.P7];[$Main.R7];[$Main.T7])" office:value-type="float" office:value="457201.7" calcext:value-type="float">
            <text:p>457201,7</text:p>
          </table:table-cell>
          <table:table-cell table:style-name="ce18" table:content-validation-name="val4" table:formula="of:=STDEV([$Main.B7];[$Main.D7];[$Main.F7];[$Main.H7];[$Main.J7];[$Main.L7];[$Main.N7];[$Main.P7];[$Main.R7];[$Main.T7])" office:value-type="float" office:value="1280.06198200625" calcext:value-type="float">
            <text:p>1280,061982</text:p>
          </table:table-cell>
          <table:table-cell table:style-name="ce18" table:content-validation-name="val4" table:formula="of:=MIN([$Main.C7];[$Main.E7];[$Main.G7];[$Main.I7];[$Main.K7];[$Main.M7];[$Main.O7];[$Main.Q7];[$Main.S7];[$Main.U7])" office:value-type="float" office:value="0.922425" calcext:value-type="float">
            <text:p>0,922425</text:p>
          </table:table-cell>
          <table:table-cell table:style-name="ce18" table:content-validation-name="val4" table:formula="of:=AVERAGE([$Main.C7];[$Main.E7];[$Main.G7];[$Main.I7];[$Main.K7];[$Main.M7];[$Main.O7];[$Main.Q7];[$Main.S7];[$Main.U7])" office:value-type="float" office:value="1.3235455" calcext:value-type="float">
            <text:p>1,323546</text:p>
          </table:table-cell>
          <table:table-cell table:style-name="ce18" table:content-validation-name="val4" table:formula="of:=STDEV([$Main.C7];[$Main.E7];[$Main.G7];[$Main.I7];[$Main.K7];[$Main.M7];[$Main.O7];[$Main.Q7];[$Main.S7];[$Main.U7])" office:value-type="float" office:value="0.181694853049618" calcext:value-type="float">
            <text:p>0,181695</text:p>
          </table:table-cell>
          <table:table-cell table:style-name="ce18" table:content-validation-name="val4" table:formula="of:=IF([.$B6]=0;0;(([.E6]-[.$B6])/[.$B6])*100)" office:value-type="float" office:value="0" calcext:value-type="float">
            <text:p>0</text:p>
          </table:table-cell>
          <table:table-cell table:style-name="ce18" table:content-validation-name="val4" table:formula="of:=IF([.$B6]=0;0;(([.F6]-[.$B6])/[.$B6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6]" office:value-type="string" office:string-value="MDG-b_05_n0500_m050" calcext:value-type="string">
            <text:p>MDG-b_05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8];[$Main.D8];[$Main.F8];[$Main.H8];[$Main.J8];[$Main.L8];[$Main.N8];[$Main.P8];[$Main.R8];[$Main.T8])" office:value-type="float" office:value="455767" calcext:value-type="float">
            <text:p>455767</text:p>
          </table:table-cell>
          <table:table-cell table:style-name="ce18" table:content-validation-name="val4" table:formula="of:=AVERAGE([$Main.B8];[$Main.D8];[$Main.F8];[$Main.H8];[$Main.J8];[$Main.L8];[$Main.N8];[$Main.P8];[$Main.R8];[$Main.T8])" office:value-type="float" office:value="458075.3" calcext:value-type="float">
            <text:p>458075,3</text:p>
          </table:table-cell>
          <table:table-cell table:style-name="ce18" table:content-validation-name="val4" table:formula="of:=STDEV([$Main.B8];[$Main.D8];[$Main.F8];[$Main.H8];[$Main.J8];[$Main.L8];[$Main.N8];[$Main.P8];[$Main.R8];[$Main.T8])" office:value-type="float" office:value="1253.45974983022" calcext:value-type="float">
            <text:p>1253,45975</text:p>
          </table:table-cell>
          <table:table-cell table:style-name="ce18" table:content-validation-name="val4" table:formula="of:=MIN([$Main.C8];[$Main.E8];[$Main.G8];[$Main.I8];[$Main.K8];[$Main.M8];[$Main.O8];[$Main.Q8];[$Main.S8];[$Main.U8])" office:value-type="float" office:value="0.900601" calcext:value-type="float">
            <text:p>0,900601</text:p>
          </table:table-cell>
          <table:table-cell table:style-name="ce18" table:content-validation-name="val4" table:formula="of:=AVERAGE([$Main.C8];[$Main.E8];[$Main.G8];[$Main.I8];[$Main.K8];[$Main.M8];[$Main.O8];[$Main.Q8];[$Main.S8];[$Main.U8])" office:value-type="float" office:value="1.201842" calcext:value-type="float">
            <text:p>1,201842</text:p>
          </table:table-cell>
          <table:table-cell table:style-name="ce18" table:content-validation-name="val4" table:formula="of:=STDEV([$Main.C8];[$Main.E8];[$Main.G8];[$Main.I8];[$Main.K8];[$Main.M8];[$Main.O8];[$Main.Q8];[$Main.S8];[$Main.U8])" office:value-type="float" office:value="0.162158759602366" calcext:value-type="float">
            <text:p>0,162159</text:p>
          </table:table-cell>
          <table:table-cell table:style-name="ce18" table:content-validation-name="val4" table:formula="of:=IF([.$B7]=0;0;(([.E7]-[.$B7])/[.$B7])*100)" office:value-type="float" office:value="0" calcext:value-type="float">
            <text:p>0</text:p>
          </table:table-cell>
          <table:table-cell table:style-name="ce18" table:content-validation-name="val4" table:formula="of:=IF([.$B7]=0;0;(([.F7]-[.$B7])/[.$B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7]" office:value-type="string" office:string-value="MDG-b_06_n0500_m050" calcext:value-type="string">
            <text:p>MDG-b_06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9];[$Main.D9];[$Main.F9];[$Main.H9];[$Main.J9];[$Main.L9];[$Main.N9];[$Main.P9];[$Main.R9];[$Main.T9])" office:value-type="float" office:value="447719" calcext:value-type="float">
            <text:p>447719</text:p>
          </table:table-cell>
          <table:table-cell table:style-name="ce18" table:content-validation-name="val4" table:formula="of:=AVERAGE([$Main.B9];[$Main.D9];[$Main.F9];[$Main.H9];[$Main.J9];[$Main.L9];[$Main.N9];[$Main.P9];[$Main.R9];[$Main.T9])" office:value-type="float" office:value="452022.1" calcext:value-type="float">
            <text:p>452022,1</text:p>
          </table:table-cell>
          <table:table-cell table:style-name="ce18" table:content-validation-name="val4" table:formula="of:=STDEV([$Main.B9];[$Main.D9];[$Main.F9];[$Main.H9];[$Main.J9];[$Main.L9];[$Main.N9];[$Main.P9];[$Main.R9];[$Main.T9])" office:value-type="float" office:value="2623.89712069662" calcext:value-type="float">
            <text:p>2623,897121</text:p>
          </table:table-cell>
          <table:table-cell table:style-name="ce18" table:content-validation-name="val4" table:formula="of:=MIN([$Main.C9];[$Main.E9];[$Main.G9];[$Main.I9];[$Main.K9];[$Main.M9];[$Main.O9];[$Main.Q9];[$Main.S9];[$Main.U9])" office:value-type="float" office:value="0.799858" calcext:value-type="float">
            <text:p>0,799858</text:p>
          </table:table-cell>
          <table:table-cell table:style-name="ce18" table:content-validation-name="val4" table:formula="of:=AVERAGE([$Main.C9];[$Main.E9];[$Main.G9];[$Main.I9];[$Main.K9];[$Main.M9];[$Main.O9];[$Main.Q9];[$Main.S9];[$Main.U9])" office:value-type="float" office:value="1.1665358" calcext:value-type="float">
            <text:p>1,166536</text:p>
          </table:table-cell>
          <table:table-cell table:style-name="ce18" table:content-validation-name="val4" table:formula="of:=STDEV([$Main.C9];[$Main.E9];[$Main.G9];[$Main.I9];[$Main.K9];[$Main.M9];[$Main.O9];[$Main.Q9];[$Main.S9];[$Main.U9])" office:value-type="float" office:value="0.18506514935365" calcext:value-type="float">
            <text:p>0,185065</text:p>
          </table:table-cell>
          <table:table-cell table:style-name="ce18" table:content-validation-name="val4" table:formula="of:=IF([.$B8]=0;0;(([.E8]-[.$B8])/[.$B8])*100)" office:value-type="float" office:value="0" calcext:value-type="float">
            <text:p>0</text:p>
          </table:table-cell>
          <table:table-cell table:style-name="ce18" table:content-validation-name="val4" table:formula="of:=IF([.$B8]=0;0;(([.F8]-[.$B8])/[.$B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8]" office:value-type="string" office:string-value="MDG-b_07_n0500_m050" calcext:value-type="string">
            <text:p>MDG-b_07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0];[$Main.D10];[$Main.F10];[$Main.H10];[$Main.J10];[$Main.L10];[$Main.N10];[$Main.P10];[$Main.R10];[$Main.T10])" office:value-type="float" office:value="454957" calcext:value-type="float">
            <text:p>454957</text:p>
          </table:table-cell>
          <table:table-cell table:style-name="ce18" table:content-validation-name="val4" table:formula="of:=AVERAGE([$Main.B10];[$Main.D10];[$Main.F10];[$Main.H10];[$Main.J10];[$Main.L10];[$Main.N10];[$Main.P10];[$Main.R10];[$Main.T10])" office:value-type="float" office:value="458083" calcext:value-type="float">
            <text:p>458083</text:p>
          </table:table-cell>
          <table:table-cell table:style-name="ce18" table:content-validation-name="val4" table:formula="of:=STDEV([$Main.B10];[$Main.D10];[$Main.F10];[$Main.H10];[$Main.J10];[$Main.L10];[$Main.N10];[$Main.P10];[$Main.R10];[$Main.T10])" office:value-type="float" office:value="1887.71519744549" calcext:value-type="float">
            <text:p>1887,715197</text:p>
          </table:table-cell>
          <table:table-cell table:style-name="ce18" table:content-validation-name="val4" table:formula="of:=MIN([$Main.C10];[$Main.E10];[$Main.G10];[$Main.I10];[$Main.K10];[$Main.M10];[$Main.O10];[$Main.Q10];[$Main.S10];[$Main.U10])" office:value-type="float" office:value="0.787744" calcext:value-type="float">
            <text:p>0,787744</text:p>
          </table:table-cell>
          <table:table-cell table:style-name="ce18" table:content-validation-name="val4" table:formula="of:=AVERAGE([$Main.C10];[$Main.E10];[$Main.G10];[$Main.I10];[$Main.K10];[$Main.M10];[$Main.O10];[$Main.Q10];[$Main.S10];[$Main.U10])" office:value-type="float" office:value="1.087175" calcext:value-type="float">
            <text:p>1,087175</text:p>
          </table:table-cell>
          <table:table-cell table:style-name="ce18" table:content-validation-name="val4" table:formula="of:=STDEV([$Main.C10];[$Main.E10];[$Main.G10];[$Main.I10];[$Main.K10];[$Main.M10];[$Main.O10];[$Main.Q10];[$Main.S10];[$Main.U10])" office:value-type="float" office:value="0.207654416913187" calcext:value-type="float">
            <text:p>0,207654</text:p>
          </table:table-cell>
          <table:table-cell table:style-name="ce18" table:content-validation-name="val4" table:formula="of:=IF([.$B9]=0;0;(([.E9]-[.$B9])/[.$B9])*100)" office:value-type="float" office:value="0" calcext:value-type="float">
            <text:p>0</text:p>
          </table:table-cell>
          <table:table-cell table:style-name="ce18" table:content-validation-name="val4" table:formula="of:=IF([.$B9]=0;0;(([.F9]-[.$B9])/[.$B9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9]" office:value-type="string" office:string-value="MDG-b_08_n0500_m050" calcext:value-type="string">
            <text:p>MDG-b_08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1];[$Main.D11];[$Main.F11];[$Main.H11];[$Main.J11];[$Main.L11];[$Main.N11];[$Main.P11];[$Main.R11];[$Main.T11])" office:value-type="float" office:value="452620" calcext:value-type="float">
            <text:p>452620</text:p>
          </table:table-cell>
          <table:table-cell table:style-name="ce18" table:content-validation-name="val4" table:formula="of:=AVERAGE([$Main.B11];[$Main.D11];[$Main.F11];[$Main.H11];[$Main.J11];[$Main.L11];[$Main.N11];[$Main.P11];[$Main.R11];[$Main.T11])" office:value-type="float" office:value="454414.6" calcext:value-type="float">
            <text:p>454414,6</text:p>
          </table:table-cell>
          <table:table-cell table:style-name="ce18" table:content-validation-name="val4" table:formula="of:=STDEV([$Main.B11];[$Main.D11];[$Main.F11];[$Main.H11];[$Main.J11];[$Main.L11];[$Main.N11];[$Main.P11];[$Main.R11];[$Main.T11])" office:value-type="float" office:value="1421.19473995962" calcext:value-type="float">
            <text:p>1421,19474</text:p>
          </table:table-cell>
          <table:table-cell table:style-name="ce18" table:content-validation-name="val4" table:formula="of:=MIN([$Main.C11];[$Main.E11];[$Main.G11];[$Main.I11];[$Main.K11];[$Main.M11];[$Main.O11];[$Main.Q11];[$Main.S11];[$Main.U11])" office:value-type="float" office:value="0.780186" calcext:value-type="float">
            <text:p>0,780186</text:p>
          </table:table-cell>
          <table:table-cell table:style-name="ce18" table:content-validation-name="val4" table:formula="of:=AVERAGE([$Main.C11];[$Main.E11];[$Main.G11];[$Main.I11];[$Main.K11];[$Main.M11];[$Main.O11];[$Main.Q11];[$Main.S11];[$Main.U11])" office:value-type="float" office:value="1.1331281" calcext:value-type="float">
            <text:p>1,133128</text:p>
          </table:table-cell>
          <table:table-cell table:style-name="ce18" table:content-validation-name="val4" table:formula="of:=STDEV([$Main.C11];[$Main.E11];[$Main.G11];[$Main.I11];[$Main.K11];[$Main.M11];[$Main.O11];[$Main.Q11];[$Main.S11];[$Main.U11])" office:value-type="float" office:value="0.207903407786966" calcext:value-type="float">
            <text:p>0,207903</text:p>
          </table:table-cell>
          <table:table-cell table:style-name="ce18" table:content-validation-name="val4" table:formula="of:=IF([.$B10]=0;0;(([.E10]-[.$B10])/[.$B10])*100)" office:value-type="float" office:value="0" calcext:value-type="float">
            <text:p>0</text:p>
          </table:table-cell>
          <table:table-cell table:style-name="ce18" table:content-validation-name="val4" table:formula="of:=IF([.$B10]=0;0;(([.F10]-[.$B10])/[.$B1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0]" office:value-type="string" office:string-value="MDG-b_09_n0500_m050" calcext:value-type="string">
            <text:p>MDG-b_09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2];[$Main.D12];[$Main.F12];[$Main.H12];[$Main.J12];[$Main.L12];[$Main.N12];[$Main.P12];[$Main.R12];[$Main.T12])" office:value-type="float" office:value="453880" calcext:value-type="float">
            <text:p>453880</text:p>
          </table:table-cell>
          <table:table-cell table:style-name="ce18" table:content-validation-name="val4" table:formula="of:=AVERAGE([$Main.B12];[$Main.D12];[$Main.F12];[$Main.H12];[$Main.J12];[$Main.L12];[$Main.N12];[$Main.P12];[$Main.R12];[$Main.T12])" office:value-type="float" office:value="457067.8" calcext:value-type="float">
            <text:p>457067,8</text:p>
          </table:table-cell>
          <table:table-cell table:style-name="ce18" table:content-validation-name="val4" table:formula="of:=STDEV([$Main.B12];[$Main.D12];[$Main.F12];[$Main.H12];[$Main.J12];[$Main.L12];[$Main.N12];[$Main.P12];[$Main.R12];[$Main.T12])" office:value-type="float" office:value="1790.68737888245" calcext:value-type="float">
            <text:p>1790,687379</text:p>
          </table:table-cell>
          <table:table-cell table:style-name="ce18" table:content-validation-name="val4" table:formula="of:=MIN([$Main.C12];[$Main.E12];[$Main.G12];[$Main.I12];[$Main.K12];[$Main.M12];[$Main.O12];[$Main.Q12];[$Main.S12];[$Main.U12])" office:value-type="float" office:value="0.91514" calcext:value-type="float">
            <text:p>0,91514</text:p>
          </table:table-cell>
          <table:table-cell table:style-name="ce18" table:content-validation-name="val4" table:formula="of:=AVERAGE([$Main.C12];[$Main.E12];[$Main.G12];[$Main.I12];[$Main.K12];[$Main.M12];[$Main.O12];[$Main.Q12];[$Main.S12];[$Main.U12])" office:value-type="float" office:value="1.146427" calcext:value-type="float">
            <text:p>1,146427</text:p>
          </table:table-cell>
          <table:table-cell table:style-name="ce18" table:content-validation-name="val4" table:formula="of:=STDEV([$Main.C12];[$Main.E12];[$Main.G12];[$Main.I12];[$Main.K12];[$Main.M12];[$Main.O12];[$Main.Q12];[$Main.S12];[$Main.U12])" office:value-type="float" office:value="0.13073864727004" calcext:value-type="float">
            <text:p>0,130739</text:p>
          </table:table-cell>
          <table:table-cell table:style-name="ce18" table:content-validation-name="val4" table:formula="of:=IF([.$B11]=0;0;(([.E11]-[.$B11])/[.$B11])*100)" office:value-type="float" office:value="0" calcext:value-type="float">
            <text:p>0</text:p>
          </table:table-cell>
          <table:table-cell table:style-name="ce18" table:content-validation-name="val4" table:formula="of:=IF([.$B11]=0;0;(([.F11]-[.$B11])/[.$B1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1]" office:value-type="string" office:string-value="MDG-b_10_n0500_m050" calcext:value-type="string">
            <text:p>MDG-b_10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3];[$Main.D13];[$Main.F13];[$Main.H13];[$Main.J13];[$Main.L13];[$Main.N13];[$Main.P13];[$Main.R13];[$Main.T13])" office:value-type="float" office:value="456025" calcext:value-type="float">
            <text:p>456025</text:p>
          </table:table-cell>
          <table:table-cell table:style-name="ce18" table:content-validation-name="val4" table:formula="of:=AVERAGE([$Main.B13];[$Main.D13];[$Main.F13];[$Main.H13];[$Main.J13];[$Main.L13];[$Main.N13];[$Main.P13];[$Main.R13];[$Main.T13])" office:value-type="float" office:value="457299.7" calcext:value-type="float">
            <text:p>457299,7</text:p>
          </table:table-cell>
          <table:table-cell table:style-name="ce18" table:content-validation-name="val4" table:formula="of:=STDEV([$Main.B13];[$Main.D13];[$Main.F13];[$Main.H13];[$Main.J13];[$Main.L13];[$Main.N13];[$Main.P13];[$Main.R13];[$Main.T13])" office:value-type="float" office:value="744.126191508462" calcext:value-type="float">
            <text:p>744,126192</text:p>
          </table:table-cell>
          <table:table-cell table:style-name="ce18" table:content-validation-name="val4" table:formula="of:=MIN([$Main.C13];[$Main.E13];[$Main.G13];[$Main.I13];[$Main.K13];[$Main.M13];[$Main.O13];[$Main.Q13];[$Main.S13];[$Main.U13])" office:value-type="float" office:value="0.962314" calcext:value-type="float">
            <text:p>0,962314</text:p>
          </table:table-cell>
          <table:table-cell table:style-name="ce18" table:content-validation-name="val4" table:formula="of:=AVERAGE([$Main.C13];[$Main.E13];[$Main.G13];[$Main.I13];[$Main.K13];[$Main.M13];[$Main.O13];[$Main.Q13];[$Main.S13];[$Main.U13])" office:value-type="float" office:value="1.2275094" calcext:value-type="float">
            <text:p>1,227509</text:p>
          </table:table-cell>
          <table:table-cell table:style-name="ce18" table:content-validation-name="val4" table:formula="of:=STDEV([$Main.C13];[$Main.E13];[$Main.G13];[$Main.I13];[$Main.K13];[$Main.M13];[$Main.O13];[$Main.Q13];[$Main.S13];[$Main.U13])" office:value-type="float" office:value="0.221787846253626" calcext:value-type="float">
            <text:p>0,221788</text:p>
          </table:table-cell>
          <table:table-cell table:style-name="ce18" table:content-validation-name="val4" table:formula="of:=IF([.$B12]=0;0;(([.E12]-[.$B12])/[.$B12])*100)" office:value-type="float" office:value="0" calcext:value-type="float">
            <text:p>0</text:p>
          </table:table-cell>
          <table:table-cell table:style-name="ce18" table:content-validation-name="val4" table:formula="of:=IF([.$B12]=0;0;(([.F12]-[.$B12])/[.$B12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2]" office:value-type="string" office:string-value="MDG-b_11_n0500_m050" calcext:value-type="string">
            <text:p>MDG-b_11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4];[$Main.D14];[$Main.F14];[$Main.H14];[$Main.J14];[$Main.L14];[$Main.N14];[$Main.P14];[$Main.R14];[$Main.T14])" office:value-type="float" office:value="452813" calcext:value-type="float">
            <text:p>452813</text:p>
          </table:table-cell>
          <table:table-cell table:style-name="ce18" table:content-validation-name="val4" table:formula="of:=AVERAGE([$Main.B14];[$Main.D14];[$Main.F14];[$Main.H14];[$Main.J14];[$Main.L14];[$Main.N14];[$Main.P14];[$Main.R14];[$Main.T14])" office:value-type="float" office:value="457335.7" calcext:value-type="float">
            <text:p>457335,7</text:p>
          </table:table-cell>
          <table:table-cell table:style-name="ce18" table:content-validation-name="val4" table:formula="of:=STDEV([$Main.B14];[$Main.D14];[$Main.F14];[$Main.H14];[$Main.J14];[$Main.L14];[$Main.N14];[$Main.P14];[$Main.R14];[$Main.T14])" office:value-type="float" office:value="1843.6040217164" calcext:value-type="float">
            <text:p>1843,604022</text:p>
          </table:table-cell>
          <table:table-cell table:style-name="ce18" table:content-validation-name="val4" table:formula="of:=MIN([$Main.C14];[$Main.E14];[$Main.G14];[$Main.I14];[$Main.K14];[$Main.M14];[$Main.O14];[$Main.Q14];[$Main.S14];[$Main.U14])" office:value-type="float" office:value="0.825399" calcext:value-type="float">
            <text:p>0,825399</text:p>
          </table:table-cell>
          <table:table-cell table:style-name="ce18" table:content-validation-name="val4" table:formula="of:=AVERAGE([$Main.C14];[$Main.E14];[$Main.G14];[$Main.I14];[$Main.K14];[$Main.M14];[$Main.O14];[$Main.Q14];[$Main.S14];[$Main.U14])" office:value-type="float" office:value="0.9797022" calcext:value-type="float">
            <text:p>0,979702</text:p>
          </table:table-cell>
          <table:table-cell table:style-name="ce18" table:content-validation-name="val4" table:formula="of:=STDEV([$Main.C14];[$Main.E14];[$Main.G14];[$Main.I14];[$Main.K14];[$Main.M14];[$Main.O14];[$Main.Q14];[$Main.S14];[$Main.U14])" office:value-type="float" office:value="0.118030880410171" calcext:value-type="float">
            <text:p>0,118031</text:p>
          </table:table-cell>
          <table:table-cell table:style-name="ce18" table:content-validation-name="val4" table:formula="of:=IF([.$B13]=0;0;(([.E13]-[.$B13])/[.$B13])*100)" office:value-type="float" office:value="0" calcext:value-type="float">
            <text:p>0</text:p>
          </table:table-cell>
          <table:table-cell table:style-name="ce18" table:content-validation-name="val4" table:formula="of:=IF([.$B13]=0;0;(([.F13]-[.$B13])/[.$B1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3]" office:value-type="string" office:string-value="MDG-b_12_n0500_m050" calcext:value-type="string">
            <text:p>MDG-b_12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5];[$Main.D15];[$Main.F15];[$Main.H15];[$Main.J15];[$Main.L15];[$Main.N15];[$Main.P15];[$Main.R15];[$Main.T15])" office:value-type="float" office:value="452185" calcext:value-type="float">
            <text:p>452185</text:p>
          </table:table-cell>
          <table:table-cell table:style-name="ce18" table:content-validation-name="val4" table:formula="of:=AVERAGE([$Main.B15];[$Main.D15];[$Main.F15];[$Main.H15];[$Main.J15];[$Main.L15];[$Main.N15];[$Main.P15];[$Main.R15];[$Main.T15])" office:value-type="float" office:value="455913.6" calcext:value-type="float">
            <text:p>455913,6</text:p>
          </table:table-cell>
          <table:table-cell table:style-name="ce18" table:content-validation-name="val4" table:formula="of:=STDEV([$Main.B15];[$Main.D15];[$Main.F15];[$Main.H15];[$Main.J15];[$Main.L15];[$Main.N15];[$Main.P15];[$Main.R15];[$Main.T15])" office:value-type="float" office:value="1622.75377744814" calcext:value-type="float">
            <text:p>1622,753777</text:p>
          </table:table-cell>
          <table:table-cell table:style-name="ce18" table:content-validation-name="val4" table:formula="of:=MIN([$Main.C15];[$Main.E15];[$Main.G15];[$Main.I15];[$Main.K15];[$Main.M15];[$Main.O15];[$Main.Q15];[$Main.S15];[$Main.U15])" office:value-type="float" office:value="0.849895" calcext:value-type="float">
            <text:p>0,849895</text:p>
          </table:table-cell>
          <table:table-cell table:style-name="ce18" table:content-validation-name="val4" table:formula="of:=AVERAGE([$Main.C15];[$Main.E15];[$Main.G15];[$Main.I15];[$Main.K15];[$Main.M15];[$Main.O15];[$Main.Q15];[$Main.S15];[$Main.U15])" office:value-type="float" office:value="1.0960942" calcext:value-type="float">
            <text:p>1,096094</text:p>
          </table:table-cell>
          <table:table-cell table:style-name="ce18" table:content-validation-name="val4" table:formula="of:=STDEV([$Main.C15];[$Main.E15];[$Main.G15];[$Main.I15];[$Main.K15];[$Main.M15];[$Main.O15];[$Main.Q15];[$Main.S15];[$Main.U15])" office:value-type="float" office:value="0.134264772163728" calcext:value-type="float">
            <text:p>0,134265</text:p>
          </table:table-cell>
          <table:table-cell table:style-name="ce18" table:content-validation-name="val4" table:formula="of:=IF([.$B14]=0;0;(([.E14]-[.$B14])/[.$B14])*100)" office:value-type="float" office:value="0" calcext:value-type="float">
            <text:p>0</text:p>
          </table:table-cell>
          <table:table-cell table:style-name="ce18" table:content-validation-name="val4" table:formula="of:=IF([.$B14]=0;0;(([.F14]-[.$B14])/[.$B14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4]" office:value-type="string" office:string-value="MDG-b_13_n0500_m050" calcext:value-type="string">
            <text:p>MDG-b_13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6];[$Main.D16];[$Main.F16];[$Main.H16];[$Main.J16];[$Main.L16];[$Main.N16];[$Main.P16];[$Main.R16];[$Main.T16])" office:value-type="float" office:value="454252" calcext:value-type="float">
            <text:p>454252</text:p>
          </table:table-cell>
          <table:table-cell table:style-name="ce18" table:content-validation-name="val4" table:formula="of:=AVERAGE([$Main.B16];[$Main.D16];[$Main.F16];[$Main.H16];[$Main.J16];[$Main.L16];[$Main.N16];[$Main.P16];[$Main.R16];[$Main.T16])" office:value-type="float" office:value="456374.3" calcext:value-type="float">
            <text:p>456374,3</text:p>
          </table:table-cell>
          <table:table-cell table:style-name="ce18" table:content-validation-name="val4" table:formula="of:=STDEV([$Main.B16];[$Main.D16];[$Main.F16];[$Main.H16];[$Main.J16];[$Main.L16];[$Main.N16];[$Main.P16];[$Main.R16];[$Main.T16])" office:value-type="float" office:value="1122.69171092414" calcext:value-type="float">
            <text:p>1122,691711</text:p>
          </table:table-cell>
          <table:table-cell table:style-name="ce18" table:content-validation-name="val4" table:formula="of:=MIN([$Main.C16];[$Main.E16];[$Main.G16];[$Main.I16];[$Main.K16];[$Main.M16];[$Main.O16];[$Main.Q16];[$Main.S16];[$Main.U16])" office:value-type="float" office:value="0.898685" calcext:value-type="float">
            <text:p>0,898685</text:p>
          </table:table-cell>
          <table:table-cell table:style-name="ce18" table:content-validation-name="val4" table:formula="of:=AVERAGE([$Main.C16];[$Main.E16];[$Main.G16];[$Main.I16];[$Main.K16];[$Main.M16];[$Main.O16];[$Main.Q16];[$Main.S16];[$Main.U16])" office:value-type="float" office:value="1.1432935" calcext:value-type="float">
            <text:p>1,143294</text:p>
          </table:table-cell>
          <table:table-cell table:style-name="ce18" table:content-validation-name="val4" table:formula="of:=STDEV([$Main.C16];[$Main.E16];[$Main.G16];[$Main.I16];[$Main.K16];[$Main.M16];[$Main.O16];[$Main.Q16];[$Main.S16];[$Main.U16])" office:value-type="float" office:value="0.195253197081379" calcext:value-type="float">
            <text:p>0,195253</text:p>
          </table:table-cell>
          <table:table-cell table:style-name="ce18" table:content-validation-name="val4" table:formula="of:=IF([.$B15]=0;0;(([.E15]-[.$B15])/[.$B15])*100)" office:value-type="float" office:value="0" calcext:value-type="float">
            <text:p>0</text:p>
          </table:table-cell>
          <table:table-cell table:style-name="ce18" table:content-validation-name="val4" table:formula="of:=IF([.$B15]=0;0;(([.F15]-[.$B15])/[.$B1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5]" office:value-type="string" office:string-value="MDG-b_14_n0500_m050" calcext:value-type="string">
            <text:p>MDG-b_14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7];[$Main.D17];[$Main.F17];[$Main.H17];[$Main.J17];[$Main.L17];[$Main.N17];[$Main.P17];[$Main.R17];[$Main.T17])" office:value-type="float" office:value="455172" calcext:value-type="float">
            <text:p>455172</text:p>
          </table:table-cell>
          <table:table-cell table:style-name="ce18" table:content-validation-name="val4" table:formula="of:=AVERAGE([$Main.B17];[$Main.D17];[$Main.F17];[$Main.H17];[$Main.J17];[$Main.L17];[$Main.N17];[$Main.P17];[$Main.R17];[$Main.T17])" office:value-type="float" office:value="457279.8" calcext:value-type="float">
            <text:p>457279,8</text:p>
          </table:table-cell>
          <table:table-cell table:style-name="ce18" table:content-validation-name="val4" table:formula="of:=STDEV([$Main.B17];[$Main.D17];[$Main.F17];[$Main.H17];[$Main.J17];[$Main.L17];[$Main.N17];[$Main.P17];[$Main.R17];[$Main.T17])" office:value-type="float" office:value="1463.35017454242" calcext:value-type="float">
            <text:p>1463,350175</text:p>
          </table:table-cell>
          <table:table-cell table:style-name="ce18" table:content-validation-name="val4" table:formula="of:=MIN([$Main.C17];[$Main.E17];[$Main.G17];[$Main.I17];[$Main.K17];[$Main.M17];[$Main.O17];[$Main.Q17];[$Main.S17];[$Main.U17])" office:value-type="float" office:value="0.799533" calcext:value-type="float">
            <text:p>0,799533</text:p>
          </table:table-cell>
          <table:table-cell table:style-name="ce18" table:content-validation-name="val4" table:formula="of:=AVERAGE([$Main.C17];[$Main.E17];[$Main.G17];[$Main.I17];[$Main.K17];[$Main.M17];[$Main.O17];[$Main.Q17];[$Main.S17];[$Main.U17])" office:value-type="float" office:value="1.0754365" calcext:value-type="float">
            <text:p>1,075437</text:p>
          </table:table-cell>
          <table:table-cell table:style-name="ce18" table:content-validation-name="val4" table:formula="of:=STDEV([$Main.C17];[$Main.E17];[$Main.G17];[$Main.I17];[$Main.K17];[$Main.M17];[$Main.O17];[$Main.Q17];[$Main.S17];[$Main.U17])" office:value-type="float" office:value="0.14815980142719" calcext:value-type="float">
            <text:p>0,14816</text:p>
          </table:table-cell>
          <table:table-cell table:style-name="ce18" table:content-validation-name="val4" table:formula="of:=IF([.$B16]=0;0;(([.E16]-[.$B16])/[.$B16])*100)" office:value-type="float" office:value="0" calcext:value-type="float">
            <text:p>0</text:p>
          </table:table-cell>
          <table:table-cell table:style-name="ce18" table:content-validation-name="val4" table:formula="of:=IF([.$B16]=0;0;(([.F16]-[.$B16])/[.$B16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6]" office:value-type="string" office:string-value="MDG-b_15_n0500_m050" calcext:value-type="string">
            <text:p>MDG-b_15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8];[$Main.D18];[$Main.F18];[$Main.H18];[$Main.J18];[$Main.L18];[$Main.N18];[$Main.P18];[$Main.R18];[$Main.T18])" office:value-type="float" office:value="452212" calcext:value-type="float">
            <text:p>452212</text:p>
          </table:table-cell>
          <table:table-cell table:style-name="ce18" table:content-validation-name="val4" table:formula="of:=AVERAGE([$Main.B18];[$Main.D18];[$Main.F18];[$Main.H18];[$Main.J18];[$Main.L18];[$Main.N18];[$Main.P18];[$Main.R18];[$Main.T18])" office:value-type="float" office:value="456841.9" calcext:value-type="float">
            <text:p>456841,9</text:p>
          </table:table-cell>
          <table:table-cell table:style-name="ce18" table:content-validation-name="val4" table:formula="of:=STDEV([$Main.B18];[$Main.D18];[$Main.F18];[$Main.H18];[$Main.J18];[$Main.L18];[$Main.N18];[$Main.P18];[$Main.R18];[$Main.T18])" office:value-type="float" office:value="2701.04068215691" calcext:value-type="float">
            <text:p>2701,040682</text:p>
          </table:table-cell>
          <table:table-cell table:style-name="ce18" table:content-validation-name="val4" table:formula="of:=MIN([$Main.C18];[$Main.E18];[$Main.G18];[$Main.I18];[$Main.K18];[$Main.M18];[$Main.O18];[$Main.Q18];[$Main.S18];[$Main.U18])" office:value-type="float" office:value="0.723218" calcext:value-type="float">
            <text:p>0,723218</text:p>
          </table:table-cell>
          <table:table-cell table:style-name="ce18" table:content-validation-name="val4" table:formula="of:=AVERAGE([$Main.C18];[$Main.E18];[$Main.G18];[$Main.I18];[$Main.K18];[$Main.M18];[$Main.O18];[$Main.Q18];[$Main.S18];[$Main.U18])" office:value-type="float" office:value="1.0925172" calcext:value-type="float">
            <text:p>1,092517</text:p>
          </table:table-cell>
          <table:table-cell table:style-name="ce18" table:content-validation-name="val4" table:formula="of:=STDEV([$Main.C18];[$Main.E18];[$Main.G18];[$Main.I18];[$Main.K18];[$Main.M18];[$Main.O18];[$Main.Q18];[$Main.S18];[$Main.U18])" office:value-type="float" office:value="0.185371002263509" calcext:value-type="float">
            <text:p>0,185371</text:p>
          </table:table-cell>
          <table:table-cell table:style-name="ce18" table:content-validation-name="val4" table:formula="of:=IF([.$B17]=0;0;(([.E17]-[.$B17])/[.$B17])*100)" office:value-type="float" office:value="0" calcext:value-type="float">
            <text:p>0</text:p>
          </table:table-cell>
          <table:table-cell table:style-name="ce18" table:content-validation-name="val4" table:formula="of:=IF([.$B17]=0;0;(([.F17]-[.$B17])/[.$B1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7]" office:value-type="string" office:string-value="MDG-b_16_n0500_m050" calcext:value-type="string">
            <text:p>MDG-b_16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19];[$Main.D19];[$Main.F19];[$Main.H19];[$Main.J19];[$Main.L19];[$Main.N19];[$Main.P19];[$Main.R19];[$Main.T19])" office:value-type="float" office:value="456754" calcext:value-type="float">
            <text:p>456754</text:p>
          </table:table-cell>
          <table:table-cell table:style-name="ce18" table:content-validation-name="val4" table:formula="of:=AVERAGE([$Main.B19];[$Main.D19];[$Main.F19];[$Main.H19];[$Main.J19];[$Main.L19];[$Main.N19];[$Main.P19];[$Main.R19];[$Main.T19])" office:value-type="float" office:value="457794.7" calcext:value-type="float">
            <text:p>457794,7</text:p>
          </table:table-cell>
          <table:table-cell table:style-name="ce18" table:content-validation-name="val4" table:formula="of:=STDEV([$Main.B19];[$Main.D19];[$Main.F19];[$Main.H19];[$Main.J19];[$Main.L19];[$Main.N19];[$Main.P19];[$Main.R19];[$Main.T19])" office:value-type="float" office:value="734.659112181365" calcext:value-type="float">
            <text:p>734,659112</text:p>
          </table:table-cell>
          <table:table-cell table:style-name="ce18" table:content-validation-name="val4" table:formula="of:=MIN([$Main.C19];[$Main.E19];[$Main.G19];[$Main.I19];[$Main.K19];[$Main.M19];[$Main.O19];[$Main.Q19];[$Main.S19];[$Main.U19])" office:value-type="float" office:value="0.936725" calcext:value-type="float">
            <text:p>0,936725</text:p>
          </table:table-cell>
          <table:table-cell table:style-name="ce18" table:content-validation-name="val4" table:formula="of:=AVERAGE([$Main.C19];[$Main.E19];[$Main.G19];[$Main.I19];[$Main.K19];[$Main.M19];[$Main.O19];[$Main.Q19];[$Main.S19];[$Main.U19])" office:value-type="float" office:value="1.1379843" calcext:value-type="float">
            <text:p>1,137984</text:p>
          </table:table-cell>
          <table:table-cell table:style-name="ce18" table:content-validation-name="val4" table:formula="of:=STDEV([$Main.C19];[$Main.E19];[$Main.G19];[$Main.I19];[$Main.K19];[$Main.M19];[$Main.O19];[$Main.Q19];[$Main.S19];[$Main.U19])" office:value-type="float" office:value="0.179593967370876" calcext:value-type="float">
            <text:p>0,179594</text:p>
          </table:table-cell>
          <table:table-cell table:style-name="ce18" table:content-validation-name="val4" table:formula="of:=IF([.$B18]=0;0;(([.E18]-[.$B18])/[.$B18])*100)" office:value-type="float" office:value="0" calcext:value-type="float">
            <text:p>0</text:p>
          </table:table-cell>
          <table:table-cell table:style-name="ce18" table:content-validation-name="val4" table:formula="of:=IF([.$B18]=0;0;(([.F18]-[.$B18])/[.$B1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8]" office:value-type="string" office:string-value="MDG-b_17_n0500_m050" calcext:value-type="string">
            <text:p>MDG-b_17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0];[$Main.D20];[$Main.F20];[$Main.H20];[$Main.J20];[$Main.L20];[$Main.N20];[$Main.P20];[$Main.R20];[$Main.T20])" office:value-type="float" office:value="457104" calcext:value-type="float">
            <text:p>457104</text:p>
          </table:table-cell>
          <table:table-cell table:style-name="ce18" table:content-validation-name="val4" table:formula="of:=AVERAGE([$Main.B20];[$Main.D20];[$Main.F20];[$Main.H20];[$Main.J20];[$Main.L20];[$Main.N20];[$Main.P20];[$Main.R20];[$Main.T20])" office:value-type="float" office:value="458568.9" calcext:value-type="float">
            <text:p>458568,9</text:p>
          </table:table-cell>
          <table:table-cell table:style-name="ce18" table:content-validation-name="val4" table:formula="of:=STDEV([$Main.B20];[$Main.D20];[$Main.F20];[$Main.H20];[$Main.J20];[$Main.L20];[$Main.N20];[$Main.P20];[$Main.R20];[$Main.T20])" office:value-type="float" office:value="1000.32066525356" calcext:value-type="float">
            <text:p>1000,320665</text:p>
          </table:table-cell>
          <table:table-cell table:style-name="ce18" table:content-validation-name="val4" table:formula="of:=MIN([$Main.C20];[$Main.E20];[$Main.G20];[$Main.I20];[$Main.K20];[$Main.M20];[$Main.O20];[$Main.Q20];[$Main.S20];[$Main.U20])" office:value-type="float" office:value="1.06201" calcext:value-type="float">
            <text:p>1,06201</text:p>
          </table:table-cell>
          <table:table-cell table:style-name="ce18" table:content-validation-name="val4" table:formula="of:=AVERAGE([$Main.C20];[$Main.E20];[$Main.G20];[$Main.I20];[$Main.K20];[$Main.M20];[$Main.O20];[$Main.Q20];[$Main.S20];[$Main.U20])" office:value-type="float" office:value="1.265445" calcext:value-type="float">
            <text:p>1,265445</text:p>
          </table:table-cell>
          <table:table-cell table:style-name="ce18" table:content-validation-name="val4" table:formula="of:=STDEV([$Main.C20];[$Main.E20];[$Main.G20];[$Main.I20];[$Main.K20];[$Main.M20];[$Main.O20];[$Main.Q20];[$Main.S20];[$Main.U20])" office:value-type="float" office:value="0.0988883422238323" calcext:value-type="float">
            <text:p>0,098888</text:p>
          </table:table-cell>
          <table:table-cell table:style-name="ce18" table:content-validation-name="val4" table:formula="of:=IF([.$B19]=0;0;(([.E19]-[.$B19])/[.$B19])*100)" office:value-type="float" office:value="0" calcext:value-type="float">
            <text:p>0</text:p>
          </table:table-cell>
          <table:table-cell table:style-name="ce18" table:content-validation-name="val4" table:formula="of:=IF([.$B19]=0;0;(([.F19]-[.$B19])/[.$B19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9]" office:value-type="string" office:string-value="MDG-b_18_n0500_m050" calcext:value-type="string">
            <text:p>MDG-b_18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1];[$Main.D21];[$Main.F21];[$Main.H21];[$Main.J21];[$Main.L21];[$Main.N21];[$Main.P21];[$Main.R21];[$Main.T21])" office:value-type="float" office:value="453888" calcext:value-type="float">
            <text:p>453888</text:p>
          </table:table-cell>
          <table:table-cell table:style-name="ce18" table:content-validation-name="val4" table:formula="of:=AVERAGE([$Main.B21];[$Main.D21];[$Main.F21];[$Main.H21];[$Main.J21];[$Main.L21];[$Main.N21];[$Main.P21];[$Main.R21];[$Main.T21])" office:value-type="float" office:value="454976.3" calcext:value-type="float">
            <text:p>454976,3</text:p>
          </table:table-cell>
          <table:table-cell table:style-name="ce18" table:content-validation-name="val4" table:formula="of:=STDEV([$Main.B21];[$Main.D21];[$Main.F21];[$Main.H21];[$Main.J21];[$Main.L21];[$Main.N21];[$Main.P21];[$Main.R21];[$Main.T21])" office:value-type="float" office:value="559.787271102951" calcext:value-type="float">
            <text:p>559,787271</text:p>
          </table:table-cell>
          <table:table-cell table:style-name="ce18" table:content-validation-name="val4" table:formula="of:=MIN([$Main.C21];[$Main.E21];[$Main.G21];[$Main.I21];[$Main.K21];[$Main.M21];[$Main.O21];[$Main.Q21];[$Main.S21];[$Main.U21])" office:value-type="float" office:value="0.986903" calcext:value-type="float">
            <text:p>0,986903</text:p>
          </table:table-cell>
          <table:table-cell table:style-name="ce18" table:content-validation-name="val4" table:formula="of:=AVERAGE([$Main.C21];[$Main.E21];[$Main.G21];[$Main.I21];[$Main.K21];[$Main.M21];[$Main.O21];[$Main.Q21];[$Main.S21];[$Main.U21])" office:value-type="float" office:value="1.1357934" calcext:value-type="float">
            <text:p>1,135793</text:p>
          </table:table-cell>
          <table:table-cell table:style-name="ce18" table:content-validation-name="val4" table:formula="of:=STDEV([$Main.C21];[$Main.E21];[$Main.G21];[$Main.I21];[$Main.K21];[$Main.M21];[$Main.O21];[$Main.Q21];[$Main.S21];[$Main.U21])" office:value-type="float" office:value="0.137219455315766" calcext:value-type="float">
            <text:p>0,137219</text:p>
          </table:table-cell>
          <table:table-cell table:style-name="ce18" table:content-validation-name="val4" table:formula="of:=IF([.$B20]=0;0;(([.E20]-[.$B20])/[.$B20])*100)" office:value-type="float" office:value="0" calcext:value-type="float">
            <text:p>0</text:p>
          </table:table-cell>
          <table:table-cell table:style-name="ce18" table:content-validation-name="val4" table:formula="of:=IF([.$B20]=0;0;(([.F20]-[.$B20])/[.$B2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0]" office:value-type="string" office:string-value="MDG-b_19_n0500_m050" calcext:value-type="string">
            <text:p>MDG-b_19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2];[$Main.D22];[$Main.F22];[$Main.H22];[$Main.J22];[$Main.L22];[$Main.N22];[$Main.P22];[$Main.R22];[$Main.T22])" office:value-type="float" office:value="459861" calcext:value-type="float">
            <text:p>459861</text:p>
          </table:table-cell>
          <table:table-cell table:style-name="ce18" table:content-validation-name="val4" table:formula="of:=AVERAGE([$Main.B22];[$Main.D22];[$Main.F22];[$Main.H22];[$Main.J22];[$Main.L22];[$Main.N22];[$Main.P22];[$Main.R22];[$Main.T22])" office:value-type="float" office:value="461605.6" calcext:value-type="float">
            <text:p>461605,6</text:p>
          </table:table-cell>
          <table:table-cell table:style-name="ce18" table:content-validation-name="val4" table:formula="of:=STDEV([$Main.B22];[$Main.D22];[$Main.F22];[$Main.H22];[$Main.J22];[$Main.L22];[$Main.N22];[$Main.P22];[$Main.R22];[$Main.T22])" office:value-type="float" office:value="1131.71582612912" calcext:value-type="float">
            <text:p>1131,715826</text:p>
          </table:table-cell>
          <table:table-cell table:style-name="ce18" table:content-validation-name="val4" table:formula="of:=MIN([$Main.C22];[$Main.E22];[$Main.G22];[$Main.I22];[$Main.K22];[$Main.M22];[$Main.O22];[$Main.Q22];[$Main.S22];[$Main.U22])" office:value-type="float" office:value="0.83182" calcext:value-type="float">
            <text:p>0,83182</text:p>
          </table:table-cell>
          <table:table-cell table:style-name="ce18" table:content-validation-name="val4" table:formula="of:=AVERAGE([$Main.C22];[$Main.E22];[$Main.G22];[$Main.I22];[$Main.K22];[$Main.M22];[$Main.O22];[$Main.Q22];[$Main.S22];[$Main.U22])" office:value-type="float" office:value="1.1003633" calcext:value-type="float">
            <text:p>1,100363</text:p>
          </table:table-cell>
          <table:table-cell table:style-name="ce18" table:content-validation-name="val4" table:formula="of:=STDEV([$Main.C22];[$Main.E22];[$Main.G22];[$Main.I22];[$Main.K22];[$Main.M22];[$Main.O22];[$Main.Q22];[$Main.S22];[$Main.U22])" office:value-type="float" office:value="0.133002944871366" calcext:value-type="float">
            <text:p>0,133003</text:p>
          </table:table-cell>
          <table:table-cell table:style-name="ce18" table:content-validation-name="val4" table:formula="of:=IF([.$B21]=0;0;(([.E21]-[.$B21])/[.$B21])*100)" office:value-type="float" office:value="0" calcext:value-type="float">
            <text:p>0</text:p>
          </table:table-cell>
          <table:table-cell table:style-name="ce18" table:content-validation-name="val4" table:formula="of:=IF([.$B21]=0;0;(([.F21]-[.$B21])/[.$B2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1]" office:value-type="string" office:string-value="MDG-b_20_n0500_m050" calcext:value-type="string">
            <text:p>MDG-b_20_n0500_m05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3];[$Main.D23];[$Main.F23];[$Main.H23];[$Main.J23];[$Main.L23];[$Main.N23];[$Main.P23];[$Main.R23];[$Main.T23])" office:value-type="float" office:value="449386" calcext:value-type="float">
            <text:p>449386</text:p>
          </table:table-cell>
          <table:table-cell table:style-name="ce18" table:content-validation-name="val4" table:formula="of:=AVERAGE([$Main.B23];[$Main.D23];[$Main.F23];[$Main.H23];[$Main.J23];[$Main.L23];[$Main.N23];[$Main.P23];[$Main.R23];[$Main.T23])" office:value-type="float" office:value="450937.3" calcext:value-type="float">
            <text:p>450937,3</text:p>
          </table:table-cell>
          <table:table-cell table:style-name="ce18" table:content-validation-name="val4" table:formula="of:=STDEV([$Main.B23];[$Main.D23];[$Main.F23];[$Main.H23];[$Main.J23];[$Main.L23];[$Main.N23];[$Main.P23];[$Main.R23];[$Main.T23])" office:value-type="float" office:value="1455.37845784372" calcext:value-type="float">
            <text:p>1455,378458</text:p>
          </table:table-cell>
          <table:table-cell table:style-name="ce18" table:content-validation-name="val4" table:formula="of:=MIN([$Main.C23];[$Main.E23];[$Main.G23];[$Main.I23];[$Main.K23];[$Main.M23];[$Main.O23];[$Main.Q23];[$Main.S23];[$Main.U23])" office:value-type="float" office:value="0.979894" calcext:value-type="float">
            <text:p>0,979894</text:p>
          </table:table-cell>
          <table:table-cell table:style-name="ce18" table:content-validation-name="val4" table:formula="of:=AVERAGE([$Main.C23];[$Main.E23];[$Main.G23];[$Main.I23];[$Main.K23];[$Main.M23];[$Main.O23];[$Main.Q23];[$Main.S23];[$Main.U23])" office:value-type="float" office:value="1.0984853" calcext:value-type="float">
            <text:p>1,098485</text:p>
          </table:table-cell>
          <table:table-cell table:style-name="ce18" table:content-validation-name="val4" table:formula="of:=STDEV([$Main.C23];[$Main.E23];[$Main.G23];[$Main.I23];[$Main.K23];[$Main.M23];[$Main.O23];[$Main.Q23];[$Main.S23];[$Main.U23])" office:value-type="float" office:value="0.133706010658584" calcext:value-type="float">
            <text:p>0,133706</text:p>
          </table:table-cell>
          <table:table-cell table:style-name="ce18" table:content-validation-name="val4" table:formula="of:=IF([.$B22]=0;0;(([.E22]-[.$B22])/[.$B22])*100)" office:value-type="float" office:value="0" calcext:value-type="float">
            <text:p>0</text:p>
          </table:table-cell>
          <table:table-cell table:style-name="ce18" table:content-validation-name="val4" table:formula="of:=IF([.$B22]=0;0;(([.F22]-[.$B22])/[.$B22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2]" office:value-type="string" office:string-value="MDG-b_21_n2000_m200" calcext:value-type="string">
            <text:p>MDG-b_21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4];[$Main.D24];[$Main.F24];[$Main.H24];[$Main.J24];[$Main.L24];[$Main.N24];[$Main.P24];[$Main.R24];[$Main.T24])" office:value-type="float" office:value="8700040" calcext:value-type="float">
            <text:p>8700040</text:p>
          </table:table-cell>
          <table:table-cell table:style-name="ce18" table:content-validation-name="val4" table:formula="of:=AVERAGE([$Main.B24];[$Main.D24];[$Main.F24];[$Main.H24];[$Main.J24];[$Main.L24];[$Main.N24];[$Main.P24];[$Main.R24];[$Main.T24])" office:value-type="float" office:value="8713188" calcext:value-type="float">
            <text:p>8713188</text:p>
          </table:table-cell>
          <table:table-cell table:style-name="ce18" table:content-validation-name="val4" table:formula="of:=STDEV([$Main.B24];[$Main.D24];[$Main.F24];[$Main.H24];[$Main.J24];[$Main.L24];[$Main.N24];[$Main.P24];[$Main.R24];[$Main.T24])" office:value-type="float" office:value="6904.65833091448" calcext:value-type="float">
            <text:p>6904,658331</text:p>
          </table:table-cell>
          <table:table-cell table:style-name="ce18" table:content-validation-name="val4" table:formula="of:=MIN([$Main.C24];[$Main.E24];[$Main.G24];[$Main.I24];[$Main.K24];[$Main.M24];[$Main.O24];[$Main.Q24];[$Main.S24];[$Main.U24])" office:value-type="float" office:value="41.8801" calcext:value-type="float">
            <text:p>41,8801</text:p>
          </table:table-cell>
          <table:table-cell table:style-name="ce18" table:content-validation-name="val4" table:formula="of:=AVERAGE([$Main.C24];[$Main.E24];[$Main.G24];[$Main.I24];[$Main.K24];[$Main.M24];[$Main.O24];[$Main.Q24];[$Main.S24];[$Main.U24])" office:value-type="float" office:value="47.02075" calcext:value-type="float">
            <text:p>47,02075</text:p>
          </table:table-cell>
          <table:table-cell table:style-name="ce18" table:content-validation-name="val4" table:formula="of:=STDEV([$Main.C24];[$Main.E24];[$Main.G24];[$Main.I24];[$Main.K24];[$Main.M24];[$Main.O24];[$Main.Q24];[$Main.S24];[$Main.U24])" office:value-type="float" office:value="3.53220240619551" calcext:value-type="float">
            <text:p>3,532202</text:p>
          </table:table-cell>
          <table:table-cell table:style-name="ce18" table:content-validation-name="val4" table:formula="of:=IF([.$B23]=0;0;(([.E23]-[.$B23])/[.$B23])*100)" office:value-type="float" office:value="0" calcext:value-type="float">
            <text:p>0</text:p>
          </table:table-cell>
          <table:table-cell table:style-name="ce18" table:content-validation-name="val4" table:formula="of:=IF([.$B23]=0;0;(([.F23]-[.$B23])/[.$B2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3]" office:value-type="string" office:string-value="MDG-b_22_n2000_m200" calcext:value-type="string">
            <text:p>MDG-b_22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5];[$Main.D25];[$Main.F25];[$Main.H25];[$Main.J25];[$Main.L25];[$Main.N25];[$Main.P25];[$Main.R25];[$Main.T25])" office:value-type="float" office:value="8715970" calcext:value-type="float">
            <text:p>8715970</text:p>
          </table:table-cell>
          <table:table-cell table:style-name="ce18" table:content-validation-name="val4" table:formula="of:=AVERAGE([$Main.B25];[$Main.D25];[$Main.F25];[$Main.H25];[$Main.J25];[$Main.L25];[$Main.N25];[$Main.P25];[$Main.R25];[$Main.T25])" office:value-type="float" office:value="8734681" calcext:value-type="float">
            <text:p>8734681</text:p>
          </table:table-cell>
          <table:table-cell table:style-name="ce18" table:content-validation-name="val4" table:formula="of:=STDEV([$Main.B25];[$Main.D25];[$Main.F25];[$Main.H25];[$Main.J25];[$Main.L25];[$Main.N25];[$Main.P25];[$Main.R25];[$Main.T25])" office:value-type="float" office:value="7854.78120495904" calcext:value-type="float">
            <text:p>7854,781205</text:p>
          </table:table-cell>
          <table:table-cell table:style-name="ce18" table:content-validation-name="val4" table:formula="of:=MIN([$Main.C25];[$Main.E25];[$Main.G25];[$Main.I25];[$Main.K25];[$Main.M25];[$Main.O25];[$Main.Q25];[$Main.S25];[$Main.U25])" office:value-type="float" office:value="31.5826" calcext:value-type="float">
            <text:p>31,5826</text:p>
          </table:table-cell>
          <table:table-cell table:style-name="ce18" table:content-validation-name="val4" table:formula="of:=AVERAGE([$Main.C25];[$Main.E25];[$Main.G25];[$Main.I25];[$Main.K25];[$Main.M25];[$Main.O25];[$Main.Q25];[$Main.S25];[$Main.U25])" office:value-type="float" office:value="39.84797" calcext:value-type="float">
            <text:p>39,84797</text:p>
          </table:table-cell>
          <table:table-cell table:style-name="ce18" table:content-validation-name="val4" table:formula="of:=STDEV([$Main.C25];[$Main.E25];[$Main.G25];[$Main.I25];[$Main.K25];[$Main.M25];[$Main.O25];[$Main.Q25];[$Main.S25];[$Main.U25])" office:value-type="float" office:value="4.50432586941586" calcext:value-type="float">
            <text:p>4,504326</text:p>
          </table:table-cell>
          <table:table-cell table:style-name="ce18" table:content-validation-name="val4" table:formula="of:=IF([.$B24]=0;0;(([.E24]-[.$B24])/[.$B24])*100)" office:value-type="float" office:value="0" calcext:value-type="float">
            <text:p>0</text:p>
          </table:table-cell>
          <table:table-cell table:style-name="ce18" table:content-validation-name="val4" table:formula="of:=IF([.$B24]=0;0;(([.F24]-[.$B24])/[.$B24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4]" office:value-type="string" office:string-value="MDG-b_23_n2000_m200" calcext:value-type="string">
            <text:p>MDG-b_23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6];[$Main.D26];[$Main.F26];[$Main.H26];[$Main.J26];[$Main.L26];[$Main.N26];[$Main.P26];[$Main.R26];[$Main.T26])" office:value-type="float" office:value="8697880" calcext:value-type="float">
            <text:p>8697880</text:p>
          </table:table-cell>
          <table:table-cell table:style-name="ce18" table:content-validation-name="val4" table:formula="of:=AVERAGE([$Main.B26];[$Main.D26];[$Main.F26];[$Main.H26];[$Main.J26];[$Main.L26];[$Main.N26];[$Main.P26];[$Main.R26];[$Main.T26])" office:value-type="float" office:value="8719128" calcext:value-type="float">
            <text:p>8719128</text:p>
          </table:table-cell>
          <table:table-cell table:style-name="ce18" table:content-validation-name="val4" table:formula="of:=STDEV([$Main.B26];[$Main.D26];[$Main.F26];[$Main.H26];[$Main.J26];[$Main.L26];[$Main.N26];[$Main.P26];[$Main.R26];[$Main.T26])" office:value-type="float" office:value="8781.05764320753" calcext:value-type="float">
            <text:p>8781,057643</text:p>
          </table:table-cell>
          <table:table-cell table:style-name="ce18" table:content-validation-name="val4" table:formula="of:=MIN([$Main.C26];[$Main.E26];[$Main.G26];[$Main.I26];[$Main.K26];[$Main.M26];[$Main.O26];[$Main.Q26];[$Main.S26];[$Main.U26])" office:value-type="float" office:value="39.189" calcext:value-type="float">
            <text:p>39,189</text:p>
          </table:table-cell>
          <table:table-cell table:style-name="ce18" table:content-validation-name="val4" table:formula="of:=AVERAGE([$Main.C26];[$Main.E26];[$Main.G26];[$Main.I26];[$Main.K26];[$Main.M26];[$Main.O26];[$Main.Q26];[$Main.S26];[$Main.U26])" office:value-type="float" office:value="46.07543" calcext:value-type="float">
            <text:p>46,07543</text:p>
          </table:table-cell>
          <table:table-cell table:style-name="ce18" table:content-validation-name="val4" table:formula="of:=STDEV([$Main.C26];[$Main.E26];[$Main.G26];[$Main.I26];[$Main.K26];[$Main.M26];[$Main.O26];[$Main.Q26];[$Main.S26];[$Main.U26])" office:value-type="float" office:value="4.0905808731904" calcext:value-type="float">
            <text:p>4,090581</text:p>
          </table:table-cell>
          <table:table-cell table:style-name="ce18" table:content-validation-name="val4" table:formula="of:=IF([.$B25]=0;0;(([.E25]-[.$B25])/[.$B25])*100)" office:value-type="float" office:value="0" calcext:value-type="float">
            <text:p>0</text:p>
          </table:table-cell>
          <table:table-cell table:style-name="ce18" table:content-validation-name="val4" table:formula="of:=IF([.$B25]=0;0;(([.F25]-[.$B25])/[.$B2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5]" office:value-type="string" office:string-value="MDG-b_24_n2000_m200" calcext:value-type="string">
            <text:p>MDG-b_24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7];[$Main.D27];[$Main.F27];[$Main.H27];[$Main.J27];[$Main.L27];[$Main.N27];[$Main.P27];[$Main.R27];[$Main.T27])" office:value-type="float" office:value="8700050" calcext:value-type="float">
            <text:p>8700050</text:p>
          </table:table-cell>
          <table:table-cell table:style-name="ce18" table:content-validation-name="val4" table:formula="of:=AVERAGE([$Main.B27];[$Main.D27];[$Main.F27];[$Main.H27];[$Main.J27];[$Main.L27];[$Main.N27];[$Main.P27];[$Main.R27];[$Main.T27])" office:value-type="float" office:value="8716829" calcext:value-type="float">
            <text:p>8716829</text:p>
          </table:table-cell>
          <table:table-cell table:style-name="ce18" table:content-validation-name="val4" table:formula="of:=STDEV([$Main.B27];[$Main.D27];[$Main.F27];[$Main.H27];[$Main.J27];[$Main.L27];[$Main.N27];[$Main.P27];[$Main.R27];[$Main.T27])" office:value-type="float" office:value="8844.43007396895" calcext:value-type="float">
            <text:p>8844,430074</text:p>
          </table:table-cell>
          <table:table-cell table:style-name="ce18" table:content-validation-name="val4" table:formula="of:=MIN([$Main.C27];[$Main.E27];[$Main.G27];[$Main.I27];[$Main.K27];[$Main.M27];[$Main.O27];[$Main.Q27];[$Main.S27];[$Main.U27])" office:value-type="float" office:value="26.8005" calcext:value-type="float">
            <text:p>26,8005</text:p>
          </table:table-cell>
          <table:table-cell table:style-name="ce18" table:content-validation-name="val4" table:formula="of:=AVERAGE([$Main.C27];[$Main.E27];[$Main.G27];[$Main.I27];[$Main.K27];[$Main.M27];[$Main.O27];[$Main.Q27];[$Main.S27];[$Main.U27])" office:value-type="float" office:value="41.71097" calcext:value-type="float">
            <text:p>41,71097</text:p>
          </table:table-cell>
          <table:table-cell table:style-name="ce18" table:content-validation-name="val4" table:formula="of:=STDEV([$Main.C27];[$Main.E27];[$Main.G27];[$Main.I27];[$Main.K27];[$Main.M27];[$Main.O27];[$Main.Q27];[$Main.S27];[$Main.U27])" office:value-type="float" office:value="8.52000905112326" calcext:value-type="float">
            <text:p>8,520009</text:p>
          </table:table-cell>
          <table:table-cell table:style-name="ce18" table:content-validation-name="val4" table:formula="of:=IF([.$B26]=0;0;(([.E26]-[.$B26])/[.$B26])*100)" office:value-type="float" office:value="0" calcext:value-type="float">
            <text:p>0</text:p>
          </table:table-cell>
          <table:table-cell table:style-name="ce18" table:content-validation-name="val4" table:formula="of:=IF([.$B26]=0;0;(([.F26]-[.$B26])/[.$B26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6]" office:value-type="string" office:string-value="MDG-b_25_n2000_m200" calcext:value-type="string">
            <text:p>MDG-b_25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8];[$Main.D28];[$Main.F28];[$Main.H28];[$Main.J28];[$Main.L28];[$Main.N28];[$Main.P28];[$Main.R28];[$Main.T28])" office:value-type="float" office:value="8709780" calcext:value-type="float">
            <text:p>8709780</text:p>
          </table:table-cell>
          <table:table-cell table:style-name="ce18" table:content-validation-name="val4" table:formula="of:=AVERAGE([$Main.B28];[$Main.D28];[$Main.F28];[$Main.H28];[$Main.J28];[$Main.L28];[$Main.N28];[$Main.P28];[$Main.R28];[$Main.T28])" office:value-type="float" office:value="8719422" calcext:value-type="float">
            <text:p>8719422</text:p>
          </table:table-cell>
          <table:table-cell table:style-name="ce18" table:content-validation-name="val4" table:formula="of:=STDEV([$Main.B28];[$Main.D28];[$Main.F28];[$Main.H28];[$Main.J28];[$Main.L28];[$Main.N28];[$Main.P28];[$Main.R28];[$Main.T28])" office:value-type="float" office:value="8290.39310152286" calcext:value-type="float">
            <text:p>8290,393102</text:p>
          </table:table-cell>
          <table:table-cell table:style-name="ce18" table:content-validation-name="val4" table:formula="of:=MIN([$Main.C28];[$Main.E28];[$Main.G28];[$Main.I28];[$Main.K28];[$Main.M28];[$Main.O28];[$Main.Q28];[$Main.S28];[$Main.U28])" office:value-type="float" office:value="41.5566" calcext:value-type="float">
            <text:p>41,5566</text:p>
          </table:table-cell>
          <table:table-cell table:style-name="ce18" table:content-validation-name="val4" table:formula="of:=AVERAGE([$Main.C28];[$Main.E28];[$Main.G28];[$Main.I28];[$Main.K28];[$Main.M28];[$Main.O28];[$Main.Q28];[$Main.S28];[$Main.U28])" office:value-type="float" office:value="45.21301" calcext:value-type="float">
            <text:p>45,21301</text:p>
          </table:table-cell>
          <table:table-cell table:style-name="ce18" table:content-validation-name="val4" table:formula="of:=STDEV([$Main.C28];[$Main.E28];[$Main.G28];[$Main.I28];[$Main.K28];[$Main.M28];[$Main.O28];[$Main.Q28];[$Main.S28];[$Main.U28])" office:value-type="float" office:value="3.13007720829517" calcext:value-type="float">
            <text:p>3,130077</text:p>
          </table:table-cell>
          <table:table-cell table:style-name="ce18" table:content-validation-name="val4" table:formula="of:=IF([.$B27]=0;0;(([.E27]-[.$B27])/[.$B27])*100)" office:value-type="float" office:value="0" calcext:value-type="float">
            <text:p>0</text:p>
          </table:table-cell>
          <table:table-cell table:style-name="ce18" table:content-validation-name="val4" table:formula="of:=IF([.$B27]=0;0;(([.F27]-[.$B27])/[.$B2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7]" office:value-type="string" office:string-value="MDG-b_26_n2000_m200" calcext:value-type="string">
            <text:p>MDG-b_26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29];[$Main.D29];[$Main.F29];[$Main.H29];[$Main.J29];[$Main.L29];[$Main.N29];[$Main.P29];[$Main.R29];[$Main.T29])" office:value-type="float" office:value="8710900" calcext:value-type="float">
            <text:p>8710900</text:p>
          </table:table-cell>
          <table:table-cell table:style-name="ce18" table:content-validation-name="val4" table:formula="of:=AVERAGE([$Main.B29];[$Main.D29];[$Main.F29];[$Main.H29];[$Main.J29];[$Main.L29];[$Main.N29];[$Main.P29];[$Main.R29];[$Main.T29])" office:value-type="float" office:value="8716143" calcext:value-type="float">
            <text:p>8716143</text:p>
          </table:table-cell>
          <table:table-cell table:style-name="ce18" table:content-validation-name="val4" table:formula="of:=STDEV([$Main.B29];[$Main.D29];[$Main.F29];[$Main.H29];[$Main.J29];[$Main.L29];[$Main.N29];[$Main.P29];[$Main.R29];[$Main.T29])" office:value-type="float" office:value="3527.16143347278" calcext:value-type="float">
            <text:p>3527,161433</text:p>
          </table:table-cell>
          <table:table-cell table:style-name="ce18" table:content-validation-name="val4" table:formula="of:=MIN([$Main.C29];[$Main.E29];[$Main.G29];[$Main.I29];[$Main.K29];[$Main.M29];[$Main.O29];[$Main.Q29];[$Main.S29];[$Main.U29])" office:value-type="float" office:value="26.5579" calcext:value-type="float">
            <text:p>26,5579</text:p>
          </table:table-cell>
          <table:table-cell table:style-name="ce18" table:content-validation-name="val4" table:formula="of:=AVERAGE([$Main.C29];[$Main.E29];[$Main.G29];[$Main.I29];[$Main.K29];[$Main.M29];[$Main.O29];[$Main.Q29];[$Main.S29];[$Main.U29])" office:value-type="float" office:value="40.90644" calcext:value-type="float">
            <text:p>40,90644</text:p>
          </table:table-cell>
          <table:table-cell table:style-name="ce18" table:content-validation-name="val4" table:formula="of:=STDEV([$Main.C29];[$Main.E29];[$Main.G29];[$Main.I29];[$Main.K29];[$Main.M29];[$Main.O29];[$Main.Q29];[$Main.S29];[$Main.U29])" office:value-type="float" office:value="7.73300221406063" calcext:value-type="float">
            <text:p>7,733002</text:p>
          </table:table-cell>
          <table:table-cell table:style-name="ce18" table:content-validation-name="val4" table:formula="of:=IF([.$B28]=0;0;(([.E28]-[.$B28])/[.$B28])*100)" office:value-type="float" office:value="0" calcext:value-type="float">
            <text:p>0</text:p>
          </table:table-cell>
          <table:table-cell table:style-name="ce18" table:content-validation-name="val4" table:formula="of:=IF([.$B28]=0;0;(([.F28]-[.$B28])/[.$B2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8]" office:value-type="string" office:string-value="MDG-b_27_n2000_m200" calcext:value-type="string">
            <text:p>MDG-b_27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30];[$Main.D30];[$Main.F30];[$Main.H30];[$Main.J30];[$Main.L30];[$Main.N30];[$Main.P30];[$Main.R30];[$Main.T30])" office:value-type="float" office:value="8705900" calcext:value-type="float">
            <text:p>8705900</text:p>
          </table:table-cell>
          <table:table-cell table:style-name="ce18" table:content-validation-name="val4" table:formula="of:=AVERAGE([$Main.B30];[$Main.D30];[$Main.F30];[$Main.H30];[$Main.J30];[$Main.L30];[$Main.N30];[$Main.P30];[$Main.R30];[$Main.T30])" office:value-type="float" office:value="8717228" calcext:value-type="float">
            <text:p>8717228</text:p>
          </table:table-cell>
          <table:table-cell table:style-name="ce18" table:content-validation-name="val4" table:formula="of:=STDEV([$Main.B30];[$Main.D30];[$Main.F30];[$Main.H30];[$Main.J30];[$Main.L30];[$Main.N30];[$Main.P30];[$Main.R30];[$Main.T30])" office:value-type="float" office:value="8236.49439992525" calcext:value-type="float">
            <text:p>8236,4944</text:p>
          </table:table-cell>
          <table:table-cell table:style-name="ce18" table:content-validation-name="val4" table:formula="of:=MIN([$Main.C30];[$Main.E30];[$Main.G30];[$Main.I30];[$Main.K30];[$Main.M30];[$Main.O30];[$Main.Q30];[$Main.S30];[$Main.U30])" office:value-type="float" office:value="34.7081" calcext:value-type="float">
            <text:p>34,7081</text:p>
          </table:table-cell>
          <table:table-cell table:style-name="ce18" table:content-validation-name="val4" table:formula="of:=AVERAGE([$Main.C30];[$Main.E30];[$Main.G30];[$Main.I30];[$Main.K30];[$Main.M30];[$Main.O30];[$Main.Q30];[$Main.S30];[$Main.U30])" office:value-type="float" office:value="46.38793" calcext:value-type="float">
            <text:p>46,38793</text:p>
          </table:table-cell>
          <table:table-cell table:style-name="ce18" table:content-validation-name="val4" table:formula="of:=STDEV([$Main.C30];[$Main.E30];[$Main.G30];[$Main.I30];[$Main.K30];[$Main.M30];[$Main.O30];[$Main.Q30];[$Main.S30];[$Main.U30])" office:value-type="float" office:value="6.09318666108119" calcext:value-type="float">
            <text:p>6,093187</text:p>
          </table:table-cell>
          <table:table-cell table:style-name="ce18" table:content-validation-name="val4" table:formula="of:=IF([.$B29]=0;0;(([.E29]-[.$B29])/[.$B29])*100)" office:value-type="float" office:value="0" calcext:value-type="float">
            <text:p>0</text:p>
          </table:table-cell>
          <table:table-cell table:style-name="ce18" table:content-validation-name="val4" table:formula="of:=IF([.$B29]=0;0;(([.F29]-[.$B29])/[.$B29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9]" office:value-type="string" office:string-value="MDG-b_28_n2000_m200" calcext:value-type="string">
            <text:p>MDG-b_28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31];[$Main.D31];[$Main.F31];[$Main.H31];[$Main.J31];[$Main.L31];[$Main.N31];[$Main.P31];[$Main.R31];[$Main.T31])" office:value-type="float" office:value="8705910" calcext:value-type="float">
            <text:p>8705910</text:p>
          </table:table-cell>
          <table:table-cell table:style-name="ce18" table:content-validation-name="val4" table:formula="of:=AVERAGE([$Main.B31];[$Main.D31];[$Main.F31];[$Main.H31];[$Main.J31];[$Main.L31];[$Main.N31];[$Main.P31];[$Main.R31];[$Main.T31])" office:value-type="float" office:value="8717807" calcext:value-type="float">
            <text:p>8717807</text:p>
          </table:table-cell>
          <table:table-cell table:style-name="ce18" table:content-validation-name="val4" table:formula="of:=STDEV([$Main.B31];[$Main.D31];[$Main.F31];[$Main.H31];[$Main.J31];[$Main.L31];[$Main.N31];[$Main.P31];[$Main.R31];[$Main.T31])" office:value-type="float" office:value="7573.18815881983" calcext:value-type="float">
            <text:p>7573,188159</text:p>
          </table:table-cell>
          <table:table-cell table:style-name="ce18" table:content-validation-name="val4" table:formula="of:=MIN([$Main.C31];[$Main.E31];[$Main.G31];[$Main.I31];[$Main.K31];[$Main.M31];[$Main.O31];[$Main.Q31];[$Main.S31];[$Main.U31])" office:value-type="float" office:value="38.7974" calcext:value-type="float">
            <text:p>38,7974</text:p>
          </table:table-cell>
          <table:table-cell table:style-name="ce18" table:content-validation-name="val4" table:formula="of:=AVERAGE([$Main.C31];[$Main.E31];[$Main.G31];[$Main.I31];[$Main.K31];[$Main.M31];[$Main.O31];[$Main.Q31];[$Main.S31];[$Main.U31])" office:value-type="float" office:value="48.76141" calcext:value-type="float">
            <text:p>48,76141</text:p>
          </table:table-cell>
          <table:table-cell table:style-name="ce18" table:content-validation-name="val4" table:formula="of:=STDEV([$Main.C31];[$Main.E31];[$Main.G31];[$Main.I31];[$Main.K31];[$Main.M31];[$Main.O31];[$Main.Q31];[$Main.S31];[$Main.U31])" office:value-type="float" office:value="6.25782412636817" calcext:value-type="float">
            <text:p>6,257824</text:p>
          </table:table-cell>
          <table:table-cell table:style-name="ce18" table:content-validation-name="val4" table:formula="of:=IF([.$B30]=0;0;(([.E30]-[.$B30])/[.$B30])*100)" office:value-type="float" office:value="0" calcext:value-type="float">
            <text:p>0</text:p>
          </table:table-cell>
          <table:table-cell table:style-name="ce18" table:content-validation-name="val4" table:formula="of:=IF([.$B30]=0;0;(([.F30]-[.$B30])/[.$B3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0]" office:value-type="string" office:string-value="MDG-b_29_n2000_m200" calcext:value-type="string">
            <text:p>MDG-b_29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32];[$Main.D32];[$Main.F32];[$Main.H32];[$Main.J32];[$Main.L32];[$Main.N32];[$Main.P32];[$Main.R32];[$Main.T32])" office:value-type="float" office:value="8704540" calcext:value-type="float">
            <text:p>8704540</text:p>
          </table:table-cell>
          <table:table-cell table:style-name="ce18" table:content-validation-name="val4" table:formula="of:=AVERAGE([$Main.B32];[$Main.D32];[$Main.F32];[$Main.H32];[$Main.J32];[$Main.L32];[$Main.N32];[$Main.P32];[$Main.R32];[$Main.T32])" office:value-type="float" office:value="8709938" calcext:value-type="float">
            <text:p>8709938</text:p>
          </table:table-cell>
          <table:table-cell table:style-name="ce18" table:content-validation-name="val4" table:formula="of:=STDEV([$Main.B32];[$Main.D32];[$Main.F32];[$Main.H32];[$Main.J32];[$Main.L32];[$Main.N32];[$Main.P32];[$Main.R32];[$Main.T32])" office:value-type="float" office:value="3583.78694803261" calcext:value-type="float">
            <text:p>3583,786948</text:p>
          </table:table-cell>
          <table:table-cell table:style-name="ce18" table:content-validation-name="val4" table:formula="of:=MIN([$Main.C32];[$Main.E32];[$Main.G32];[$Main.I32];[$Main.K32];[$Main.M32];[$Main.O32];[$Main.Q32];[$Main.S32];[$Main.U32])" office:value-type="float" office:value="34.5022" calcext:value-type="float">
            <text:p>34,5022</text:p>
          </table:table-cell>
          <table:table-cell table:style-name="ce18" table:content-validation-name="val4" table:formula="of:=AVERAGE([$Main.C32];[$Main.E32];[$Main.G32];[$Main.I32];[$Main.K32];[$Main.M32];[$Main.O32];[$Main.Q32];[$Main.S32];[$Main.U32])" office:value-type="float" office:value="44.59351" calcext:value-type="float">
            <text:p>44,59351</text:p>
          </table:table-cell>
          <table:table-cell table:style-name="ce18" table:content-validation-name="val4" table:formula="of:=STDEV([$Main.C32];[$Main.E32];[$Main.G32];[$Main.I32];[$Main.K32];[$Main.M32];[$Main.O32];[$Main.Q32];[$Main.S32];[$Main.U32])" office:value-type="float" office:value="5.92023386239466" calcext:value-type="float">
            <text:p>5,920234</text:p>
          </table:table-cell>
          <table:table-cell table:style-name="ce18" table:content-validation-name="val4" table:formula="of:=IF([.$B31]=0;0;(([.E31]-[.$B31])/[.$B31])*100)" office:value-type="float" office:value="0" calcext:value-type="float">
            <text:p>0</text:p>
          </table:table-cell>
          <table:table-cell table:style-name="ce18" table:content-validation-name="val4" table:formula="of:=IF([.$B31]=0;0;(([.F31]-[.$B31])/[.$B3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1]" office:value-type="string" office:string-value="MDG-b_30_n2000_m200" calcext:value-type="string">
            <text:p>MDG-b_30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33];[$Main.D33];[$Main.F33];[$Main.H33];[$Main.J33];[$Main.L33];[$Main.N33];[$Main.P33];[$Main.R33];[$Main.T33])" office:value-type="float" office:value="8693880" calcext:value-type="float">
            <text:p>8693880</text:p>
          </table:table-cell>
          <table:table-cell table:style-name="ce18" table:content-validation-name="val4" table:formula="of:=AVERAGE([$Main.B33];[$Main.D33];[$Main.F33];[$Main.H33];[$Main.J33];[$Main.L33];[$Main.N33];[$Main.P33];[$Main.R33];[$Main.T33])" office:value-type="float" office:value="8714266" calcext:value-type="float">
            <text:p>8714266</text:p>
          </table:table-cell>
          <table:table-cell table:style-name="ce18" table:content-validation-name="val4" table:formula="of:=STDEV([$Main.B33];[$Main.D33];[$Main.F33];[$Main.H33];[$Main.J33];[$Main.L33];[$Main.N33];[$Main.P33];[$Main.R33];[$Main.T33])" office:value-type="float" office:value="8688.85390728963" calcext:value-type="float">
            <text:p>8688,853907</text:p>
          </table:table-cell>
          <table:table-cell table:style-name="ce18" table:content-validation-name="val4" table:formula="of:=MIN([$Main.C33];[$Main.E33];[$Main.G33];[$Main.I33];[$Main.K33];[$Main.M33];[$Main.O33];[$Main.Q33];[$Main.S33];[$Main.U33])" office:value-type="float" office:value="40.2467" calcext:value-type="float">
            <text:p>40,2467</text:p>
          </table:table-cell>
          <table:table-cell table:style-name="ce18" table:content-validation-name="val4" table:formula="of:=AVERAGE([$Main.C33];[$Main.E33];[$Main.G33];[$Main.I33];[$Main.K33];[$Main.M33];[$Main.O33];[$Main.Q33];[$Main.S33];[$Main.U33])" office:value-type="float" office:value="48.36095" calcext:value-type="float">
            <text:p>48,36095</text:p>
          </table:table-cell>
          <table:table-cell table:style-name="ce18" table:content-validation-name="val4" table:formula="of:=STDEV([$Main.C33];[$Main.E33];[$Main.G33];[$Main.I33];[$Main.K33];[$Main.M33];[$Main.O33];[$Main.Q33];[$Main.S33];[$Main.U33])" office:value-type="float" office:value="4.78861969401297" calcext:value-type="float">
            <text:p>4,78862</text:p>
          </table:table-cell>
          <table:table-cell table:style-name="ce18" table:content-validation-name="val4" table:formula="of:=IF([.$B32]=0;0;(([.E32]-[.$B32])/[.$B32])*100)" office:value-type="float" office:value="0" calcext:value-type="float">
            <text:p>0</text:p>
          </table:table-cell>
          <table:table-cell table:style-name="ce18" table:content-validation-name="val4" table:formula="of:=IF([.$B32]=0;0;(([.F32]-[.$B32])/[.$B32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2]" office:value-type="string" office:string-value="MDG-b_31_n2000_m200" calcext:value-type="string">
            <text:p>MDG-b_31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34];[$Main.D34];[$Main.F34];[$Main.H34];[$Main.J34];[$Main.L34];[$Main.N34];[$Main.P34];[$Main.R34];[$Main.T34])" office:value-type="float" office:value="8709300" calcext:value-type="float">
            <text:p>8709300</text:p>
          </table:table-cell>
          <table:table-cell table:style-name="ce18" table:content-validation-name="val4" table:formula="of:=AVERAGE([$Main.B34];[$Main.D34];[$Main.F34];[$Main.H34];[$Main.J34];[$Main.L34];[$Main.N34];[$Main.P34];[$Main.R34];[$Main.T34])" office:value-type="float" office:value="8721606" calcext:value-type="float">
            <text:p>8721606</text:p>
          </table:table-cell>
          <table:table-cell table:style-name="ce18" table:content-validation-name="val4" table:formula="of:=STDEV([$Main.B34];[$Main.D34];[$Main.F34];[$Main.H34];[$Main.J34];[$Main.L34];[$Main.N34];[$Main.P34];[$Main.R34];[$Main.T34])" office:value-type="float" office:value="6297.08256964198" calcext:value-type="float">
            <text:p>6297,08257</text:p>
          </table:table-cell>
          <table:table-cell table:style-name="ce18" table:content-validation-name="val4" table:formula="of:=MIN([$Main.C34];[$Main.E34];[$Main.G34];[$Main.I34];[$Main.K34];[$Main.M34];[$Main.O34];[$Main.Q34];[$Main.S34];[$Main.U34])" office:value-type="float" office:value="32.9588" calcext:value-type="float">
            <text:p>32,9588</text:p>
          </table:table-cell>
          <table:table-cell table:style-name="ce18" table:content-validation-name="val4" table:formula="of:=AVERAGE([$Main.C34];[$Main.E34];[$Main.G34];[$Main.I34];[$Main.K34];[$Main.M34];[$Main.O34];[$Main.Q34];[$Main.S34];[$Main.U34])" office:value-type="float" office:value="45.19166" calcext:value-type="float">
            <text:p>45,19166</text:p>
          </table:table-cell>
          <table:table-cell table:style-name="ce18" table:content-validation-name="val4" table:formula="of:=STDEV([$Main.C34];[$Main.E34];[$Main.G34];[$Main.I34];[$Main.K34];[$Main.M34];[$Main.O34];[$Main.Q34];[$Main.S34];[$Main.U34])" office:value-type="float" office:value="6.01820509365819" calcext:value-type="float">
            <text:p>6,018205</text:p>
          </table:table-cell>
          <table:table-cell table:style-name="ce18" table:content-validation-name="val4" table:formula="of:=IF([.$B33]=0;0;(([.E33]-[.$B33])/[.$B33])*100)" office:value-type="float" office:value="0" calcext:value-type="float">
            <text:p>0</text:p>
          </table:table-cell>
          <table:table-cell table:style-name="ce18" table:content-validation-name="val4" table:formula="of:=IF([.$B33]=0;0;(([.F33]-[.$B33])/[.$B3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3]" office:value-type="string" office:string-value="MDG-b_32_n2000_m200" calcext:value-type="string">
            <text:p>MDG-b_32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35];[$Main.D35];[$Main.F35];[$Main.H35];[$Main.J35];[$Main.L35];[$Main.N35];[$Main.P35];[$Main.R35];[$Main.T35])" office:value-type="float" office:value="8706350" calcext:value-type="float">
            <text:p>8706350</text:p>
          </table:table-cell>
          <table:table-cell table:style-name="ce18" table:content-validation-name="val4" table:formula="of:=AVERAGE([$Main.B35];[$Main.D35];[$Main.F35];[$Main.H35];[$Main.J35];[$Main.L35];[$Main.N35];[$Main.P35];[$Main.R35];[$Main.T35])" office:value-type="float" office:value="8714182" calcext:value-type="float">
            <text:p>8714182</text:p>
          </table:table-cell>
          <table:table-cell table:style-name="ce18" table:content-validation-name="val4" table:formula="of:=STDEV([$Main.B35];[$Main.D35];[$Main.F35];[$Main.H35];[$Main.J35];[$Main.L35];[$Main.N35];[$Main.P35];[$Main.R35];[$Main.T35])" office:value-type="float" office:value="5842.87562383075" calcext:value-type="float">
            <text:p>5842,875624</text:p>
          </table:table-cell>
          <table:table-cell table:style-name="ce18" table:content-validation-name="val4" table:formula="of:=MIN([$Main.C35];[$Main.E35];[$Main.G35];[$Main.I35];[$Main.K35];[$Main.M35];[$Main.O35];[$Main.Q35];[$Main.S35];[$Main.U35])" office:value-type="float" office:value="41.8342" calcext:value-type="float">
            <text:p>41,8342</text:p>
          </table:table-cell>
          <table:table-cell table:style-name="ce18" table:content-validation-name="val4" table:formula="of:=AVERAGE([$Main.C35];[$Main.E35];[$Main.G35];[$Main.I35];[$Main.K35];[$Main.M35];[$Main.O35];[$Main.Q35];[$Main.S35];[$Main.U35])" office:value-type="float" office:value="47.14203" calcext:value-type="float">
            <text:p>47,14203</text:p>
          </table:table-cell>
          <table:table-cell table:style-name="ce18" table:content-validation-name="val4" table:formula="of:=STDEV([$Main.C35];[$Main.E35];[$Main.G35];[$Main.I35];[$Main.K35];[$Main.M35];[$Main.O35];[$Main.Q35];[$Main.S35];[$Main.U35])" office:value-type="float" office:value="4.14916856599006" calcext:value-type="float">
            <text:p>4,149169</text:p>
          </table:table-cell>
          <table:table-cell table:style-name="ce18" table:content-validation-name="val4" table:formula="of:=IF([.$B34]=0;0;(([.E34]-[.$B34])/[.$B34])*100)" office:value-type="float" office:value="0" calcext:value-type="float">
            <text:p>0</text:p>
          </table:table-cell>
          <table:table-cell table:style-name="ce18" table:content-validation-name="val4" table:formula="of:=IF([.$B34]=0;0;(([.F34]-[.$B34])/[.$B34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4]" office:value-type="string" office:string-value="MDG-b_33_n2000_m200" calcext:value-type="string">
            <text:p>MDG-b_33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36];[$Main.D36];[$Main.F36];[$Main.H36];[$Main.J36];[$Main.L36];[$Main.N36];[$Main.P36];[$Main.R36];[$Main.T36])" office:value-type="float" office:value="8702550" calcext:value-type="float">
            <text:p>8702550</text:p>
          </table:table-cell>
          <table:table-cell table:style-name="ce18" table:content-validation-name="val4" table:formula="of:=AVERAGE([$Main.B36];[$Main.D36];[$Main.F36];[$Main.H36];[$Main.J36];[$Main.L36];[$Main.N36];[$Main.P36];[$Main.R36];[$Main.T36])" office:value-type="float" office:value="8714937" calcext:value-type="float">
            <text:p>8714937</text:p>
          </table:table-cell>
          <table:table-cell table:style-name="ce18" table:content-validation-name="val4" table:formula="of:=STDEV([$Main.B36];[$Main.D36];[$Main.F36];[$Main.H36];[$Main.J36];[$Main.L36];[$Main.N36];[$Main.P36];[$Main.R36];[$Main.T36])" office:value-type="float" office:value="5372.6696240223" calcext:value-type="float">
            <text:p>5372,669624</text:p>
          </table:table-cell>
          <table:table-cell table:style-name="ce18" table:content-validation-name="val4" table:formula="of:=MIN([$Main.C36];[$Main.E36];[$Main.G36];[$Main.I36];[$Main.K36];[$Main.M36];[$Main.O36];[$Main.Q36];[$Main.S36];[$Main.U36])" office:value-type="float" office:value="42.8996" calcext:value-type="float">
            <text:p>42,8996</text:p>
          </table:table-cell>
          <table:table-cell table:style-name="ce18" table:content-validation-name="val4" table:formula="of:=AVERAGE([$Main.C36];[$Main.E36];[$Main.G36];[$Main.I36];[$Main.K36];[$Main.M36];[$Main.O36];[$Main.Q36];[$Main.S36];[$Main.U36])" office:value-type="float" office:value="47.35404" calcext:value-type="float">
            <text:p>47,35404</text:p>
          </table:table-cell>
          <table:table-cell table:style-name="ce18" table:content-validation-name="val4" table:formula="of:=STDEV([$Main.C36];[$Main.E36];[$Main.G36];[$Main.I36];[$Main.K36];[$Main.M36];[$Main.O36];[$Main.Q36];[$Main.S36];[$Main.U36])" office:value-type="float" office:value="3.05344958301263" calcext:value-type="float">
            <text:p>3,05345</text:p>
          </table:table-cell>
          <table:table-cell table:style-name="ce18" table:content-validation-name="val4" table:formula="of:=IF([.$B35]=0;0;(([.E35]-[.$B35])/[.$B35])*100)" office:value-type="float" office:value="0" calcext:value-type="float">
            <text:p>0</text:p>
          </table:table-cell>
          <table:table-cell table:style-name="ce18" table:content-validation-name="val4" table:formula="of:=IF([.$B35]=0;0;(([.F35]-[.$B35])/[.$B3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5]" office:value-type="string" office:string-value="MDG-b_34_n2000_m200" calcext:value-type="string">
            <text:p>MDG-b_34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37];[$Main.D37];[$Main.F37];[$Main.H37];[$Main.J37];[$Main.L37];[$Main.N37];[$Main.P37];[$Main.R37];[$Main.T37])" office:value-type="float" office:value="8695620" calcext:value-type="float">
            <text:p>8695620</text:p>
          </table:table-cell>
          <table:table-cell table:style-name="ce18" table:content-validation-name="val4" table:formula="of:=AVERAGE([$Main.B37];[$Main.D37];[$Main.F37];[$Main.H37];[$Main.J37];[$Main.L37];[$Main.N37];[$Main.P37];[$Main.R37];[$Main.T37])" office:value-type="float" office:value="8711538" calcext:value-type="float">
            <text:p>8711538</text:p>
          </table:table-cell>
          <table:table-cell table:style-name="ce18" table:content-validation-name="val4" table:formula="of:=STDEV([$Main.B37];[$Main.D37];[$Main.F37];[$Main.H37];[$Main.J37];[$Main.L37];[$Main.N37];[$Main.P37];[$Main.R37];[$Main.T37])" office:value-type="float" office:value="10627.6398550614" calcext:value-type="float">
            <text:p>10627,639855</text:p>
          </table:table-cell>
          <table:table-cell table:style-name="ce18" table:content-validation-name="val4" table:formula="of:=MIN([$Main.C37];[$Main.E37];[$Main.G37];[$Main.I37];[$Main.K37];[$Main.M37];[$Main.O37];[$Main.Q37];[$Main.S37];[$Main.U37])" office:value-type="float" office:value="35.97" calcext:value-type="float">
            <text:p>35,97</text:p>
          </table:table-cell>
          <table:table-cell table:style-name="ce18" table:content-validation-name="val4" table:formula="of:=AVERAGE([$Main.C37];[$Main.E37];[$Main.G37];[$Main.I37];[$Main.K37];[$Main.M37];[$Main.O37];[$Main.Q37];[$Main.S37];[$Main.U37])" office:value-type="float" office:value="47.53958" calcext:value-type="float">
            <text:p>47,53958</text:p>
          </table:table-cell>
          <table:table-cell table:style-name="ce18" table:content-validation-name="val4" table:formula="of:=STDEV([$Main.C37];[$Main.E37];[$Main.G37];[$Main.I37];[$Main.K37];[$Main.M37];[$Main.O37];[$Main.Q37];[$Main.S37];[$Main.U37])" office:value-type="float" office:value="6.09096089204687" calcext:value-type="float">
            <text:p>6,090961</text:p>
          </table:table-cell>
          <table:table-cell table:style-name="ce18" table:content-validation-name="val4" table:formula="of:=IF([.$B36]=0;0;(([.E36]-[.$B36])/[.$B36])*100)" office:value-type="float" office:value="0" calcext:value-type="float">
            <text:p>0</text:p>
          </table:table-cell>
          <table:table-cell table:style-name="ce18" table:content-validation-name="val4" table:formula="of:=IF([.$B36]=0;0;(([.F36]-[.$B36])/[.$B36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6]" office:value-type="string" office:string-value="MDG-b_35_n2000_m200" calcext:value-type="string">
            <text:p>MDG-b_35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38];[$Main.D38];[$Main.F38];[$Main.H38];[$Main.J38];[$Main.L38];[$Main.N38];[$Main.P38];[$Main.R38];[$Main.T38])" office:value-type="float" office:value="8717120" calcext:value-type="float">
            <text:p>8717120</text:p>
          </table:table-cell>
          <table:table-cell table:style-name="ce18" table:content-validation-name="val4" table:formula="of:=AVERAGE([$Main.B38];[$Main.D38];[$Main.F38];[$Main.H38];[$Main.J38];[$Main.L38];[$Main.N38];[$Main.P38];[$Main.R38];[$Main.T38])" office:value-type="float" office:value="8728252" calcext:value-type="float">
            <text:p>8728252</text:p>
          </table:table-cell>
          <table:table-cell table:style-name="ce18" table:content-validation-name="val4" table:formula="of:=STDEV([$Main.B38];[$Main.D38];[$Main.F38];[$Main.H38];[$Main.J38];[$Main.L38];[$Main.N38];[$Main.P38];[$Main.R38];[$Main.T38])" office:value-type="float" office:value="7139.9000926717" calcext:value-type="float">
            <text:p>7139,900093</text:p>
          </table:table-cell>
          <table:table-cell table:style-name="ce18" table:content-validation-name="val4" table:formula="of:=MIN([$Main.C38];[$Main.E38];[$Main.G38];[$Main.I38];[$Main.K38];[$Main.M38];[$Main.O38];[$Main.Q38];[$Main.S38];[$Main.U38])" office:value-type="float" office:value="35.4218" calcext:value-type="float">
            <text:p>35,4218</text:p>
          </table:table-cell>
          <table:table-cell table:style-name="ce18" table:content-validation-name="val4" table:formula="of:=AVERAGE([$Main.C38];[$Main.E38];[$Main.G38];[$Main.I38];[$Main.K38];[$Main.M38];[$Main.O38];[$Main.Q38];[$Main.S38];[$Main.U38])" office:value-type="float" office:value="48.17465" calcext:value-type="float">
            <text:p>48,17465</text:p>
          </table:table-cell>
          <table:table-cell table:style-name="ce18" table:content-validation-name="val4" table:formula="of:=STDEV([$Main.C38];[$Main.E38];[$Main.G38];[$Main.I38];[$Main.K38];[$Main.M38];[$Main.O38];[$Main.Q38];[$Main.S38];[$Main.U38])" office:value-type="float" office:value="8.36013601035693" calcext:value-type="float">
            <text:p>8,360136</text:p>
          </table:table-cell>
          <table:table-cell table:style-name="ce18" table:content-validation-name="val4" table:formula="of:=IF([.$B37]=0;0;(([.E37]-[.$B37])/[.$B37])*100)" office:value-type="float" office:value="0" calcext:value-type="float">
            <text:p>0</text:p>
          </table:table-cell>
          <table:table-cell table:style-name="ce18" table:content-validation-name="val4" table:formula="of:=IF([.$B37]=0;0;(([.F37]-[.$B37])/[.$B3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7]" office:value-type="string" office:string-value="MDG-b_36_n2000_m200" calcext:value-type="string">
            <text:p>MDG-b_36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39];[$Main.D39];[$Main.F39];[$Main.H39];[$Main.J39];[$Main.L39];[$Main.N39];[$Main.P39];[$Main.R39];[$Main.T39])" office:value-type="float" office:value="8710090" calcext:value-type="float">
            <text:p>8710090</text:p>
          </table:table-cell>
          <table:table-cell table:style-name="ce18" table:content-validation-name="val4" table:formula="of:=AVERAGE([$Main.B39];[$Main.D39];[$Main.F39];[$Main.H39];[$Main.J39];[$Main.L39];[$Main.N39];[$Main.P39];[$Main.R39];[$Main.T39])" office:value-type="float" office:value="8724125" calcext:value-type="float">
            <text:p>8724125</text:p>
          </table:table-cell>
          <table:table-cell table:style-name="ce18" table:content-validation-name="val4" table:formula="of:=STDEV([$Main.B39];[$Main.D39];[$Main.F39];[$Main.H39];[$Main.J39];[$Main.L39];[$Main.N39];[$Main.P39];[$Main.R39];[$Main.T39])" office:value-type="float" office:value="6537.86959864474" calcext:value-type="float">
            <text:p>6537,869599</text:p>
          </table:table-cell>
          <table:table-cell table:style-name="ce18" table:content-validation-name="val4" table:formula="of:=MIN([$Main.C39];[$Main.E39];[$Main.G39];[$Main.I39];[$Main.K39];[$Main.M39];[$Main.O39];[$Main.Q39];[$Main.S39];[$Main.U39])" office:value-type="float" office:value="34.6951" calcext:value-type="float">
            <text:p>34,6951</text:p>
          </table:table-cell>
          <table:table-cell table:style-name="ce18" table:content-validation-name="val4" table:formula="of:=AVERAGE([$Main.C39];[$Main.E39];[$Main.G39];[$Main.I39];[$Main.K39];[$Main.M39];[$Main.O39];[$Main.Q39];[$Main.S39];[$Main.U39])" office:value-type="float" office:value="47.83012" calcext:value-type="float">
            <text:p>47,83012</text:p>
          </table:table-cell>
          <table:table-cell table:style-name="ce18" table:content-validation-name="val4" table:formula="of:=STDEV([$Main.C39];[$Main.E39];[$Main.G39];[$Main.I39];[$Main.K39];[$Main.M39];[$Main.O39];[$Main.Q39];[$Main.S39];[$Main.U39])" office:value-type="float" office:value="5.752310520671" calcext:value-type="float">
            <text:p>5,752311</text:p>
          </table:table-cell>
          <table:table-cell table:style-name="ce18" table:content-validation-name="val4" table:formula="of:=IF([.$B38]=0;0;(([.E38]-[.$B38])/[.$B38])*100)" office:value-type="float" office:value="0" calcext:value-type="float">
            <text:p>0</text:p>
          </table:table-cell>
          <table:table-cell table:style-name="ce18" table:content-validation-name="val4" table:formula="of:=IF([.$B38]=0;0;(([.F38]-[.$B38])/[.$B3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8]" office:value-type="string" office:string-value="MDG-b_37_n2000_m200" calcext:value-type="string">
            <text:p>MDG-b_37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40];[$Main.D40];[$Main.F40];[$Main.H40];[$Main.J40];[$Main.L40];[$Main.N40];[$Main.P40];[$Main.R40];[$Main.T40])" office:value-type="float" office:value="8700840" calcext:value-type="float">
            <text:p>8700840</text:p>
          </table:table-cell>
          <table:table-cell table:style-name="ce18" table:content-validation-name="val4" table:formula="of:=AVERAGE([$Main.B40];[$Main.D40];[$Main.F40];[$Main.H40];[$Main.J40];[$Main.L40];[$Main.N40];[$Main.P40];[$Main.R40];[$Main.T40])" office:value-type="float" office:value="8720447" calcext:value-type="float">
            <text:p>8720447</text:p>
          </table:table-cell>
          <table:table-cell table:style-name="ce18" table:content-validation-name="val4" table:formula="of:=STDEV([$Main.B40];[$Main.D40];[$Main.F40];[$Main.H40];[$Main.J40];[$Main.L40];[$Main.N40];[$Main.P40];[$Main.R40];[$Main.T40])" office:value-type="float" office:value="7405.43951730388" calcext:value-type="float">
            <text:p>7405,439517</text:p>
          </table:table-cell>
          <table:table-cell table:style-name="ce18" table:content-validation-name="val4" table:formula="of:=MIN([$Main.C40];[$Main.E40];[$Main.G40];[$Main.I40];[$Main.K40];[$Main.M40];[$Main.O40];[$Main.Q40];[$Main.S40];[$Main.U40])" office:value-type="float" office:value="43.0169" calcext:value-type="float">
            <text:p>43,0169</text:p>
          </table:table-cell>
          <table:table-cell table:style-name="ce18" table:content-validation-name="val4" table:formula="of:=AVERAGE([$Main.C40];[$Main.E40];[$Main.G40];[$Main.I40];[$Main.K40];[$Main.M40];[$Main.O40];[$Main.Q40];[$Main.S40];[$Main.U40])" office:value-type="float" office:value="50.37595" calcext:value-type="float">
            <text:p>50,37595</text:p>
          </table:table-cell>
          <table:table-cell table:style-name="ce18" table:content-validation-name="val4" table:formula="of:=STDEV([$Main.C40];[$Main.E40];[$Main.G40];[$Main.I40];[$Main.K40];[$Main.M40];[$Main.O40];[$Main.Q40];[$Main.S40];[$Main.U40])" office:value-type="float" office:value="7.25831272117242" calcext:value-type="float">
            <text:p>7,258313</text:p>
          </table:table-cell>
          <table:table-cell table:style-name="ce18" table:content-validation-name="val4" table:formula="of:=IF([.$B39]=0;0;(([.E39]-[.$B39])/[.$B39])*100)" office:value-type="float" office:value="0" calcext:value-type="float">
            <text:p>0</text:p>
          </table:table-cell>
          <table:table-cell table:style-name="ce18" table:content-validation-name="val4" table:formula="of:=IF([.$B39]=0;0;(([.F39]-[.$B39])/[.$B39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9]" office:value-type="string" office:string-value="MDG-b_38_n2000_m200" calcext:value-type="string">
            <text:p>MDG-b_38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41];[$Main.D41];[$Main.F41];[$Main.H41];[$Main.J41];[$Main.L41];[$Main.N41];[$Main.P41];[$Main.R41];[$Main.T41])" office:value-type="float" office:value="8716230" calcext:value-type="float">
            <text:p>8716230</text:p>
          </table:table-cell>
          <table:table-cell table:style-name="ce18" table:content-validation-name="val4" table:formula="of:=AVERAGE([$Main.B41];[$Main.D41];[$Main.F41];[$Main.H41];[$Main.J41];[$Main.L41];[$Main.N41];[$Main.P41];[$Main.R41];[$Main.T41])" office:value-type="float" office:value="8729278" calcext:value-type="float">
            <text:p>8729278</text:p>
          </table:table-cell>
          <table:table-cell table:style-name="ce18" table:content-validation-name="val4" table:formula="of:=STDEV([$Main.B41];[$Main.D41];[$Main.F41];[$Main.H41];[$Main.J41];[$Main.L41];[$Main.N41];[$Main.P41];[$Main.R41];[$Main.T41])" office:value-type="float" office:value="6086.78495686443" calcext:value-type="float">
            <text:p>6086,784957</text:p>
          </table:table-cell>
          <table:table-cell table:style-name="ce18" table:content-validation-name="val4" table:formula="of:=MIN([$Main.C41];[$Main.E41];[$Main.G41];[$Main.I41];[$Main.K41];[$Main.M41];[$Main.O41];[$Main.Q41];[$Main.S41];[$Main.U41])" office:value-type="float" office:value="40.6286" calcext:value-type="float">
            <text:p>40,6286</text:p>
          </table:table-cell>
          <table:table-cell table:style-name="ce18" table:content-validation-name="val4" table:formula="of:=AVERAGE([$Main.C41];[$Main.E41];[$Main.G41];[$Main.I41];[$Main.K41];[$Main.M41];[$Main.O41];[$Main.Q41];[$Main.S41];[$Main.U41])" office:value-type="float" office:value="47.93404" calcext:value-type="float">
            <text:p>47,93404</text:p>
          </table:table-cell>
          <table:table-cell table:style-name="ce18" table:content-validation-name="val4" table:formula="of:=STDEV([$Main.C41];[$Main.E41];[$Main.G41];[$Main.I41];[$Main.K41];[$Main.M41];[$Main.O41];[$Main.Q41];[$Main.S41];[$Main.U41])" office:value-type="float" office:value="5.78248201595897" calcext:value-type="float">
            <text:p>5,782482</text:p>
          </table:table-cell>
          <table:table-cell table:style-name="ce18" table:content-validation-name="val4" table:formula="of:=IF([.$B40]=0;0;(([.E40]-[.$B40])/[.$B40])*100)" office:value-type="float" office:value="0" calcext:value-type="float">
            <text:p>0</text:p>
          </table:table-cell>
          <table:table-cell table:style-name="ce18" table:content-validation-name="val4" table:formula="of:=IF([.$B40]=0;0;(([.F40]-[.$B40])/[.$B4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0]" office:value-type="string" office:string-value="MDG-b_39_n2000_m200" calcext:value-type="string">
            <text:p>MDG-b_39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42];[$Main.D42];[$Main.F42];[$Main.H42];[$Main.J42];[$Main.L42];[$Main.N42];[$Main.P42];[$Main.R42];[$Main.T42])" office:value-type="float" office:value="8713320" calcext:value-type="float">
            <text:p>8713320</text:p>
          </table:table-cell>
          <table:table-cell table:style-name="ce18" table:content-validation-name="val4" table:formula="of:=AVERAGE([$Main.B42];[$Main.D42];[$Main.F42];[$Main.H42];[$Main.J42];[$Main.L42];[$Main.N42];[$Main.P42];[$Main.R42];[$Main.T42])" office:value-type="float" office:value="8722415" calcext:value-type="float">
            <text:p>8722415</text:p>
          </table:table-cell>
          <table:table-cell table:style-name="ce18" table:content-validation-name="val4" table:formula="of:=STDEV([$Main.B42];[$Main.D42];[$Main.F42];[$Main.H42];[$Main.J42];[$Main.L42];[$Main.N42];[$Main.P42];[$Main.R42];[$Main.T42])" office:value-type="float" office:value="5387.6943120411" calcext:value-type="float">
            <text:p>5387,694312</text:p>
          </table:table-cell>
          <table:table-cell table:style-name="ce18" table:content-validation-name="val4" table:formula="of:=MIN([$Main.C42];[$Main.E42];[$Main.G42];[$Main.I42];[$Main.K42];[$Main.M42];[$Main.O42];[$Main.Q42];[$Main.S42];[$Main.U42])" office:value-type="float" office:value="38.4133" calcext:value-type="float">
            <text:p>38,4133</text:p>
          </table:table-cell>
          <table:table-cell table:style-name="ce18" table:content-validation-name="val4" table:formula="of:=AVERAGE([$Main.C42];[$Main.E42];[$Main.G42];[$Main.I42];[$Main.K42];[$Main.M42];[$Main.O42];[$Main.Q42];[$Main.S42];[$Main.U42])" office:value-type="float" office:value="49.03385" calcext:value-type="float">
            <text:p>49,03385</text:p>
          </table:table-cell>
          <table:table-cell table:style-name="ce18" table:content-validation-name="val4" table:formula="of:=STDEV([$Main.C42];[$Main.E42];[$Main.G42];[$Main.I42];[$Main.K42];[$Main.M42];[$Main.O42];[$Main.Q42];[$Main.S42];[$Main.U42])" office:value-type="float" office:value="7.71033170006323" calcext:value-type="float">
            <text:p>7,710332</text:p>
          </table:table-cell>
          <table:table-cell table:style-name="ce18" table:content-validation-name="val4" table:formula="of:=IF([.$B41]=0;0;(([.E41]-[.$B41])/[.$B41])*100)" office:value-type="float" office:value="0" calcext:value-type="float">
            <text:p>0</text:p>
          </table:table-cell>
          <table:table-cell table:style-name="ce18" table:content-validation-name="val4" table:formula="of:=IF([.$B41]=0;0;(([.F41]-[.$B41])/[.$B4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1]" office:value-type="string" office:string-value="MDG-b_40_n2000_m200" calcext:value-type="string">
            <text:p>MDG-b_40_n2000_m200</text:p>
          </table:table-cell>
          <table:table-cell table:style-name="ce11" table:content-validation-name="val4" table:number-columns-repeated="3"/>
          <table:table-cell table:style-name="ce18" table:content-validation-name="val4" table:formula="of:=MIN([$Main.B43];[$Main.D43];[$Main.F43];[$Main.H43];[$Main.J43];[$Main.L43];[$Main.N43];[$Main.P43];[$Main.R43];[$Main.T43])" office:value-type="float" office:value="8707370" calcext:value-type="float">
            <text:p>8707370</text:p>
          </table:table-cell>
          <table:table-cell table:style-name="ce18" table:content-validation-name="val4" table:formula="of:=AVERAGE([$Main.B43];[$Main.D43];[$Main.F43];[$Main.H43];[$Main.J43];[$Main.L43];[$Main.N43];[$Main.P43];[$Main.R43];[$Main.T43])" office:value-type="float" office:value="8718083" calcext:value-type="float">
            <text:p>8718083</text:p>
          </table:table-cell>
          <table:table-cell table:style-name="ce18" table:content-validation-name="val4" table:formula="of:=STDEV([$Main.B43];[$Main.D43];[$Main.F43];[$Main.H43];[$Main.J43];[$Main.L43];[$Main.N43];[$Main.P43];[$Main.R43];[$Main.T43])" office:value-type="float" office:value="4926.92838727426" calcext:value-type="float">
            <text:p>4926,928387</text:p>
          </table:table-cell>
          <table:table-cell table:style-name="ce18" table:content-validation-name="val4" table:formula="of:=MIN([$Main.C43];[$Main.E43];[$Main.G43];[$Main.I43];[$Main.K43];[$Main.M43];[$Main.O43];[$Main.Q43];[$Main.S43];[$Main.U43])" office:value-type="float" office:value="27.2566" calcext:value-type="float">
            <text:p>27,2566</text:p>
          </table:table-cell>
          <table:table-cell table:style-name="ce18" table:content-validation-name="val4" table:formula="of:=AVERAGE([$Main.C43];[$Main.E43];[$Main.G43];[$Main.I43];[$Main.K43];[$Main.M43];[$Main.O43];[$Main.Q43];[$Main.S43];[$Main.U43])" office:value-type="float" office:value="42.57897" calcext:value-type="float">
            <text:p>42,57897</text:p>
          </table:table-cell>
          <table:table-cell table:style-name="ce18" table:content-validation-name="val4" table:formula="of:=STDEV([$Main.C43];[$Main.E43];[$Main.G43];[$Main.I43];[$Main.K43];[$Main.M43];[$Main.O43];[$Main.Q43];[$Main.S43];[$Main.U43])" office:value-type="float" office:value="6.57521679339253" calcext:value-type="float">
            <text:p>6,575217</text:p>
          </table:table-cell>
          <table:table-cell table:style-name="ce18" table:content-validation-name="val4" table:formula="of:=IF([.$B42]=0;0;(([.E42]-[.$B42])/[.$B42])*100)" office:value-type="float" office:value="0" calcext:value-type="float">
            <text:p>0</text:p>
          </table:table-cell>
          <table:table-cell table:style-name="ce18" table:content-validation-name="val4" table:formula="of:=IF([.$B42]=0;0;(([.F42]-[.$B42])/[.$B42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content-validation-name="val4" office:value-type="string" calcext:value-type="string">
            <text:p>Somatório</text:p>
          </table:table-cell>
          <table:table-cell table:style-name="ce16" table:content-validation-name="val4"/>
          <table:table-cell table:style-name="ce16" table:content-validation-name="val4" table:formula="of:=SUM([.C3:.C42])" office:value-type="float" office:value="0" calcext:value-type="float">
            <text:p>0</text:p>
          </table:table-cell>
          <table:table-cell table:style-name="ce16" table:content-validation-name="val4" table:formula="of:=SUM([.D3:.D42])" office:value-type="float" office:value="0" calcext:value-type="float">
            <text:p>0</text:p>
          </table:table-cell>
          <table:table-cell table:style-name="ce16" table:content-validation-name="val4" table:number-columns-repeated="3"/>
          <table:table-cell table:style-name="ce16" table:content-validation-name="val4" table:formula="of:=SUM([.H3:.H42])" office:value-type="float" office:value="746.474383" calcext:value-type="float">
            <text:p>746,474383</text:p>
          </table:table-cell>
          <table:table-cell table:style-name="ce16" table:content-validation-name="val4" table:formula="of:=SUM([.I3:.I42])" office:value-type="float" office:value="944.9724985" calcext:value-type="float">
            <text:p>944,972499</text:p>
          </table:table-cell>
          <table:table-cell table:style-name="ce16" table:content-validation-name="val4" table:number-columns-repeated="3"/>
          <table:table-cell table:content-validation-name="val4" table:number-columns-repeated="1012"/>
        </table:table-row>
        <table:table-row table:style-name="ro2">
          <table:table-cell table:content-validation-name="val4" office:value-type="string" calcext:value-type="string">
            <text:p>Média</text:p>
          </table:table-cell>
          <table:table-cell table:style-name="ce16" table:content-validation-name="val4" table:formula="of:=AVERAGE([.B3:.B42])" office:value-type="string" office:string-value="" calcext:value-type="error">
            <text:p>#DIV/0!</text:p>
          </table:table-cell>
          <table:table-cell table:style-name="ce16" table:content-validation-name="val4" table:formula="of:=AVERAGE([.C3:.C42])" office:value-type="string" office:string-value="" calcext:value-type="error">
            <text:p>#DIV/0!</text:p>
          </table:table-cell>
          <table:table-cell table:style-name="ce16" table:content-validation-name="val4" table:formula="of:=AVERAGE([.D3:.D42])" office:value-type="string" office:string-value="" calcext:value-type="error">
            <text:p>#DIV/0!</text:p>
          </table:table-cell>
          <table:table-cell table:style-name="ce16" table:content-validation-name="val4" table:formula="of:=AVERAGE([.E3:.E42])" office:value-type="float" office:value="4580059.75" calcext:value-type="float">
            <text:p>4580059,75</text:p>
          </table:table-cell>
          <table:table-cell table:style-name="ce16" table:content-validation-name="val4" table:formula="of:=AVERAGE([.F3:.F42])" office:value-type="float" office:value="4587771.895" calcext:value-type="float">
            <text:p>4587771,895</text:p>
          </table:table-cell>
          <table:table-cell table:style-name="ce16" table:content-validation-name="val4" table:formula="of:=AVERAGE([.G3:.G42])" office:value-type="float" office:value="4165.66290016943" calcext:value-type="float">
            <text:p>4165,6629</text:p>
          </table:table-cell>
          <table:table-cell table:style-name="ce16" table:content-validation-name="val4" table:formula="of:=AVERAGE([.H3:.H42])" office:value-type="float" office:value="18.661859575" calcext:value-type="float">
            <text:p>18,66186</text:p>
          </table:table-cell>
          <table:table-cell table:style-name="ce16" table:content-validation-name="val4" table:formula="of:=AVERAGE([.I3:.I42])" office:value-type="float" office:value="23.6243124625" calcext:value-type="float">
            <text:p>23,624312</text:p>
          </table:table-cell>
          <table:table-cell table:style-name="ce16" table:content-validation-name="val4" table:formula="of:=AVERAGE([.J3:.J42])" office:value-type="float" office:value="2.96658562948682" calcext:value-type="float">
            <text:p>2,966586</text:p>
          </table:table-cell>
          <table:table-cell table:style-name="ce16" table:content-validation-name="val4" table:formula="of:=AVERAGE([.K3:.K42])" office:value-type="float" office:value="0" calcext:value-type="float">
            <text:p>0</text:p>
          </table:table-cell>
          <table:table-cell table:style-name="ce16" table:content-validation-name="val4" table:formula="of:=AVERAGE([.L3:.L42]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 table:visibility="collapse" table:number-rows-repeated="1046572">
          <table:table-cell table:content-validation-name="val4" table:number-columns-repeated="1024"/>
        </table:table-row>
        <table:table-row table:style-name="ro3" table:visibility="collapse" table:number-rows-repeated="1959">
          <table:table-cell table:content-validation-name="val4" table:number-columns-repeated="1024"/>
        </table:table-row>
        <table:table-row table:style-name="ro3" table:visibility="collapse">
          <table:table-cell table:content-validation-name="val4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scientific-number number:decimal-places="3" loext:min-decimal-places="3" number:min-integer-digits="1" number:min-exponent-digits="3" loext:exponent-interval="1" loext:forced-exponent-sign="true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 number:title="Definido pelo usuário">
      <number:number number:decimal-places="6" loext:min-decimal-places="0" number:min-integer-digits="1" number:decimal-replacement=""/>
    </number:number-style>
    <number:number-style style:name="N11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5">
      <number:number number:decimal-places="4" loext:min-decimal-places="0" number:min-integer-digits="0" number:decimal-replacement="" number:grouping="true"/>
    </number:number-style>
    <number:number-style style:name="N116">
      <number:number number:decimal-places="6" loext:min-decimal-places="0" number:min-integer-digits="0" number:decimal-replacement="" number:grouping="true"/>
    </number:number-style>
    <number:number-style style:name="N117">
      <number:number number:decimal-places="6" loext:min-decimal-places="0" number:min-integer-digits="1" number:decimal-replacement="" number:grouping="true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6" loext:min-decimal-places="0" number:min-integer-digits="0" number:decimal-replacement=""/>
    </number:number-style>
    <number:number-style style:name="N120">
      <number:number number:decimal-places="4" loext:min-decimal-places="0" number:min-integer-digits="0" number:decimal-replacement=""/>
    </number:number-style>
    <number:number-style style:name="N121">
      <number:number number:decimal-places="7" loext:min-decimal-places="0" number:min-integer-digits="1" number:decimal-replacement="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 style:data-style-name="N61"/>
    <style:style style:name="Sem_20_título2" style:display-name="Sem título2" style:family="table-cell" style:parent-style-name="Defa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3:44:38.3478414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Nomes_20_de_20_arquivos" style:display-name="PageStyle_Nomes de arquiv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n" style:display-name="PageStyle_Mai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hiocordyceps</meta:initial-creator>
    <meta:creation-date>2018-04-24T21:47:43</meta:creation-date>
    <dc:date>2020-06-17T13:47:17.249190272</dc:date>
    <meta:generator>LibreOffice/6.1.5.2$Linux_X86_64 LibreOffice_project/10$Build-2</meta:generator>
    <meta:editing-duration>PT10H47M33S</meta:editing-duration>
    <meta:editing-cycles>122</meta:editing-cycles>
    <meta:document-statistic meta:table-count="3" meta:cell-count="134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